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309cm" fo:margin-left="0cm" table:align="left"/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5.399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5.214cm" fo:margin-left="0cm" table:align="left"/>
    </style:style>
    <style:style style:name="Tabella2.A" style:family="table-column">
      <style:table-column-properties style:column-width="2.91cm"/>
    </style:style>
    <style:style style:name="Tabella2.B" style:family="table-column">
      <style:table-column-properties style:column-width="12.3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5.214cm" fo:margin-left="0cm" table:align="left"/>
    </style:style>
    <style:style style:name="Tabella3.A" style:family="table-column">
      <style:table-column-properties style:column-width="2.91cm"/>
    </style:style>
    <style:style style:name="Tabella3.B" style:family="table-column">
      <style:table-column-properties style:column-width="12.3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309cm" fo:margin-left="0cm" table:align="left"/>
    </style:style>
    <style:style style:name="Tabella4.A" style:family="table-column">
      <style:table-column-properties style:column-width="2.91cm"/>
    </style:style>
    <style:style style:name="Tabella4.B" style:family="table-column">
      <style:table-column-properties style:column-width="15.399cm"/>
    </style:style>
    <style:style style:name="Tabel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style:vertical-align="middle" fo:padding="0.097cm" fo:border="0.05pt solid #000000"/>
    </style:style>
    <style:style style:name="Tabel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13.A" style:family="table-column">
      <style:table-column-properties style:column-width="4.604cm"/>
    </style:style>
    <style:style style:name="Tabella13.B" style:family="table-column">
      <style:table-column-properties style:column-width="10.6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3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1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1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14" style:family="table">
      <style:table-properties style:width="15.214cm" fo:margin-left="0cm" table:align="left"/>
    </style:style>
    <style:style style:name="Tabella14.A" style:family="table-column">
      <style:table-column-properties style:column-width="4.604cm"/>
    </style:style>
    <style:style style:name="Tabella14.B" style:family="table-column">
      <style:table-column-properties style:column-width="10.61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5.214cm" fo:margin-left="0cm" table:align="left"/>
    </style:style>
    <style:style style:name="Tabella15.A" style:family="table-column">
      <style:table-column-properties style:column-width="4.604cm"/>
    </style:style>
    <style:style style:name="Tabella15.B" style:family="table-column">
      <style:table-column-properties style:column-width="10.61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5.A" style:family="table-column">
      <style:table-column-properties style:column-width="4.604cm"/>
    </style:style>
    <style:style style:name="Tabella5.B" style:family="table-column">
      <style:table-column-properties style:column-width="10.6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6.A" style:family="table-column">
      <style:table-column-properties style:column-width="4.604cm"/>
    </style:style>
    <style:style style:name="Tabella6.B" style:family="table-column">
      <style:table-column-properties style:column-width="10.6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6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6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16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16.A" style:family="table-column">
      <style:table-column-properties style:column-width="4.604cm"/>
    </style:style>
    <style:style style:name="Tabella16.B" style:family="table-column">
      <style:table-column-properties style:column-width="10.61cm"/>
    </style:style>
    <style:style style:name="Tabella16.1" style:family="table-row">
      <style:table-row-properties fo:keep-together="auto"/>
    </style:style>
    <style:style style:name="Tabella16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6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16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16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17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17.A" style:family="table-column">
      <style:table-column-properties style:column-width="4.604cm"/>
    </style:style>
    <style:style style:name="Tabella17.B" style:family="table-column">
      <style:table-column-properties style:column-width="10.61cm"/>
    </style:style>
    <style:style style:name="Tabella17.1" style:family="table-row">
      <style:table-row-properties fo:keep-together="auto"/>
    </style:style>
    <style:style style:name="Tabella17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7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1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17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18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18.A" style:family="table-column">
      <style:table-column-properties style:column-width="4.604cm"/>
    </style:style>
    <style:style style:name="Tabella18.B" style:family="table-column">
      <style:table-column-properties style:column-width="10.61cm"/>
    </style:style>
    <style:style style:name="Tabella18.1" style:family="table-row">
      <style:table-row-properties fo:keep-together="auto"/>
    </style:style>
    <style:style style:name="Tabella18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8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18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18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7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67.A" style:family="table-column">
      <style:table-column-properties style:column-width="4.604cm"/>
    </style:style>
    <style:style style:name="Tabella67.B" style:family="table-column">
      <style:table-column-properties style:column-width="10.61cm"/>
    </style:style>
    <style:style style:name="Tabella67.1" style:family="table-row">
      <style:table-row-properties fo:keep-together="auto"/>
    </style:style>
    <style:style style:name="Tabella67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67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6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7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54" style:family="table">
      <style:table-properties style:width="15.214cm" fo:margin-left="0cm" table:align="left"/>
    </style:style>
    <style:style style:name="Tabella54.A" style:family="table-column">
      <style:table-column-properties style:column-width="4.604cm"/>
    </style:style>
    <style:style style:name="Tabella54.B" style:family="table-column">
      <style:table-column-properties style:column-width="10.61cm"/>
    </style:style>
    <style:style style:name="Tabel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4.B1" style:family="table-cell">
      <style:table-cell-properties fo:padding="0.097cm" fo:border="0.05pt solid #000000"/>
    </style:style>
    <style:style style:name="Tabella54.A2" style:family="table-cell">
      <style:table-cell-properties fo:padding="0.097cm" fo:border-left="0.05pt solid #000000" fo:border-right="none" fo:border-top="none" fo:border-bottom="0.05pt solid #000000"/>
    </style:style>
    <style:style style:name="Tabel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14cm" fo:margin-left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0.6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" style:family="table">
      <style:table-properties style:width="18.309cm" fo:margin-left="0cm" table:align="left"/>
    </style:style>
    <style:style style:name="Tabella19.A" style:family="table-column">
      <style:table-column-properties style:column-width="2.91cm"/>
    </style:style>
    <style:style style:name="Tabella19.B" style:family="table-column">
      <style:table-column-properties style:column-width="15.399cm"/>
    </style:style>
    <style:style style:name="Tabella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style:vertical-align="middle" fo:padding="0.097cm" fo:border="0.05pt solid #000000"/>
    </style:style>
    <style:style style:name="Tabell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5.214cm" fo:margin-left="0cm" table:align="left"/>
    </style:style>
    <style:style style:name="Tabella20.A" style:family="table-column">
      <style:table-column-properties style:column-width="2.91cm"/>
    </style:style>
    <style:style style:name="Tabella20.B" style:family="table-column">
      <style:table-column-properties style:column-width="12.303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22.A" style:family="table-column">
      <style:table-column-properties style:column-width="4.604cm"/>
    </style:style>
    <style:style style:name="Tabella22.B" style:family="table-column">
      <style:table-column-properties style:column-width="10.61cm"/>
    </style:style>
    <style:style style:name="Tabella22.1" style:family="table-row">
      <style:table-row-properties fo:keep-together="auto"/>
    </style:style>
    <style:style style:name="Tabella2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22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2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2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23" style:family="table">
      <style:table-properties style:width="15.214cm" fo:margin-left="0cm" table:align="left"/>
    </style:style>
    <style:style style:name="Tabella23.A" style:family="table-column">
      <style:table-column-properties style:column-width="4.604cm"/>
    </style:style>
    <style:style style:name="Tabella23.B" style:family="table-column">
      <style:table-column-properties style:column-width="10.61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5.214cm" fo:margin-left="0cm" table:align="left"/>
    </style:style>
    <style:style style:name="Tabella24.A" style:family="table-column">
      <style:table-column-properties style:column-width="4.604cm"/>
    </style:style>
    <style:style style:name="Tabella24.B" style:family="table-column">
      <style:table-column-properties style:column-width="10.61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5.214cm" fo:margin-left="0cm" table:align="left"/>
    </style:style>
    <style:style style:name="Tabella21.A" style:family="table-column">
      <style:table-column-properties style:column-width="4.604cm"/>
    </style:style>
    <style:style style:name="Tabella21.B" style:family="table-column">
      <style:table-column-properties style:column-width="10.61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5" style:family="table">
      <style:table-properties style:width="15.214cm" fo:margin-left="0cm" table:align="left"/>
    </style:style>
    <style:style style:name="Tabella25.A" style:family="table-column">
      <style:table-column-properties style:column-width="4.604cm"/>
    </style:style>
    <style:style style:name="Tabella25.B" style:family="table-column">
      <style:table-column-properties style:column-width="10.61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5.214cm" fo:margin-left="0cm" table:align="left"/>
    </style:style>
    <style:style style:name="Tabella26.A" style:family="table-column">
      <style:table-column-properties style:column-width="4.604cm"/>
    </style:style>
    <style:style style:name="Tabella26.B" style:family="table-column">
      <style:table-column-properties style:column-width="10.61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5" style:family="table">
      <style:table-properties style:width="15.214cm" fo:margin-left="0cm" table:align="left"/>
    </style:style>
    <style:style style:name="Tabella55.A" style:family="table-column">
      <style:table-column-properties style:column-width="4.604cm"/>
    </style:style>
    <style:style style:name="Tabella55.B" style:family="table-column">
      <style:table-column-properties style:column-width="10.61cm"/>
    </style:style>
    <style:style style:name="Tabel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5.B1" style:family="table-cell">
      <style:table-cell-properties fo:padding="0.097cm" fo:border="0.05pt solid #000000"/>
    </style:style>
    <style:style style:name="Tabella55.A2" style:family="table-cell">
      <style:table-cell-properties fo:padding="0.097cm" fo:border-left="0.05pt solid #000000" fo:border-right="none" fo:border-top="none" fo:border-bottom="0.05pt solid #000000"/>
    </style:style>
    <style:style style:name="Tabel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" style:family="table">
      <style:table-properties style:width="15.214cm" fo:margin-left="0cm" table:align="left"/>
    </style:style>
    <style:style style:name="Tabella27.A" style:family="table-column">
      <style:table-column-properties style:column-width="4.604cm"/>
    </style:style>
    <style:style style:name="Tabella27.B" style:family="table-column">
      <style:table-column-properties style:column-width="10.61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5.214cm" fo:margin-left="0cm" table:align="left"/>
    </style:style>
    <style:style style:name="Tabella28.A" style:family="table-column">
      <style:table-column-properties style:column-width="4.604cm"/>
    </style:style>
    <style:style style:name="Tabella28.B" style:family="table-column">
      <style:table-column-properties style:column-width="10.61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" style:family="table">
      <style:table-properties style:width="15.214cm" fo:margin-left="0cm" table:align="left"/>
    </style:style>
    <style:style style:name="Tabella29.A" style:family="table-column">
      <style:table-column-properties style:column-width="4.604cm"/>
    </style:style>
    <style:style style:name="Tabella29.B" style:family="table-column">
      <style:table-column-properties style:column-width="10.61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5.214cm" fo:margin-left="0cm" table:align="left"/>
    </style:style>
    <style:style style:name="Tabella30.A" style:family="table-column">
      <style:table-column-properties style:column-width="4.604cm"/>
    </style:style>
    <style:style style:name="Tabella30.B" style:family="table-column">
      <style:table-column-properties style:column-width="10.61cm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B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52.A" style:family="table-column">
      <style:table-column-properties style:column-width="4.604cm"/>
    </style:style>
    <style:style style:name="Tabella52.B" style:family="table-column">
      <style:table-column-properties style:column-width="10.61cm"/>
    </style:style>
    <style:style style:name="Tabella52.1" style:family="table-row">
      <style:table-row-properties fo:keep-together="auto"/>
    </style:style>
    <style:style style:name="Tabella5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52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5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5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4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64.A" style:family="table-column">
      <style:table-column-properties style:column-width="4.604cm"/>
    </style:style>
    <style:style style:name="Tabella64.B" style:family="table-column">
      <style:table-column-properties style:column-width="10.61cm"/>
    </style:style>
    <style:style style:name="Tabella64.1" style:family="table-row">
      <style:table-row-properties fo:keep-together="auto"/>
    </style:style>
    <style:style style:name="Tabella64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64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6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4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5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65.A" style:family="table-column">
      <style:table-column-properties style:column-width="4.604cm"/>
    </style:style>
    <style:style style:name="Tabella65.B" style:family="table-column">
      <style:table-column-properties style:column-width="10.61cm"/>
    </style:style>
    <style:style style:name="Tabella65.1" style:family="table-row">
      <style:table-row-properties fo:keep-together="auto"/>
    </style:style>
    <style:style style:name="Tabella65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65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6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65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66" style:family="table">
      <style:table-properties style:width="15.214cm" fo:margin-left="0cm" table:align="left"/>
    </style:style>
    <style:style style:name="Tabella66.A" style:family="table-column">
      <style:table-column-properties style:column-width="4.604cm"/>
    </style:style>
    <style:style style:name="Tabella66.B" style:family="table-column">
      <style:table-column-properties style:column-width="10.61cm"/>
    </style:style>
    <style:style style:name="Tabel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6.B1" style:family="table-cell">
      <style:table-cell-properties fo:padding="0.097cm" fo:border="0.05pt solid #000000"/>
    </style:style>
    <style:style style:name="Tabella66.A2" style:family="table-cell">
      <style:table-cell-properties fo:padding="0.097cm" fo:border-left="0.05pt solid #000000" fo:border-right="none" fo:border-top="none" fo:border-bottom="0.05pt solid #000000"/>
    </style:style>
    <style:style style:name="Tabel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14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0.6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8.309cm" fo:margin-left="0cm" table:align="left"/>
    </style:style>
    <style:style style:name="Tabella31.A" style:family="table-column">
      <style:table-column-properties style:column-width="2.91cm"/>
    </style:style>
    <style:style style:name="Tabella31.B" style:family="table-column">
      <style:table-column-properties style:column-width="15.399cm"/>
    </style:style>
    <style:style style:name="Tabella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1.B1" style:family="table-cell">
      <style:table-cell-properties style:vertical-align="middle" fo:padding="0.097cm" fo:border="0.05pt solid #000000"/>
    </style:style>
    <style:style style:name="Tabella3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8.309cm" fo:margin-left="0cm" table:align="left"/>
    </style:style>
    <style:style style:name="Tabella32.A" style:family="table-column">
      <style:table-column-properties style:column-width="2.91cm"/>
    </style:style>
    <style:style style:name="Tabella32.B" style:family="table-column">
      <style:table-column-properties style:column-width="15.399cm"/>
    </style:style>
    <style:style style:name="Tabella3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2.B1" style:family="table-cell">
      <style:table-cell-properties style:vertical-align="middle" fo:padding="0.097cm" fo:border="0.05pt solid #000000"/>
    </style:style>
    <style:style style:name="Tabella3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5.214cm" fo:margin-left="0cm" table:align="left"/>
    </style:style>
    <style:style style:name="Tabella33.A" style:family="table-column">
      <style:table-column-properties style:column-width="2.91cm"/>
    </style:style>
    <style:style style:name="Tabella33.B" style:family="table-column">
      <style:table-column-properties style:column-width="12.303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5.214cm" fo:margin-left="0cm" table:align="left"/>
    </style:style>
    <style:style style:name="Tabella34.A" style:family="table-column">
      <style:table-column-properties style:column-width="2.91cm"/>
    </style:style>
    <style:style style:name="Tabella34.B" style:family="table-column">
      <style:table-column-properties style:column-width="12.303cm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B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" style:family="table">
      <style:table-properties style:width="18.309cm" fo:margin-left="0cm" table:align="left"/>
    </style:style>
    <style:style style:name="Tabella38.A" style:family="table-column">
      <style:table-column-properties style:column-width="2.91cm"/>
    </style:style>
    <style:style style:name="Tabella38.B" style:family="table-column">
      <style:table-column-properties style:column-width="15.399cm"/>
    </style:style>
    <style:style style:name="Tabella3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8.B1" style:family="table-cell">
      <style:table-cell-properties style:vertical-align="middle" fo:padding="0.097cm" fo:border="0.05pt solid #000000"/>
    </style:style>
    <style:style style:name="Tabella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9" style:family="table">
      <style:table-properties style:width="15.214cm" fo:margin-left="0cm" table:align="left"/>
    </style:style>
    <style:style style:name="Tabella39.A" style:family="table-column">
      <style:table-column-properties style:column-width="2.91cm"/>
    </style:style>
    <style:style style:name="Tabella39.B" style:family="table-column">
      <style:table-column-properties style:column-width="12.303cm"/>
    </style:style>
    <style:style style:name="Tabel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9.B1" style:family="table-cell">
      <style:table-cell-properties fo:padding="0.097cm" fo:border="0.05pt solid #000000"/>
    </style:style>
    <style:style style:name="Tabella39.A2" style:family="table-cell">
      <style:table-cell-properties fo:padding="0.097cm" fo:border-left="0.05pt solid #000000" fo:border-right="none" fo:border-top="none" fo:border-bottom="0.05pt solid #000000"/>
    </style:style>
    <style:style style:name="Tabel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" style:family="table">
      <style:table-properties style:width="15.214cm" fo:margin-left="0cm" table:align="left"/>
    </style:style>
    <style:style style:name="Tabella40.A" style:family="table-column">
      <style:table-column-properties style:column-width="2.91cm"/>
    </style:style>
    <style:style style:name="Tabella40.B" style:family="table-column">
      <style:table-column-properties style:column-width="12.303cm"/>
    </style:style>
    <style:style style:name="Tabel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0.B1" style:family="table-cell">
      <style:table-cell-properties fo:padding="0.097cm" fo:border="0.05pt solid #000000"/>
    </style:style>
    <style:style style:name="Tabella40.A2" style:family="table-cell">
      <style:table-cell-properties fo:padding="0.097cm" fo:border-left="0.05pt solid #000000" fo:border-right="none" fo:border-top="none" fo:border-bottom="0.05pt solid #000000"/>
    </style:style>
    <style:style style:name="Tabel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" style:family="table">
      <style:table-properties style:width="18.309cm" fo:margin-left="0cm" table:align="left"/>
    </style:style>
    <style:style style:name="Tabella44.A" style:family="table-column">
      <style:table-column-properties style:column-width="2.91cm"/>
    </style:style>
    <style:style style:name="Tabella44.B" style:family="table-column">
      <style:table-column-properties style:column-width="15.399cm"/>
    </style:style>
    <style:style style:name="Tabella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4.B1" style:family="table-cell">
      <style:table-cell-properties style:vertical-align="middle" fo:padding="0.097cm" fo:border="0.05pt solid #000000"/>
    </style:style>
    <style:style style:name="Tabella4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7" style:family="table">
      <style:table-properties style:width="18.309cm" fo:margin-left="0cm" table:align="left"/>
    </style:style>
    <style:style style:name="Tabella37.A" style:family="table-column">
      <style:table-column-properties style:column-width="2.91cm"/>
    </style:style>
    <style:style style:name="Tabella37.B" style:family="table-column">
      <style:table-column-properties style:column-width="15.399cm"/>
    </style:style>
    <style:style style:name="Tabella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7.B1" style:family="table-cell">
      <style:table-cell-properties style:vertical-align="middle" fo:padding="0.097cm" fo:border="0.05pt solid #000000"/>
    </style:style>
    <style:style style:name="Tabella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0" style:family="table">
      <style:table-properties style:width="15.214cm" fo:margin-left="0cm" table:align="left"/>
    </style:style>
    <style:style style:name="Tabella50.A" style:family="table-column">
      <style:table-column-properties style:column-width="4.604cm"/>
    </style:style>
    <style:style style:name="Tabella50.B" style:family="table-column">
      <style:table-column-properties style:column-width="10.61cm"/>
    </style:style>
    <style:style style:name="Tabel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0.B1" style:family="table-cell">
      <style:table-cell-properties fo:padding="0.097cm" fo:border="0.05pt solid #000000"/>
    </style:style>
    <style:style style:name="Tabella50.A2" style:family="table-cell">
      <style:table-cell-properties fo:padding="0.097cm" fo:border-left="0.05pt solid #000000" fo:border-right="none" fo:border-top="none" fo:border-bottom="0.05pt solid #000000"/>
    </style:style>
    <style:style style:name="Tabel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7" style:family="table">
      <style:table-properties style:width="18.309cm" fo:margin-left="0cm" table:align="left"/>
    </style:style>
    <style:style style:name="Tabella47.A" style:family="table-column">
      <style:table-column-properties style:column-width="2.91cm"/>
    </style:style>
    <style:style style:name="Tabella47.B" style:family="table-column">
      <style:table-column-properties style:column-width="15.399cm"/>
    </style:style>
    <style:style style:name="Tabella4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7.B1" style:family="table-cell">
      <style:table-cell-properties style:vertical-align="middle" fo:padding="0.097cm" fo:border="0.05pt solid #000000"/>
    </style:style>
    <style:style style:name="Tabella4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3" style:family="table">
      <style:table-properties style:width="18.309cm" fo:margin-left="0cm" table:align="left"/>
    </style:style>
    <style:style style:name="Tabella53.A" style:family="table-column">
      <style:table-column-properties style:column-width="2.91cm"/>
    </style:style>
    <style:style style:name="Tabella53.B" style:family="table-column">
      <style:table-column-properties style:column-width="15.399cm"/>
    </style:style>
    <style:style style:name="Tabella5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3.B1" style:family="table-cell">
      <style:table-cell-properties style:vertical-align="middle" fo:padding="0.097cm" fo:border="0.05pt solid #000000"/>
    </style:style>
    <style:style style:name="Tabella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1" style:family="table">
      <style:table-properties style:width="15.214cm" fo:margin-left="0cm" table:align="left"/>
    </style:style>
    <style:style style:name="Tabella51.A" style:family="table-column">
      <style:table-column-properties style:column-width="4.604cm"/>
    </style:style>
    <style:style style:name="Tabella51.B" style:family="table-column">
      <style:table-column-properties style:column-width="10.61cm"/>
    </style:style>
    <style:style style:name="Tabel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1.B1" style:family="table-cell">
      <style:table-cell-properties fo:padding="0.097cm" fo:border="0.05pt solid #000000"/>
    </style:style>
    <style:style style:name="Tabella51.A2" style:family="table-cell">
      <style:table-cell-properties fo:padding="0.097cm" fo:border-left="0.05pt solid #000000" fo:border-right="none" fo:border-top="none" fo:border-bottom="0.05pt solid #000000"/>
    </style:style>
    <style:style style:name="Tabel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" style:family="table">
      <style:table-properties style:width="18.309cm" fo:margin-left="0cm" table:align="left"/>
    </style:style>
    <style:style style:name="Tabella59.A" style:family="table-column">
      <style:table-column-properties style:column-width="2.91cm"/>
    </style:style>
    <style:style style:name="Tabella59.B" style:family="table-column">
      <style:table-column-properties style:column-width="15.399cm"/>
    </style:style>
    <style:style style:name="Tabella5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9.B1" style:family="table-cell">
      <style:table-cell-properties style:vertical-align="middle" fo:padding="0.097cm" fo:border="0.05pt solid #000000"/>
    </style:style>
    <style:style style:name="Tabella5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1" style:family="table">
      <style:table-properties style:width="18.309cm" fo:margin-left="0cm" table:align="left"/>
    </style:style>
    <style:style style:name="Tabella41.A" style:family="table-column">
      <style:table-column-properties style:column-width="2.91cm"/>
    </style:style>
    <style:style style:name="Tabella41.B" style:family="table-column">
      <style:table-column-properties style:column-width="15.399cm"/>
    </style:style>
    <style:style style:name="Tabella4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1.B1" style:family="table-cell">
      <style:table-cell-properties style:vertical-align="middle" fo:padding="0.097cm" fo:border="0.05pt solid #000000"/>
    </style:style>
    <style:style style:name="Tabella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2" style:family="table">
      <style:table-properties style:width="15.214cm" fo:margin-left="0cm" table:align="left"/>
    </style:style>
    <style:style style:name="Tabella42.A" style:family="table-column">
      <style:table-column-properties style:column-width="2.91cm"/>
    </style:style>
    <style:style style:name="Tabella42.B" style:family="table-column">
      <style:table-column-properties style:column-width="12.303cm"/>
    </style:style>
    <style:style style:name="Tabel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2.B1" style:family="table-cell">
      <style:table-cell-properties fo:padding="0.097cm" fo:border="0.05pt solid #000000"/>
    </style:style>
    <style:style style:name="Tabella42.A2" style:family="table-cell">
      <style:table-cell-properties fo:padding="0.097cm" fo:border-left="0.05pt solid #000000" fo:border-right="none" fo:border-top="none" fo:border-bottom="0.05pt solid #000000"/>
    </style:style>
    <style:style style:name="Tabel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3" style:family="table">
      <style:table-properties style:width="15.214cm" fo:margin-left="0cm" table:align="left"/>
    </style:style>
    <style:style style:name="Tabella43.A" style:family="table-column">
      <style:table-column-properties style:column-width="2.91cm"/>
    </style:style>
    <style:style style:name="Tabella43.B" style:family="table-column">
      <style:table-column-properties style:column-width="12.303cm"/>
    </style:style>
    <style:style style:name="Tabel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3.B1" style:family="table-cell">
      <style:table-cell-properties fo:padding="0.097cm" fo:border="0.05pt solid #000000"/>
    </style:style>
    <style:style style:name="Tabella43.A2" style:family="table-cell">
      <style:table-cell-properties fo:padding="0.097cm" fo:border-left="0.05pt solid #000000" fo:border-right="none" fo:border-top="none" fo:border-bottom="0.05pt solid #000000"/>
    </style:style>
    <style:style style:name="Tabel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5" style:family="table">
      <style:table-properties style:width="18.309cm" fo:margin-left="0cm" table:align="left"/>
    </style:style>
    <style:style style:name="Tabella45.A" style:family="table-column">
      <style:table-column-properties style:column-width="2.91cm"/>
    </style:style>
    <style:style style:name="Tabella45.B" style:family="table-column">
      <style:table-column-properties style:column-width="15.399cm"/>
    </style:style>
    <style:style style:name="Tabella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5.B1" style:family="table-cell">
      <style:table-cell-properties style:vertical-align="middle" fo:padding="0.097cm" fo:border="0.05pt solid #000000"/>
    </style:style>
    <style:style style:name="Tabella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6" style:family="table">
      <style:table-properties style:width="15.214cm" fo:margin-left="0cm" table:align="left"/>
    </style:style>
    <style:style style:name="Tabella46.A" style:family="table-column">
      <style:table-column-properties style:column-width="2.91cm"/>
    </style:style>
    <style:style style:name="Tabella46.B" style:family="table-column">
      <style:table-column-properties style:column-width="12.303cm"/>
    </style:style>
    <style:style style:name="Tabel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6.B1" style:family="table-cell">
      <style:table-cell-properties fo:padding="0.097cm" fo:border="0.05pt solid #000000"/>
    </style:style>
    <style:style style:name="Tabella46.A2" style:family="table-cell">
      <style:table-cell-properties fo:padding="0.097cm" fo:border-left="0.05pt solid #000000" fo:border-right="none" fo:border-top="none" fo:border-bottom="0.05pt solid #000000"/>
    </style:style>
    <style:style style:name="Tabel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" style:family="table">
      <style:table-properties style:width="15.214cm" fo:margin-left="0cm" table:align="left"/>
    </style:style>
    <style:style style:name="Tabella48.A" style:family="table-column">
      <style:table-column-properties style:column-width="2.91cm"/>
    </style:style>
    <style:style style:name="Tabella48.B" style:family="table-column">
      <style:table-column-properties style:column-width="12.303cm"/>
    </style:style>
    <style:style style:name="Tabel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8.B1" style:family="table-cell">
      <style:table-cell-properties fo:padding="0.097cm" fo:border="0.05pt solid #000000"/>
    </style:style>
    <style:style style:name="Tabella48.A2" style:family="table-cell">
      <style:table-cell-properties fo:padding="0.097cm" fo:border-left="0.05pt solid #000000" fo:border-right="none" fo:border-top="none" fo:border-bottom="0.05pt solid #000000"/>
    </style:style>
    <style:style style:name="Tabel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9" style:family="table">
      <style:table-properties style:width="15.214cm" fo:margin-left="0cm" table:align="left"/>
    </style:style>
    <style:style style:name="Tabella49.A" style:family="table-column">
      <style:table-column-properties style:column-width="2.91cm"/>
    </style:style>
    <style:style style:name="Tabella49.B" style:family="table-column">
      <style:table-column-properties style:column-width="12.303cm"/>
    </style:style>
    <style:style style:name="Tabel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9.B1" style:family="table-cell">
      <style:table-cell-properties fo:padding="0.097cm" fo:border="0.05pt solid #000000"/>
    </style:style>
    <style:style style:name="Tabella49.A2" style:family="table-cell">
      <style:table-cell-properties fo:padding="0.097cm" fo:border-left="0.05pt solid #000000" fo:border-right="none" fo:border-top="none" fo:border-bottom="0.05pt solid #000000"/>
    </style:style>
    <style:style style:name="Tabel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" style:family="table">
      <style:table-properties style:width="18.309cm" fo:margin-left="0cm" table:align="left"/>
    </style:style>
    <style:style style:name="Tabella56.A" style:family="table-column">
      <style:table-column-properties style:column-width="2.91cm"/>
    </style:style>
    <style:style style:name="Tabella56.B" style:family="table-column">
      <style:table-column-properties style:column-width="15.399cm"/>
    </style:style>
    <style:style style:name="Tabella5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6.B1" style:family="table-cell">
      <style:table-cell-properties style:vertical-align="middle" fo:padding="0.097cm" fo:border="0.05pt solid #000000"/>
    </style:style>
    <style:style style:name="Tabella5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7" style:family="table">
      <style:table-properties style:width="15.214cm" fo:margin-left="0cm" table:align="left"/>
    </style:style>
    <style:style style:name="Tabella57.A" style:family="table-column">
      <style:table-column-properties style:column-width="2.91cm"/>
    </style:style>
    <style:style style:name="Tabella57.B" style:family="table-column">
      <style:table-column-properties style:column-width="12.303cm"/>
    </style:style>
    <style:style style:name="Tabel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7.B1" style:family="table-cell">
      <style:table-cell-properties fo:padding="0.097cm" fo:border="0.05pt solid #000000"/>
    </style:style>
    <style:style style:name="Tabella57.A2" style:family="table-cell">
      <style:table-cell-properties fo:padding="0.097cm" fo:border-left="0.05pt solid #000000" fo:border-right="none" fo:border-top="none" fo:border-bottom="0.05pt solid #000000"/>
    </style:style>
    <style:style style:name="Tabel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" style:family="table">
      <style:table-properties style:width="15.214cm" fo:margin-left="0cm" table:align="left"/>
    </style:style>
    <style:style style:name="Tabella58.A" style:family="table-column">
      <style:table-column-properties style:column-width="2.91cm"/>
    </style:style>
    <style:style style:name="Tabella58.B" style:family="table-column">
      <style:table-column-properties style:column-width="12.303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0" style:family="table">
      <style:table-properties style:width="15.214cm" fo:margin-left="0cm" table:align="left"/>
    </style:style>
    <style:style style:name="Tabella60.A" style:family="table-column">
      <style:table-column-properties style:column-width="2.91cm"/>
    </style:style>
    <style:style style:name="Tabella60.B" style:family="table-column">
      <style:table-column-properties style:column-width="12.303cm"/>
    </style:style>
    <style:style style:name="Tabel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0.B1" style:family="table-cell">
      <style:table-cell-properties fo:padding="0.097cm" fo:border="0.05pt solid #000000"/>
    </style:style>
    <style:style style:name="Tabella60.A2" style:family="table-cell">
      <style:table-cell-properties fo:padding="0.097cm" fo:border-left="0.05pt solid #000000" fo:border-right="none" fo:border-top="none" fo:border-bottom="0.05pt solid #000000"/>
    </style:style>
    <style:style style:name="Tabel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1" style:family="table">
      <style:table-properties style:width="15.214cm" fo:margin-left="0cm" table:align="left"/>
    </style:style>
    <style:style style:name="Tabella61.A" style:family="table-column">
      <style:table-column-properties style:column-width="2.91cm"/>
    </style:style>
    <style:style style:name="Tabella61.B" style:family="table-column">
      <style:table-column-properties style:column-width="12.303cm"/>
    </style:style>
    <style:style style:name="Tabel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1.B1" style:family="table-cell">
      <style:table-cell-properties fo:padding="0.097cm" fo:border="0.05pt solid #000000"/>
    </style:style>
    <style:style style:name="Tabella61.A2" style:family="table-cell">
      <style:table-cell-properties fo:padding="0.097cm" fo:border-left="0.05pt solid #000000" fo:border-right="none" fo:border-top="none" fo:border-bottom="0.05pt solid #000000"/>
    </style:style>
    <style:style style:name="Tabel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2" style:family="table">
      <style:table-properties style:width="15.214cm" fo:margin-left="0cm" table:align="left"/>
    </style:style>
    <style:style style:name="Tabella62.A" style:family="table-column">
      <style:table-column-properties style:column-width="2.91cm"/>
    </style:style>
    <style:style style:name="Tabella62.B" style:family="table-column">
      <style:table-column-properties style:column-width="12.303cm"/>
    </style:style>
    <style:style style:name="Tabel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2.B1" style:family="table-cell">
      <style:table-cell-properties fo:padding="0.097cm" fo:border="0.05pt solid #000000"/>
    </style:style>
    <style:style style:name="Tabella62.A2" style:family="table-cell">
      <style:table-cell-properties fo:padding="0.097cm" fo:border-left="0.05pt solid #000000" fo:border-right="none" fo:border-top="none" fo:border-bottom="0.05pt solid #000000"/>
    </style:style>
    <style:style style:name="Tabel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3" style:family="table">
      <style:table-properties style:width="15.214cm" fo:margin-left="0cm" table:align="left"/>
    </style:style>
    <style:style style:name="Tabella63.A" style:family="table-column">
      <style:table-column-properties style:column-width="2.91cm"/>
    </style:style>
    <style:style style:name="Tabella63.B" style:family="table-column">
      <style:table-column-properties style:column-width="12.303cm"/>
    </style:style>
    <style:style style:name="Tabel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3.B1" style:family="table-cell">
      <style:table-cell-properties fo:padding="0.097cm" fo:border="0.05pt solid #000000"/>
    </style:style>
    <style:style style:name="Tabella63.A2" style:family="table-cell">
      <style:table-cell-properties fo:padding="0.097cm" fo:border-left="0.05pt solid #000000" fo:border-right="none" fo:border-top="none" fo:border-bottom="0.05pt solid #000000"/>
    </style:style>
    <style:style style:name="Tabel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8.309cm" fo:margin-left="0cm" table:align="left"/>
    </style:style>
    <style:style style:name="Tabella7.A" style:family="table-column">
      <style:table-column-properties style:column-width="2.91cm"/>
    </style:style>
    <style:style style:name="Tabella7.B" style:family="table-column">
      <style:table-column-properties style:column-width="15.399cm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style:vertical-align="middle" fo:padding="0.097cm" fo:border="0.05pt solid #000000"/>
    </style:style>
    <style:style style:name="Tabel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5.214cm" fo:margin-left="0cm" table:align="left"/>
    </style:style>
    <style:style style:name="Tabella8.A" style:family="table-column">
      <style:table-column-properties style:column-width="2.91cm"/>
    </style:style>
    <style:style style:name="Tabella8.B" style:family="table-column">
      <style:table-column-properties style:column-width="12.3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214cm" fo:margin-left="0cm" table:align="left"/>
    </style:style>
    <style:style style:name="Tabella9.A" style:family="table-column">
      <style:table-column-properties style:column-width="2.91cm"/>
    </style:style>
    <style:style style:name="Tabella9.B" style:family="table-column">
      <style:table-column-properties style:column-width="12.3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5.214cm" fo:margin-left="0cm" fo:break-before="auto" fo:break-after="auto" table:align="left" fo:keep-with-next="auto" style:may-break-between-rows="true" table:border-model="collapsing"/>
    </style:style>
    <style:style style:name="Tabella10.A" style:family="table-column">
      <style:table-column-properties style:column-width="4.604cm"/>
    </style:style>
    <style:style style:name="Tabella10.B" style:family="table-column">
      <style:table-column-properties style:column-width="10.6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0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a10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a10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11" style:family="table">
      <style:table-properties style:width="15.214cm" fo:margin-left="0cm" table:align="left"/>
    </style:style>
    <style:style style:name="Tabella11.A" style:family="table-column">
      <style:table-column-properties style:column-width="4.604cm"/>
    </style:style>
    <style:style style:name="Tabella11.B" style:family="table-column">
      <style:table-column-properties style:column-width="10.61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5.214cm" fo:margin-left="0cm" table:align="left"/>
    </style:style>
    <style:style style:name="Tabella12.A" style:family="table-column">
      <style:table-column-properties style:column-width="4.604cm"/>
    </style:style>
    <style:style style:name="Tabella12.B" style:family="table-column">
      <style:table-column-properties style:column-width="10.61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officeooo:rsid="001de2bf" officeooo:paragraph-rsid="001de2bf" style:font-size-asian="20pt" style:font-size-complex="20pt"/>
    </style:style>
    <style:style style:name="P2" style:family="paragraph" style:parent-style-name="Standard">
      <style:text-properties officeooo:paragraph-rsid="00231975"/>
    </style:style>
    <style:style style:name="P3" style:family="paragraph" style:parent-style-name="Standard">
      <style:text-properties officeooo:paragraph-rsid="002456ca"/>
    </style:style>
    <style:style style:name="P4" style:family="paragraph" style:parent-style-name="Standard">
      <style:text-properties officeooo:rsid="002456ca" officeooo:paragraph-rsid="002456ca"/>
    </style:style>
    <style:style style:name="P5" style:family="paragraph" style:parent-style-name="Standard">
      <style:text-properties officeooo:paragraph-rsid="00274794"/>
    </style:style>
    <style:style style:name="P6" style:family="paragraph" style:parent-style-name="Standard">
      <style:text-properties officeooo:paragraph-rsid="002a6c66"/>
    </style:style>
    <style:style style:name="P7" style:family="paragraph" style:parent-style-name="Standard">
      <style:text-properties fo:font-size="10pt" officeooo:paragraph-rsid="003f74c8" style:font-size-asian="10pt" style:font-size-complex="10pt"/>
    </style:style>
    <style:style style:name="P8" style:family="paragraph" style:parent-style-name="Standard">
      <style:text-properties officeooo:paragraph-rsid="003d49c8"/>
    </style:style>
    <style:style style:name="P9" style:family="paragraph" style:parent-style-name="Standard">
      <style:text-properties officeooo:paragraph-rsid="003f74c8"/>
    </style:style>
    <style:style style:name="P10" style:family="paragraph" style:parent-style-name="Standard">
      <style:text-properties officeooo:paragraph-rsid="0047d378"/>
    </style:style>
    <style:style style:name="P11" style:family="paragraph" style:parent-style-name="Standard">
      <style:text-properties officeooo:paragraph-rsid="004ed290"/>
    </style:style>
    <style:style style:name="P12" style:family="paragraph" style:parent-style-name="Standard">
      <style:text-properties officeooo:paragraph-rsid="00534af3"/>
    </style:style>
    <style:style style:name="P13" style:family="paragraph" style:parent-style-name="Standard">
      <style:text-properties officeooo:paragraph-rsid="0056e3e2"/>
    </style:style>
    <style:style style:name="P14" style:family="paragraph" style:parent-style-name="Standard">
      <style:text-properties officeooo:paragraph-rsid="00588ba9"/>
    </style:style>
    <style:style style:name="P15" style:family="paragraph" style:parent-style-name="Standard">
      <style:text-properties officeooo:paragraph-rsid="005b0f3e"/>
    </style:style>
    <style:style style:name="P16" style:family="paragraph" style:parent-style-name="Standard">
      <style:text-properties officeooo:paragraph-rsid="005b20f1"/>
    </style:style>
    <style:style style:name="P17" style:family="paragraph" style:parent-style-name="Standard">
      <style:text-properties officeooo:paragraph-rsid="006396b0"/>
    </style:style>
    <style:style style:name="P18" style:family="paragraph" style:parent-style-name="Standard">
      <style:text-properties officeooo:paragraph-rsid="0068ea74"/>
    </style:style>
    <style:style style:name="P19" style:family="paragraph" style:parent-style-name="Standard">
      <style:text-properties officeooo:paragraph-rsid="00717240"/>
    </style:style>
    <style:style style:name="P20" style:family="paragraph" style:parent-style-name="Standard">
      <style:text-properties officeooo:paragraph-rsid="007b2694"/>
    </style:style>
    <style:style style:name="P21" style:family="paragraph" style:parent-style-name="Standard">
      <style:text-properties officeooo:paragraph-rsid="0050e893"/>
    </style:style>
    <style:style style:name="P22" style:family="paragraph" style:parent-style-name="Standard">
      <style:text-properties officeooo:paragraph-rsid="0080b189"/>
    </style:style>
    <style:style style:name="P23" style:family="paragraph" style:parent-style-name="Text_20_body">
      <style:text-properties fo:font-size="10pt" officeooo:paragraph-rsid="00231975" style:font-size-asian="8.75pt" style:font-size-complex="10pt"/>
    </style:style>
    <style:style style:name="P24" style:family="paragraph" style:parent-style-name="Text_20_body">
      <style:text-properties fo:font-size="10pt" officeooo:paragraph-rsid="002456ca" style:font-size-asian="8.75pt" style:font-size-complex="10pt"/>
    </style:style>
    <style:style style:name="P25" style:family="paragraph" style:parent-style-name="Text_20_body">
      <style:text-properties fo:font-size="10pt" officeooo:paragraph-rsid="00274794" style:font-size-asian="8.75pt" style:font-size-complex="10pt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Contents">
      <style:text-properties fo:font-size="10pt" officeooo:rsid="001de2bf" officeooo:paragraph-rsid="001de2bf" style:font-size-asian="10pt" style:font-size-complex="10pt"/>
    </style:style>
    <style:style style:name="P28" style:family="paragraph" style:parent-style-name="Table_20_Contents">
      <style:text-properties fo:font-size="10pt" officeooo:rsid="001de2bf" officeooo:paragraph-rsid="00231975" style:font-size-asian="10pt" style:font-size-complex="10pt"/>
    </style:style>
    <style:style style:name="P29" style:family="paragraph" style:parent-style-name="Table_20_Contents">
      <style:text-properties fo:font-size="10pt" officeooo:rsid="001de2bf" officeooo:paragraph-rsid="00274794" style:font-size-asian="10pt" style:font-size-complex="10pt"/>
    </style:style>
    <style:style style:name="P30" style:family="paragraph" style:parent-style-name="Table_20_Contents">
      <style:text-properties fo:font-size="10pt" officeooo:rsid="001de2bf" officeooo:paragraph-rsid="002a6c66" style:font-size-asian="10pt" style:font-size-complex="10pt"/>
    </style:style>
    <style:style style:name="P31" style:family="paragraph" style:parent-style-name="Table_20_Contents">
      <style:text-properties fo:font-size="10pt" officeooo:rsid="001de2bf" officeooo:paragraph-rsid="003d49c8" style:font-size-asian="10pt" style:font-size-complex="10pt"/>
    </style:style>
    <style:style style:name="P32" style:family="paragraph" style:parent-style-name="Table_20_Contents">
      <style:text-properties fo:font-size="10pt" officeooo:rsid="001de2bf" officeooo:paragraph-rsid="003f74c8" style:font-size-asian="10pt" style:font-size-complex="10pt"/>
    </style:style>
    <style:style style:name="P33" style:family="paragraph" style:parent-style-name="Table_20_Contents">
      <style:text-properties fo:font-size="10pt" officeooo:rsid="001de2bf" officeooo:paragraph-rsid="0056e3e2" style:font-size-asian="10pt" style:font-size-complex="10pt"/>
    </style:style>
    <style:style style:name="P34" style:family="paragraph" style:parent-style-name="Table_20_Contents">
      <style:text-properties fo:font-size="10pt" officeooo:rsid="001ea39e" officeooo:paragraph-rsid="00231975" style:font-size-asian="10pt" style:font-size-complex="10pt"/>
    </style:style>
    <style:style style:name="P35" style:family="paragraph" style:parent-style-name="Table_20_Contents">
      <style:text-properties fo:font-size="10pt" officeooo:paragraph-rsid="00231975" style:font-size-asian="10pt" style:font-size-complex="10pt"/>
    </style:style>
    <style:style style:name="P36" style:family="paragraph" style:parent-style-name="Table_20_Contents">
      <style:text-properties fo:font-size="10pt" officeooo:rsid="002456ca" officeooo:paragraph-rsid="002456ca" style:font-size-asian="10pt" style:font-size-complex="10pt"/>
    </style:style>
    <style:style style:name="P37" style:family="paragraph" style:parent-style-name="Table_20_Contents">
      <style:text-properties fo:font-size="10pt" officeooo:paragraph-rsid="002456ca" style:font-size-asian="10pt" style:font-size-complex="10pt"/>
    </style:style>
    <style:style style:name="P38" style:family="paragraph" style:parent-style-name="Table_20_Contents">
      <style:text-properties fo:font-size="10pt" officeooo:rsid="0026187d" officeooo:paragraph-rsid="0026187d" style:font-size-asian="10pt" style:font-size-complex="10pt"/>
    </style:style>
    <style:style style:name="P39" style:family="paragraph" style:parent-style-name="Table_20_Contents">
      <style:text-properties fo:font-size="10pt" officeooo:paragraph-rsid="00274794" style:font-size-asian="10pt" style:font-size-complex="10pt"/>
    </style:style>
    <style:style style:name="P40" style:family="paragraph" style:parent-style-name="Table_20_Contents">
      <style:text-properties fo:font-size="10pt" officeooo:rsid="00274794" officeooo:paragraph-rsid="00274794" style:font-size-asian="10pt" style:font-size-complex="10pt"/>
    </style:style>
    <style:style style:name="P41" style:family="paragraph" style:parent-style-name="Table_20_Contents">
      <style:text-properties fo:font-size="10pt" officeooo:rsid="00274794" officeooo:paragraph-rsid="0079bb8d" style:font-size-asian="10pt" style:font-size-complex="10pt"/>
    </style:style>
    <style:style style:name="P42" style:family="paragraph" style:parent-style-name="Table_20_Contents">
      <style:text-properties fo:font-size="10pt" officeooo:rsid="00284500" officeooo:paragraph-rsid="00284500" style:font-size-asian="10pt" style:font-size-complex="10pt"/>
    </style:style>
    <style:style style:name="P43" style:family="paragraph" style:parent-style-name="Table_20_Contents">
      <style:text-properties fo:font-size="10pt" officeooo:rsid="002940b2" officeooo:paragraph-rsid="002940b2" style:font-size-asian="10pt" style:font-size-complex="10pt"/>
    </style:style>
    <style:style style:name="P44" style:family="paragraph" style:parent-style-name="Table_20_Contents">
      <style:text-properties fo:font-size="10pt" officeooo:paragraph-rsid="002a6c66" style:font-size-asian="10pt" style:font-size-complex="10pt"/>
    </style:style>
    <style:style style:name="P45" style:family="paragraph" style:parent-style-name="Table_20_Contents">
      <style:text-properties fo:font-size="10pt" officeooo:rsid="002a6c66" officeooo:paragraph-rsid="002a6c66" style:font-size-asian="10pt" style:font-size-complex="10pt"/>
    </style:style>
    <style:style style:name="P46" style:family="paragraph" style:parent-style-name="Table_20_Contents">
      <style:text-properties fo:font-size="10pt" officeooo:rsid="002d4ba9" officeooo:paragraph-rsid="002d4ba9" style:font-size-asian="10pt" style:font-size-complex="10pt"/>
    </style:style>
    <style:style style:name="P47" style:family="paragraph" style:parent-style-name="Table_20_Contents">
      <style:text-properties fo:font-size="10pt" officeooo:rsid="002efbe9" officeooo:paragraph-rsid="002efbe9" style:font-size-asian="10pt" style:font-size-complex="10pt"/>
    </style:style>
    <style:style style:name="P48" style:family="paragraph" style:parent-style-name="Table_20_Contents">
      <style:text-properties fo:font-size="10pt" officeooo:rsid="0030aee2" officeooo:paragraph-rsid="0030aee2" style:font-size-asian="10pt" style:font-size-complex="10pt"/>
    </style:style>
    <style:style style:name="P49" style:family="paragraph" style:parent-style-name="Table_20_Contents">
      <style:text-properties fo:font-size="10pt" officeooo:rsid="0031ac49" officeooo:paragraph-rsid="0031ac49" style:font-size-asian="10pt" style:font-size-complex="10pt"/>
    </style:style>
    <style:style style:name="P50" style:family="paragraph" style:parent-style-name="Table_20_Contents">
      <style:text-properties fo:font-size="10pt" officeooo:rsid="003cd3a3" officeooo:paragraph-rsid="003cd3a3" style:font-size-asian="10pt" style:font-size-complex="10pt"/>
    </style:style>
    <style:style style:name="P51" style:family="paragraph" style:parent-style-name="Table_20_Contents">
      <style:text-properties fo:font-size="10pt" officeooo:paragraph-rsid="003d49c8" style:font-size-asian="10pt" style:font-size-complex="10pt"/>
    </style:style>
    <style:style style:name="P52" style:family="paragraph" style:parent-style-name="Table_20_Contents">
      <style:text-properties fo:font-size="10pt" officeooo:rsid="003d49c8" officeooo:paragraph-rsid="003d49c8" style:font-size-asian="10pt" style:font-size-complex="10pt"/>
    </style:style>
    <style:style style:name="P53" style:family="paragraph" style:parent-style-name="Table_20_Contents">
      <style:text-properties fo:font-size="10pt" officeooo:rsid="003e5563" officeooo:paragraph-rsid="003e5563" style:font-size-asian="10pt" style:font-size-complex="10pt"/>
    </style:style>
    <style:style style:name="P54" style:family="paragraph" style:parent-style-name="Table_20_Contents">
      <style:text-properties fo:font-size="10pt" officeooo:rsid="003edcd9" officeooo:paragraph-rsid="003edcd9" style:font-size-asian="10pt" style:font-size-complex="10pt"/>
    </style:style>
    <style:style style:name="P55" style:family="paragraph" style:parent-style-name="Table_20_Contents">
      <style:text-properties fo:font-size="10pt" officeooo:paragraph-rsid="003f74c8" style:font-size-asian="10pt" style:font-size-complex="10pt"/>
    </style:style>
    <style:style style:name="P56" style:family="paragraph" style:parent-style-name="Table_20_Contents">
      <style:text-properties fo:font-size="10pt" officeooo:rsid="003f74c8" officeooo:paragraph-rsid="003f74c8" style:font-size-asian="10pt" style:font-size-complex="10pt"/>
    </style:style>
    <style:style style:name="P57" style:family="paragraph" style:parent-style-name="Table_20_Contents">
      <style:text-properties fo:font-size="10pt" officeooo:rsid="0042490c" officeooo:paragraph-rsid="0042490c" style:font-size-asian="10pt" style:font-size-complex="10pt"/>
    </style:style>
    <style:style style:name="P58" style:family="paragraph" style:parent-style-name="Table_20_Contents">
      <style:text-properties fo:font-size="10pt" officeooo:rsid="00436ef2" officeooo:paragraph-rsid="00436ef2" style:font-size-asian="10pt" style:font-size-complex="10pt"/>
    </style:style>
    <style:style style:name="P59" style:family="paragraph" style:parent-style-name="Table_20_Contents">
      <style:text-properties fo:font-size="10pt" officeooo:rsid="004530bb" officeooo:paragraph-rsid="004530bb" style:font-size-asian="10pt" style:font-size-complex="10pt"/>
    </style:style>
    <style:style style:name="P60" style:family="paragraph" style:parent-style-name="Table_20_Contents">
      <style:text-properties fo:font-size="10pt" officeooo:rsid="00469899" officeooo:paragraph-rsid="00469899" style:font-size-asian="10pt" style:font-size-complex="10pt"/>
    </style:style>
    <style:style style:name="P61" style:family="paragraph" style:parent-style-name="Table_20_Contents">
      <style:text-properties fo:font-size="10pt" officeooo:rsid="00476150" officeooo:paragraph-rsid="00476150" style:font-size-asian="10pt" style:font-size-complex="10pt"/>
    </style:style>
    <style:style style:name="P62" style:family="paragraph" style:parent-style-name="Table_20_Contents">
      <style:text-properties fo:font-size="10pt" officeooo:paragraph-rsid="0047d378" style:font-size-asian="10pt" style:font-size-complex="10pt"/>
    </style:style>
    <style:style style:name="P63" style:family="paragraph" style:parent-style-name="Table_20_Contents">
      <style:text-properties fo:font-size="10pt" officeooo:rsid="0048a2bc" officeooo:paragraph-rsid="0048a2bc" style:font-size-asian="10pt" style:font-size-complex="10pt"/>
    </style:style>
    <style:style style:name="P64" style:family="paragraph" style:parent-style-name="Table_20_Contents">
      <style:text-properties fo:font-size="10pt" officeooo:rsid="0049faee" officeooo:paragraph-rsid="0049faee" style:font-size-asian="10pt" style:font-size-complex="10pt"/>
    </style:style>
    <style:style style:name="P65" style:family="paragraph" style:parent-style-name="Table_20_Contents">
      <style:text-properties fo:font-size="10pt" officeooo:rsid="004cd2fd" officeooo:paragraph-rsid="004cda9c" style:font-size-asian="10pt" style:font-size-complex="10pt"/>
    </style:style>
    <style:style style:name="P66" style:family="paragraph" style:parent-style-name="Table_20_Contents">
      <style:text-properties fo:font-size="10pt" officeooo:rsid="004cda9c" officeooo:paragraph-rsid="004cda9c" style:font-size-asian="10pt" style:font-size-complex="10pt"/>
    </style:style>
    <style:style style:name="P67" style:family="paragraph" style:parent-style-name="Table_20_Contents">
      <style:text-properties fo:font-size="10pt" officeooo:paragraph-rsid="0050e893" style:font-size-asian="10pt" style:font-size-complex="10pt"/>
    </style:style>
    <style:style style:name="P68" style:family="paragraph" style:parent-style-name="Table_20_Contents">
      <style:text-properties fo:font-size="10pt" officeooo:rsid="0050e893" officeooo:paragraph-rsid="0050e893" style:font-size-asian="10pt" style:font-size-complex="10pt"/>
    </style:style>
    <style:style style:name="P69" style:family="paragraph" style:parent-style-name="Table_20_Contents">
      <style:text-properties fo:font-size="10pt" officeooo:rsid="0050e893" officeooo:paragraph-rsid="0080b189" style:font-size-asian="10pt" style:font-size-complex="10pt"/>
    </style:style>
    <style:style style:name="P70" style:family="paragraph" style:parent-style-name="Table_20_Contents">
      <style:text-properties fo:font-size="10pt" officeooo:rsid="0051346b" officeooo:paragraph-rsid="0051346b" style:font-size-asian="10pt" style:font-size-complex="10pt"/>
    </style:style>
    <style:style style:name="P71" style:family="paragraph" style:parent-style-name="Table_20_Contents">
      <style:text-properties fo:font-size="10pt" officeooo:paragraph-rsid="00534af3" style:font-size-asian="10pt" style:font-size-complex="10pt"/>
    </style:style>
    <style:style style:name="P72" style:family="paragraph" style:parent-style-name="Table_20_Contents">
      <style:text-properties fo:font-size="10pt" officeooo:rsid="00534af3" officeooo:paragraph-rsid="00534af3" style:font-size-asian="10pt" style:font-size-complex="10pt"/>
    </style:style>
    <style:style style:name="P73" style:family="paragraph" style:parent-style-name="Table_20_Contents">
      <style:text-properties fo:font-size="10pt" officeooo:rsid="0050ff51" officeooo:paragraph-rsid="0054c532" style:font-size-asian="10pt" style:font-size-complex="10pt"/>
    </style:style>
    <style:style style:name="P74" style:family="paragraph" style:parent-style-name="Table_20_Contents">
      <style:text-properties fo:font-size="10pt" officeooo:rsid="0050ff51" officeooo:paragraph-rsid="005a4f65" style:font-size-asian="10pt" style:font-size-complex="10pt"/>
    </style:style>
    <style:style style:name="P75" style:family="paragraph" style:parent-style-name="Table_20_Contents">
      <style:text-properties fo:font-size="10pt" officeooo:rsid="00550193" officeooo:paragraph-rsid="00550193" style:font-size-asian="10pt" style:font-size-complex="10pt"/>
    </style:style>
    <style:style style:name="P76" style:family="paragraph" style:parent-style-name="Table_20_Contents">
      <style:text-properties fo:font-size="10pt" officeooo:rsid="0055bab4" officeooo:paragraph-rsid="0055bab4" style:font-size-asian="10pt" style:font-size-complex="10pt"/>
    </style:style>
    <style:style style:name="P77" style:family="paragraph" style:parent-style-name="Table_20_Contents">
      <style:text-properties fo:font-size="10pt" officeooo:paragraph-rsid="0056e3e2" style:font-size-asian="10pt" style:font-size-complex="10pt"/>
    </style:style>
    <style:style style:name="P78" style:family="paragraph" style:parent-style-name="Table_20_Contents">
      <style:text-properties fo:font-size="10pt" officeooo:rsid="0056e3e2" officeooo:paragraph-rsid="0056e3e2" style:font-size-asian="10pt" style:font-size-complex="10pt"/>
    </style:style>
    <style:style style:name="P79" style:family="paragraph" style:parent-style-name="Table_20_Contents">
      <style:text-properties fo:font-size="10pt" officeooo:rsid="0056e3e2" officeooo:paragraph-rsid="00588ba9" style:font-size-asian="10pt" style:font-size-complex="10pt"/>
    </style:style>
    <style:style style:name="P80" style:family="paragraph" style:parent-style-name="Table_20_Contents">
      <style:text-properties fo:font-size="10pt" officeooo:rsid="00588ba9" officeooo:paragraph-rsid="00588ba9" style:font-size-asian="10pt" style:font-size-complex="10pt"/>
    </style:style>
    <style:style style:name="P81" style:family="paragraph" style:parent-style-name="Table_20_Contents">
      <style:text-properties fo:font-size="10pt" officeooo:rsid="005a4f65" officeooo:paragraph-rsid="005a4f65" style:font-size-asian="10pt" style:font-size-complex="10pt"/>
    </style:style>
    <style:style style:name="P82" style:family="paragraph" style:parent-style-name="Table_20_Contents">
      <style:text-properties fo:font-size="10pt" officeooo:rsid="005a6dbf" officeooo:paragraph-rsid="005a6dbf" style:font-size-asian="10pt" style:font-size-complex="10pt"/>
    </style:style>
    <style:style style:name="P83" style:family="paragraph" style:parent-style-name="Table_20_Contents">
      <style:text-properties fo:font-size="10pt" officeooo:paragraph-rsid="006396b0" style:font-size-asian="10pt" style:font-size-complex="10pt"/>
    </style:style>
    <style:style style:name="P84" style:family="paragraph" style:parent-style-name="Table_20_Contents">
      <style:text-properties fo:font-size="10pt" officeooo:rsid="006396b0" officeooo:paragraph-rsid="006396b0" style:font-size-asian="10pt" style:font-size-complex="10pt"/>
    </style:style>
    <style:style style:name="P85" style:family="paragraph" style:parent-style-name="Table_20_Contents">
      <style:text-properties fo:font-size="10pt" officeooo:rsid="006396b0" officeooo:paragraph-rsid="007b2694" style:font-size-asian="10pt" style:font-size-complex="10pt"/>
    </style:style>
    <style:style style:name="P86" style:family="paragraph" style:parent-style-name="Table_20_Contents">
      <style:text-properties fo:font-size="10pt" officeooo:rsid="0073ebec" officeooo:paragraph-rsid="0073ebec" style:font-size-asian="10pt" style:font-size-complex="10pt"/>
    </style:style>
    <style:style style:name="P87" style:family="paragraph" style:parent-style-name="Table_20_Contents">
      <style:text-properties fo:font-size="10pt" officeooo:rsid="00744d40" officeooo:paragraph-rsid="00744d40" style:font-size-asian="10pt" style:font-size-complex="10pt"/>
    </style:style>
    <style:style style:name="P88" style:family="paragraph" style:parent-style-name="Table_20_Contents">
      <style:text-properties fo:font-size="10pt" officeooo:rsid="0079bb8d" officeooo:paragraph-rsid="0079bb8d" style:font-size-asian="10pt" style:font-size-complex="10pt"/>
    </style:style>
    <style:style style:name="P89" style:family="paragraph" style:parent-style-name="Table_20_Contents">
      <style:text-properties fo:font-size="10pt" officeooo:paragraph-rsid="007b2694" style:font-size-asian="10pt" style:font-size-complex="10pt"/>
    </style:style>
    <style:style style:name="P90" style:family="paragraph" style:parent-style-name="Table_20_Contents">
      <style:text-properties fo:font-size="10pt" officeooo:rsid="007b55db" officeooo:paragraph-rsid="007b55db" style:font-size-asian="10pt" style:font-size-complex="10pt"/>
    </style:style>
    <style:style style:name="P91" style:family="paragraph" style:parent-style-name="Table_20_Contents">
      <style:text-properties fo:font-size="10pt" officeooo:rsid="007c5666" officeooo:paragraph-rsid="007c5666" style:font-size-asian="10pt" style:font-size-complex="10pt"/>
    </style:style>
    <style:style style:name="P92" style:family="paragraph" style:parent-style-name="Table_20_Contents">
      <style:text-properties fo:font-size="10pt" officeooo:rsid="007d5bb8" officeooo:paragraph-rsid="007d5bb8" style:font-size-asian="10pt" style:font-size-complex="10pt"/>
    </style:style>
    <style:style style:name="P93" style:family="paragraph" style:parent-style-name="Table_20_Contents">
      <style:text-properties fo:font-size="10pt" officeooo:rsid="008031f2" officeooo:paragraph-rsid="008031f2" style:font-size-asian="10pt" style:font-size-complex="10pt"/>
    </style:style>
    <style:style style:name="P94" style:family="paragraph" style:parent-style-name="Table_20_Contents">
      <style:text-properties fo:font-size="10pt" officeooo:paragraph-rsid="0080b189" style:font-size-asian="10pt" style:font-size-complex="10pt"/>
    </style:style>
    <style:style style:name="P95" style:family="paragraph" style:parent-style-name="Table_20_Contents">
      <style:text-properties fo:font-size="10pt" officeooo:rsid="0080b189" officeooo:paragraph-rsid="0080b189" style:font-size-asian="10pt" style:font-size-complex="10pt"/>
    </style:style>
    <style:style style:name="P96" style:family="paragraph" style:parent-style-name="Table_20_Contents">
      <style:text-properties fo:font-size="10pt" officeooo:rsid="0081b5d7" officeooo:paragraph-rsid="0081b5d7" style:font-size-asian="10pt" style:font-size-complex="10pt"/>
    </style:style>
    <style:style style:name="P97" style:family="paragraph" style:parent-style-name="Table_20_Contents">
      <style:text-properties fo:font-size="10pt" officeooo:rsid="0082a0dd" officeooo:paragraph-rsid="0082a0dd" style:font-size-asian="10pt" style:font-size-complex="10pt"/>
    </style:style>
    <style:style style:name="P98" style:family="paragraph" style:parent-style-name="Table_20_Contents">
      <style:text-properties fo:font-size="10pt" officeooo:rsid="0082d945" officeooo:paragraph-rsid="0082d945" style:font-size-asian="10pt" style:font-size-complex="10pt"/>
    </style:style>
    <style:style style:name="P99" style:family="paragraph" style:parent-style-name="Table_20_Contents">
      <style:text-properties fo:font-size="10pt" fo:font-weight="bold" officeooo:rsid="001de2bf" officeooo:paragraph-rsid="001de2bf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fo:font-size="10pt" fo:font-weight="bold" officeooo:rsid="001de2bf" officeooo:paragraph-rsid="00231975" style:font-size-asian="10pt" style:font-weight-asian="bold" style:font-size-complex="10pt" style:font-weight-complex="bold"/>
    </style:style>
    <style:style style:name="P101" style:family="paragraph" style:parent-style-name="Table_20_Contents">
      <style:text-properties fo:font-size="10pt" fo:font-weight="bold" officeooo:rsid="001de2bf" officeooo:paragraph-rsid="002456ca" style:font-size-asian="10pt" style:font-weight-asian="bold" style:font-size-complex="10pt" style:font-weight-complex="bold"/>
    </style:style>
    <style:style style:name="P102" style:family="paragraph" style:parent-style-name="Table_20_Contents">
      <style:text-properties fo:font-size="10pt" fo:font-weight="bold" officeooo:rsid="001de2bf" officeooo:paragraph-rsid="00274794" style:font-size-asian="10pt" style:font-weight-asian="bold" style:font-size-complex="10pt" style:font-weight-complex="bold"/>
    </style:style>
    <style:style style:name="P103" style:family="paragraph" style:parent-style-name="Table_20_Contents">
      <style:text-properties fo:font-size="10pt" fo:font-weight="bold" officeooo:rsid="001de2bf" officeooo:paragraph-rsid="002a6c66" style:font-size-asian="10pt" style:font-weight-asian="bold" style:font-size-complex="10pt" style:font-weight-complex="bold"/>
    </style:style>
    <style:style style:name="P104" style:family="paragraph" style:parent-style-name="Table_20_Contents">
      <style:text-properties fo:font-size="10pt" fo:font-weight="bold" officeooo:rsid="001de2bf" officeooo:paragraph-rsid="003d49c8" style:font-size-asian="10pt" style:font-weight-asian="bold" style:font-size-complex="10pt" style:font-weight-complex="bold"/>
    </style:style>
    <style:style style:name="P105" style:family="paragraph" style:parent-style-name="Table_20_Contents">
      <style:text-properties fo:font-size="10pt" fo:font-weight="bold" officeooo:rsid="001de2bf" officeooo:paragraph-rsid="003f74c8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fo:font-size="10pt" fo:font-weight="bold" officeooo:rsid="001de2bf" officeooo:paragraph-rsid="0047d378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fo:font-weight="bold" officeooo:rsid="001de2bf" officeooo:paragraph-rsid="0056e3e2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01ea39e" officeooo:paragraph-rsid="001ea39e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0pt" fo:font-weight="bold" officeooo:rsid="001ea39e" officeooo:paragraph-rsid="00231975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fo:font-size="10pt" fo:font-weight="bold" officeooo:rsid="001ea39e" officeooo:paragraph-rsid="002456ca" style:font-size-asian="10pt" style:font-weight-asian="bold" style:font-size-complex="10pt" style:font-weight-complex="bold"/>
    </style:style>
    <style:style style:name="P111" style:family="paragraph" style:parent-style-name="Table_20_Contents">
      <style:text-properties fo:font-size="10pt" fo:font-weight="bold" officeooo:rsid="001ea39e" officeooo:paragraph-rsid="00274794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fo:font-size="10pt" fo:font-weight="bold" officeooo:rsid="001ea39e" officeooo:paragraph-rsid="002a6c66" style:font-size-asian="10pt" style:font-weight-asian="bold" style:font-size-complex="10pt" style:font-weight-complex="bold"/>
    </style:style>
    <style:style style:name="P113" style:family="paragraph" style:parent-style-name="Table_20_Contents">
      <style:text-properties fo:font-size="10pt" fo:font-weight="bold" officeooo:rsid="001ea39e" officeooo:paragraph-rsid="003d49c8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font-size="10pt" fo:font-weight="bold" officeooo:rsid="001ea39e" officeooo:paragraph-rsid="003f74c8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fo:font-weight="bold" officeooo:rsid="001ea39e" officeooo:paragraph-rsid="0047d378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fo:font-size="10pt" fo:font-weight="bold" officeooo:rsid="001ea39e" officeooo:paragraph-rsid="0050e893" style:font-size-asian="10pt" style:font-weight-asian="bold" style:font-size-complex="10pt" style:font-weight-complex="bold"/>
    </style:style>
    <style:style style:name="P117" style:family="paragraph" style:parent-style-name="Table_20_Contents">
      <style:text-properties fo:font-size="10pt" fo:font-weight="bold" officeooo:rsid="001ea39e" officeooo:paragraph-rsid="00534af3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fo:font-size="10pt" fo:font-weight="bold" officeooo:rsid="001ea39e" officeooo:paragraph-rsid="0056e3e2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fo:font-size="10pt" fo:font-weight="bold" officeooo:rsid="001ea39e" officeooo:paragraph-rsid="00588ba9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fo:font-size="10pt" fo:font-weight="bold" officeooo:rsid="001ea39e" officeooo:paragraph-rsid="006396b0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fo:font-size="10pt" fo:font-weight="bold" officeooo:rsid="001ea39e" officeooo:paragraph-rsid="007b2694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font-size="10pt" fo:font-weight="bold" officeooo:rsid="001ea39e" officeooo:paragraph-rsid="0080b189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fo:font-size="10pt" fo:font-weight="bold" officeooo:rsid="00235334" officeooo:paragraph-rsid="00235334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fo:font-size="10pt" fo:font-weight="bold" officeooo:rsid="00235334" officeooo:paragraph-rsid="002456ca" style:font-size-asian="10pt" style:font-weight-asian="bold" style:font-size-complex="10pt" style:font-weight-complex="bold"/>
    </style:style>
    <style:style style:name="P125" style:family="paragraph" style:parent-style-name="Table_20_Contents">
      <style:text-properties fo:font-size="10pt" fo:font-weight="bold" officeooo:rsid="00235334" officeooo:paragraph-rsid="00274794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0235334" officeooo:paragraph-rsid="002a6c66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235334" officeooo:paragraph-rsid="003d49c8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fo:font-size="10pt" fo:font-weight="bold" officeooo:rsid="00235334" officeooo:paragraph-rsid="003f74c8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fo:font-size="10pt" fo:font-weight="bold" officeooo:rsid="00235334" officeooo:paragraph-rsid="0056e3e2" style:font-size-asian="10pt" style:font-weight-asian="bold" style:font-size-complex="10pt" style:font-weight-complex="bold"/>
    </style:style>
    <style:style style:name="P130" style:family="paragraph" style:parent-style-name="Table_20_Contents">
      <style:text-properties fo:font-size="10pt" fo:font-weight="bold" officeooo:rsid="002456ca" officeooo:paragraph-rsid="002456ca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fo:font-size="10pt" fo:font-weight="bold" officeooo:rsid="002456ca" officeooo:paragraph-rsid="00274794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fo:font-size="10pt" fo:font-weight="bold" officeooo:rsid="002456ca" officeooo:paragraph-rsid="0047d378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fo:font-size="10pt" fo:font-weight="bold" officeooo:rsid="002456ca" officeooo:paragraph-rsid="0050e893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font-size="10pt" fo:font-weight="bold" officeooo:rsid="002456ca" officeooo:paragraph-rsid="00534af3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fo:font-size="10pt" fo:font-weight="bold" officeooo:rsid="002456ca" officeooo:paragraph-rsid="006396b0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fo:font-size="10pt" fo:font-weight="bold" officeooo:rsid="002456ca" officeooo:paragraph-rsid="007b2694" style:font-size-asian="10pt" style:font-weight-asian="bold" style:font-size-complex="10pt" style:font-weight-complex="bold"/>
    </style:style>
    <style:style style:name="P137" style:family="paragraph" style:parent-style-name="Table_20_Contents">
      <style:text-properties fo:font-size="10pt" fo:font-weight="bold" officeooo:rsid="002456ca" officeooo:paragraph-rsid="0080b189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319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456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747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ed2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b0f3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b20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7172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56ca" officeooo:paragraph-rsid="002456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187d" officeooo:paragraph-rsid="00261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74794" officeooo:paragraph-rsid="002747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4ba9" officeooo:paragraph-rsid="002d4b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e1d3" officeooo:paragraph-rsid="002de1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da75" officeooo:paragraph-rsid="0037da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892a" officeooo:paragraph-rsid="0039892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d290" officeooo:paragraph-rsid="004ed2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08b95" officeooo:paragraph-rsid="00508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b0f3e" officeooo:paragraph-rsid="005b0f3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b20f1" officeooo:paragraph-rsid="005b20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717240" officeooo:paragraph-rsid="007172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717240" officeooo:paragraph-rsid="007347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717240" officeooo:paragraph-rsid="0073c9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73c915" officeooo:paragraph-rsid="0073c9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734788" officeooo:paragraph-rsid="0073c9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23197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2456c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27479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4ed2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5b0f3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5b20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1ea39e" officeooo:paragraph-rsid="007172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2456ca" officeooo:paragraph-rsid="002456c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2456ca" officeooo:paragraph-rsid="0027479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2456ca" officeooo:paragraph-rsid="004ed2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2456ca" officeooo:paragraph-rsid="005b0f3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2456ca" officeooo:paragraph-rsid="005b20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officeooo:rsid="002456ca" officeooo:paragraph-rsid="007172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text-properties officeooo:paragraph-rsid="002a6c66"/>
    </style:style>
    <style:style style:name="T1" style:family="text">
      <style:text-properties officeooo:rsid="001de2bf"/>
    </style:style>
    <style:style style:name="T2" style:family="text">
      <style:text-properties officeooo:rsid="001ea39e"/>
    </style:style>
    <style:style style:name="T3" style:family="text">
      <style:text-properties officeooo:rsid="0021b1f3"/>
    </style:style>
    <style:style style:name="T4" style:family="text">
      <style:text-properties officeooo:rsid="002456ca"/>
    </style:style>
    <style:style style:name="T5" style:family="text">
      <style:text-properties officeooo:rsid="00274794"/>
    </style:style>
    <style:style style:name="T6" style:family="text">
      <style:text-properties officeooo:rsid="002a6c66"/>
    </style:style>
    <style:style style:name="T7" style:family="text">
      <style:text-properties officeooo:rsid="002d4ba9"/>
    </style:style>
    <style:style style:name="T8" style:family="text">
      <style:text-properties officeooo:rsid="002de1d3"/>
    </style:style>
    <style:style style:name="T9" style:family="text">
      <style:text-properties officeooo:rsid="00333b29"/>
    </style:style>
    <style:style style:name="T10" style:family="text">
      <style:text-properties officeooo:rsid="0034d961"/>
    </style:style>
    <style:style style:name="T11" style:family="text">
      <style:text-properties officeooo:rsid="00476150"/>
    </style:style>
    <style:style style:name="T12" style:family="text">
      <style:text-properties officeooo:rsid="004cd2fd"/>
    </style:style>
    <style:style style:name="T13" style:family="text">
      <style:text-properties officeooo:rsid="0051346b"/>
    </style:style>
    <style:style style:name="T14" style:family="text">
      <style:text-properties officeooo:rsid="005411c7"/>
    </style:style>
    <style:style style:name="T15" style:family="text">
      <style:text-properties officeooo:rsid="0054c532"/>
    </style:style>
    <style:style style:name="T16" style:family="text">
      <style:text-properties officeooo:rsid="0055bab4"/>
    </style:style>
    <style:style style:name="T17" style:family="text">
      <style:text-properties officeooo:rsid="0056e3e2"/>
    </style:style>
    <style:style style:name="T18" style:family="text">
      <style:text-properties officeooo:rsid="005a4f65"/>
    </style:style>
    <style:style style:name="T19" style:family="text">
      <style:text-properties officeooo:rsid="005a6dbf"/>
    </style:style>
    <style:style style:name="T20" style:family="text">
      <style:text-properties officeooo:rsid="005b9a54"/>
    </style:style>
    <style:style style:name="T21" style:family="text">
      <style:text-properties officeooo:rsid="00618f97"/>
    </style:style>
    <style:style style:name="T22" style:family="text">
      <style:text-properties officeooo:rsid="006a5adb"/>
    </style:style>
    <style:style style:name="T23" style:family="text">
      <style:text-properties fo:font-style="italic" officeooo:rsid="006a5adb" style:font-style-asian="italic" style:font-style-complex="italic"/>
    </style:style>
    <style:style style:name="T24" style:family="text">
      <style:text-properties officeooo:rsid="00717240"/>
    </style:style>
    <style:style style:name="T25" style:family="text">
      <style:text-properties officeooo:rsid="00734788"/>
    </style:style>
    <style:style style:name="T26" style:family="text">
      <style:text-properties officeooo:rsid="0073c915"/>
    </style:style>
    <style:style style:name="T27" style:family="text">
      <style:text-properties officeooo:rsid="0073ebec"/>
    </style:style>
    <style:style style:name="T28" style:family="text">
      <style:text-properties officeooo:rsid="0074d122"/>
    </style:style>
    <style:style style:name="T29" style:family="text">
      <style:text-properties officeooo:rsid="0079bb8d"/>
    </style:style>
    <style:style style:name="T30" style:family="text">
      <style:text-properties officeooo:rsid="007c5666"/>
    </style:style>
    <style:style style:name="T31" style:family="text">
      <style:text-properties officeooo:rsid="007d5bb8"/>
    </style:style>
    <style:style style:name="T32" style:family="text">
      <style:text-properties officeooo:rsid="007e6e9c"/>
    </style:style>
    <style:style style:name="T33" style:family="text">
      <style:text-properties officeooo:rsid="0081b5d7"/>
    </style:style>
    <style:style style:name="T34" style:family="text">
      <style:text-properties officeooo:rsid="0082d945"/>
    </style:style>
    <style:style style:name="T35" style:family="text">
      <style:text-properties officeooo:rsid="0083bf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9">ELEMENTO</text:p>
          </table:table-cell>
          <table:table-cell table:style-name="Tabella1.B1" office:value-type="string">
            <text:p text:style-name="P26"><text:s/><text:span text:style-name="T1">&lt;&lt;struct&gt;&gt;</text:span></text:p>
          </table:table-cell>
        </table:table-row>
        <table:table-row>
          <table:table-cell table:style-name="Tabella1.A2" office:value-type="string">
            <text:p text:style-name="P99">NOME</text:p>
          </table:table-cell>
          <table:table-cell table:style-name="Tabella1.B2" office:value-type="string">
            <text:p text:style-name="P26"><text:s/><text:span text:style-name="T4">graph_node</text:span></text:p>
          </table:table-cell>
        </table:table-row>
        <table:table-row>
          <table:table-cell table:style-name="Tabella1.A2" office:value-type="string">
            <text:p text:style-name="P123">DESCRIZIONE</text:p>
          </table:table-cell>
          <table:table-cell table:style-name="Tabella1.B2" office:value-type="string">
            <text:p text:style-name="P36">Struttura che rappresenta un nodo del grafo.</text:p>
          </table:table-cell>
        </table:table-row>
        <table:table-row>
          <table:table-cell table:style-name="Tabella1.A2" office:value-type="string">
            <text:p text:style-name="P27"/>
            <text:p text:style-name="P99">ATTRIBUT<text:span text:style-name="T3">I</text:span></text:p>
          </table:table-cell>
          <table:table-cell table:style-name="Tabella1.B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08">NOME</text:p>
                </table:table-cell>
                <table:table-cell table:style-name="Tabella2.B1" office:value-type="string">
                  <text:p text:style-name="P36">key: int </text:p>
                </table:table-cell>
              </table:table-row>
              <table:table-row>
                <table:table-cell table:style-name="Tabella2.A2" office:value-type="string">
                  <text:p text:style-name="P108">DESCRIZIONE</text:p>
                </table:table-cell>
                <table:table-cell table:style-name="Tabella2.B2" office:value-type="string">
                  <text:p text:style-name="P36">Chiave che identifica univocamente un nodo del grafo.</text:p>
                </table:table-cell>
              </table:table-row>
            </table:table>
            <text:p text:style-name="P26"/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108">NOME</text:p>
                </table:table-cell>
                <table:table-cell table:style-name="Tabella3.B1" office:value-type="string">
                  <text:p text:style-name="P36">object: void *</text:p>
                </table:table-cell>
              </table:table-row>
              <table:table-row>
                <table:table-cell table:style-name="Tabella3.A2" office:value-type="string">
                  <text:p text:style-name="P108">DESCRIZIONE</text:p>
                </table:table-cell>
                <table:table-cell table:style-name="Tabella3.B2" office:value-type="string">
                  <text:p text:style-name="P36">Puntatore a oggetto.</text:p>
                </table:table-cell>
              </table:table-row>
            </table:table>
            <text:p text:style-name="P26"/>
            <text:p text:style-name="P26"/>
          </table:table-cell>
        </table:table-row>
      </table:table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1">ELEMENTO</text:p>
          </table:table-cell>
          <table:table-cell table:style-name="Tabella4.B1" office:value-type="string">
            <text:p text:style-name="P37"><text:s/><text:span text:style-name="T1">&lt;&lt;struct&gt;&gt;</text:span></text:p>
          </table:table-cell>
        </table:table-row>
        <table:table-row>
          <table:table-cell table:style-name="Tabella4.A2" office:value-type="string">
            <text:p text:style-name="P101">NOME</text:p>
          </table:table-cell>
          <table:table-cell table:style-name="Tabella4.B2" office:value-type="string">
            <text:p text:style-name="P36">Operations</text:p>
          </table:table-cell>
        </table:table-row>
        <table:table-row>
          <table:table-cell table:style-name="Tabella4.A2" office:value-type="string">
            <text:p text:style-name="P124">DESCRIZIONE</text:p>
          </table:table-cell>
          <table:table-cell table:style-name="Tabella4.B2" office:value-type="string">
            <text:p text:style-name="P36">Struttura delle operazioni astratte sui grafi.</text:p>
          </table:table-cell>
        </table:table-row>
        <table:table-row>
          <table:table-cell table:style-name="Tabella4.A2" office:value-type="string">
            <text:p text:style-name="P101">OPERAZIONI</text:p>
          </table:table-cell>
          <table:table-cell table:style-name="Tabella4.B2" office:value-type="string">
            <table:table table:name="Tabella13" table:style-name="Tabella13">
              <table:table-column table:style-name="Tabella13.A"/>
              <table:table-column table:style-name="Tabella13.B"/>
              <table:table-row table:style-name="Tabella13.1">
                <table:table-cell table:style-name="Tabella13.A1" office:value-type="string">
                  <text:p text:style-name="P162">FIRMA</text:p>
                </table:table-cell>
                <table:table-cell table:style-name="Tabella13.B1" office:value-type="string">
                  <text:p text:style-name="P145">Set_edge(E: void *, key_source: int, edge: struct edge *): <text:span text:style-name="T8">void *</text:span></text:p>
                </table:table-cell>
              </table:table-row>
              <table:table-row table:style-name="Tabella13.1">
                <table:table-cell table:style-name="Tabella13.A2" office:value-type="string">
                  <text:p text:style-name="P168">DESCRIZIONE</text:p>
                </table:table-cell>
                <table:table-cell table:style-name="Tabella13.B2" office:value-type="string">
                  <text:p text:style-name="P146">Lo scopo di questa funzione è quello di aggiungere l'arco edge al nodo sorgente con chiave key_source.</text:p>
                </table:table-cell>
              </table:table-row>
              <table:table-row table:style-name="Tabella13.1">
                <table:table-cell table:style-name="Tabella13.A2" office:value-type="string">
                  <text:p text:style-name="P162">PARAMETRI DI INPUT</text:p>
                </table:table-cell>
                <table:table-cell table:style-name="Tabella13.B2" office:value-type="string">
                  <text:p text:style-name="P146">E: void * <text:s text:c="5"/><text:tab/> <text:s text:c="3"/>- Insieme degli archi.</text:p>
                  <text:p text:style-name="P146">key_source: int <text:s text:c="7"/>- Chiave del nodo sorgente.</text:p>
                  <text:p text:style-name="P146">edge: struct edge * <text:s/>- Arco da aggiungere.</text:p>
                </table:table-cell>
              </table:table-row>
              <table:table-row table:style-name="Tabella13.1">
                <table:table-cell table:style-name="Tabella13.A2" office:value-type="string">
                  <text:p text:style-name="P162">PARAMETRI DI OUTPUT</text:p>
                </table:table-cell>
                <table:table-cell table:style-name="Tabella13.B2" office:value-type="string">
                  <text:p text:style-name="P139"/>
                </table:table-cell>
              </table:table-row>
              <table:table-row table:style-name="Tabella13.1">
                <table:table-cell table:style-name="Tabella13.A2" office:value-type="string">
                  <text:p text:style-name="P162">PRE-CONDIZIONI</text:p>
                </table:table-cell>
                <table:table-cell table:style-name="Tabella13.B2" office:value-type="string">
                  <text:p text:style-name="P149">E != NULL,</text:p>
                  <text:p text:style-name="P149">key_source fa riferimento a un nodo esistente,</text:p>
                  <text:p text:style-name="P149">edge != NULL</text:p>
                </table:table-cell>
              </table:table-row>
              <table:table-row table:style-name="Tabella13.1">
                <table:table-cell table:style-name="Tabella13.A2" office:value-type="string">
                  <text:p text:style-name="P162">POST-CONDIZIONI</text:p>
                </table:table-cell>
                <table:table-cell table:style-name="Tabella13.B2" office:value-type="string">
                  <text:p text:style-name="P149">L'insieme degli archi E restituito e quello dato in input, differiscono solo per l'aggiunta dell'arco 'edge' che ha come sorgente 'key_source'.</text:p>
                </table:table-cell>
              </table:table-row>
              <table:table-row table:style-name="Tabella13.1">
                <table:table-cell table:style-name="Tabella13.A2" office:value-type="string">
                  <text:p text:style-name="P162">VALORE DI RITORNO</text:p>
                </table:table-cell>
                <table:table-cell table:style-name="Tabella13.B2" office:value-type="string">
                  <text:p text:style-name="P146">Restituisce <text:span text:style-name="T8">l'insieme degli archi</text:span> con un arco che parte dal nodo sorgente la cui chiave è key (se tale nodo esiste.).</text:p>
                </table:table-cell>
              </table:table-row>
            </table:table>
            <text:p text:style-name="P24"/>
            <table:table table:name="Tabella14" table:style-name="Tabella14">
              <table:table-column table:style-name="Tabella14.A"/>
              <table:table-column table:style-name="Tabella14.B"/>
              <table:table-row>
                <table:table-cell table:style-name="Tabella14.A1" office:value-type="string">
                  <text:p text:style-name="P110">FIRMA</text:p>
                </table:table-cell>
                <table:table-cell table:style-name="Tabella14.B1" office:value-type="string">
                  <text:p text:style-name="P36">Adiac(E: void *, key: int): void *</text:p>
                </table:table-cell>
              </table:table-row>
              <table:table-row>
                <table:table-cell table:style-name="Tabella14.A2" office:value-type="string">
                  <text:p text:style-name="P130">DESCRIZIONE</text:p>
                </table:table-cell>
                <table:table-cell table:style-name="Tabella14.B2" office:value-type="string">
                  <text:p text:style-name="P38">Lo scopo di questa funzione è quello di restituire l'insieme di archi che partono dal nodo con chiave key.</text:p>
                </table:table-cell>
              </table:table-row>
              <table:table-row>
                <table:table-cell table:style-name="Tabella14.A2" office:value-type="string">
                  <text:p text:style-name="P110">PARAMETRI DI INPUT</text:p>
                </table:table-cell>
                <table:table-cell table:style-name="Tabella14.B2" office:value-type="string">
                  <text:p text:style-name="P38">E: void * <text:s text:c="5"/>- Insieme degli archi.</text:p>
                  <text:p text:style-name="P38">key: int <text:s text:c="7"/>- Chiave del nodo sorgente.</text:p>
                </table:table-cell>
              </table:table-row>
              <table:table-row>
                <table:table-cell table:style-name="Tabella14.A2" office:value-type="string">
                  <text:p text:style-name="P110">PARAMETRI DI OUTPUT</text:p>
                </table:table-cell>
                <table:table-cell table:style-name="Tabella14.B2" office:value-type="string">
                  <text:p text:style-name="P37"/>
                </table:table-cell>
              </table:table-row>
              <table:table-row>
                <table:table-cell table:style-name="Tabella14.A2" office:value-type="string">
                  <text:p text:style-name="P110">PRE-CONDIZION1</text:p>
                </table:table-cell>
                <table:table-cell table:style-name="Tabella14.B2" office:value-type="string">
                  <text:p text:style-name="P37"/>
                </table:table-cell>
              </table:table-row>
              <table:table-row>
                <table:table-cell table:style-name="Tabella14.A2" office:value-type="string">
                  <text:p text:style-name="P110">POST-CONDIZIONI</text:p>
                </table:table-cell>
                <table:table-cell table:style-name="Tabella14.B2" office:value-type="string">
                  <text:p text:style-name="P37"/>
                </table:table-cell>
              </table:table-row>
              <table:table-row>
                <table:table-cell table:style-name="Tabella14.A2" office:value-type="string">
                  <text:p text:style-name="P110">VALORE DI RITORNO</text:p>
                </table:table-cell>
                <table:table-cell table:style-name="Tabella14.B2" office:value-type="string">
                  <text:p text:style-name="P38">La funzione restituisce la lista di adiacenza del nodo key. Questa lista di adiacenza viene restituita sottoforma di un puntatore a void (a causa della differenza di rappresentazione) tale puntatore punta al primo elemento della lista di adiacenza. Esiste un'altra funzione che permettte di iterare questa lista.</text:p>
                </table:table-cell>
              </table:table-row>
            </table:table>
            <text:p text:style-name="P37"/>
            <text:p text:style-name="P37"/>
            <table:table table:name="Tabella15" table:style-name="Tabella15">
              <table:table-column table:style-name="Tabella15.A"/>
              <table:table-column table:style-name="Tabella15.B"/>
              <table:table-row>
                <table:table-cell table:style-name="Tabella15.A1" office:value-type="string">
                  <text:p text:style-name="P110"><text:soft-page-break/>FIRMA</text:p>
                </table:table-cell>
                <table:table-cell table:style-name="Tabella15.B1" office:value-type="string">
                  <text:p text:style-name="P36">Next(list: void *): void *</text:p>
                </table:table-cell>
              </table:table-row>
              <table:table-row>
                <table:table-cell table:style-name="Tabella15.A2" office:value-type="string">
                  <text:p text:style-name="P130">DESCRIZIONE</text:p>
                </table:table-cell>
                <table:table-cell table:style-name="Tabella15.B2" office:value-type="string">
                  <text:p text:style-name="P38">Questa funzione permette di iterare (scorrere) una lista di adiacenza. Lo scopo di questa funzione è solo quello di far puntare list all'elemento successivo della lista e restituire l'elemento successivo.</text:p>
                </table:table-cell>
              </table:table-row>
              <table:table-row>
                <table:table-cell table:style-name="Tabella15.A2" office:value-type="string">
                  <text:p text:style-name="P110">PARAMETRI DI INPUT</text:p>
                </table:table-cell>
                <table:table-cell table:style-name="Tabella15.B2" office:value-type="string">
                  <text:p text:style-name="P38">list: void * - Lista di adiacenza.</text:p>
                </table:table-cell>
              </table:table-row>
              <table:table-row>
                <table:table-cell table:style-name="Tabella15.A2" office:value-type="string">
                  <text:p text:style-name="P110">PARAMETRI DI OUTPUT</text:p>
                </table:table-cell>
                <table:table-cell table:style-name="Tabella15.B2" office:value-type="string">
                  <text:p text:style-name="P37"/>
                </table:table-cell>
              </table:table-row>
              <table:table-row>
                <table:table-cell table:style-name="Tabella15.A2" office:value-type="string">
                  <text:p text:style-name="P110">PRE-CONDIZION1</text:p>
                </table:table-cell>
                <table:table-cell table:style-name="Tabella15.B2" office:value-type="string">
                  <text:p text:style-name="P46">List != NULL</text:p>
                </table:table-cell>
              </table:table-row>
              <table:table-row>
                <table:table-cell table:style-name="Tabella15.A2" office:value-type="string">
                  <text:p text:style-name="P110">POST-CONDIZIONI</text:p>
                </table:table-cell>
                <table:table-cell table:style-name="Tabella15.B2" office:value-type="string">
                  <text:p text:style-name="P37"/>
                </table:table-cell>
              </table:table-row>
              <table:table-row>
                <table:table-cell table:style-name="Tabella15.A2" office:value-type="string">
                  <text:p text:style-name="P110">VALORE DI RITORNO</text:p>
                </table:table-cell>
                <table:table-cell table:style-name="Tabella15.B2" office:value-type="string">
                  <text:p text:style-name="P38">Restituisce una nuova lista.</text:p>
                </table:table-cell>
              </table:table-row>
            </table:table>
            <text:p text:style-name="P3"/>
            <text:p text:style-name="P3"/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table:style-name="Tabella5.A1" office:value-type="string">
                  <text:p text:style-name="P162">FIRMA</text:p>
                </table:table-cell>
                <table:table-cell table:style-name="Tabella5.B1" office:value-type="string">
                  <text:p text:style-name="P145">Get_<text:span text:style-name="T7">curr</text:span>(<text:span text:style-name="T7">list</text:span>: void *): struct edge *</text:p>
                </table:table-cell>
              </table:table-row>
              <table:table-row table:style-name="Tabella5.1">
                <table:table-cell table:style-name="Tabella5.A2" office:value-type="string">
                  <text:p text:style-name="P168">DESCRIZIONE</text:p>
                </table:table-cell>
                <table:table-cell table:style-name="Tabella5.B2" office:value-type="string">
                  <text:p text:style-name="P146">Estrae il nodo <text:span text:style-name="T7">corrente </text:span>dall<text:span text:style-name="T7">a lista</text:span> passat<text:span text:style-name="T7">a</text:span> in input. <text:span text:style-name="T7">V</text:span>a usato con next per scorrere la lista di adiacenza fornita da adiac. <text:span text:style-name="T7">Per nodo corrente si intende il nodo alla prima posizione della lista.</text:span></text:p>
                </table:table-cell>
              </table:table-row>
              <table:table-row table:style-name="Tabella5.1">
                <table:table-cell table:style-name="Tabella5.A2" office:value-type="string">
                  <text:p text:style-name="P162">PARAMETRI DI INPUT</text:p>
                </table:table-cell>
                <table:table-cell table:style-name="Tabella5.B2" office:value-type="string">
                  <text:p text:style-name="P146">elem: void * - elemento.</text:p>
                </table:table-cell>
              </table:table-row>
              <table:table-row table:style-name="Tabella5.1">
                <table:table-cell table:style-name="Tabella5.A2" office:value-type="string">
                  <text:p text:style-name="P162">PARAMETRI DI OUTPUT</text:p>
                </table:table-cell>
                <table:table-cell table:style-name="Tabella5.B2" office:value-type="string">
                  <text:p text:style-name="P139"/>
                </table:table-cell>
              </table:table-row>
              <table:table-row table:style-name="Tabella5.1">
                <table:table-cell table:style-name="Tabella5.A2" office:value-type="string">
                  <text:p text:style-name="P162">PRE-CONDIZIONI</text:p>
                </table:table-cell>
                <table:table-cell table:style-name="Tabella5.B2" office:value-type="string">
                  <text:p text:style-name="P148">List != NULL</text:p>
                </table:table-cell>
              </table:table-row>
              <table:table-row table:style-name="Tabella5.1">
                <table:table-cell table:style-name="Tabella5.A2" office:value-type="string">
                  <text:p text:style-name="P162">POST-CONDIZIONI</text:p>
                </table:table-cell>
                <table:table-cell table:style-name="Tabella5.B2" office:value-type="string">
                  <text:p text:style-name="P148">List non è stata modificata</text:p>
                </table:table-cell>
              </table:table-row>
              <table:table-row table:style-name="Tabella5.1">
                <table:table-cell table:style-name="Tabella5.A2" office:value-type="string">
                  <text:p text:style-name="P162">VALORE DI RITORNO</text:p>
                </table:table-cell>
                <table:table-cell table:style-name="Tabella5.B2" office:value-type="string">
                  <text:p text:style-name="P148">Arco presente alla prima posizione della lista.</text:p>
                </table:table-cell>
              </table:table-row>
            </table:table>
            <text:p text:style-name="P3"/>
            <text:p text:style-name="P3"/>
            <table:table table:name="Tabella6" table:style-name="Tabella6">
              <table:table-column table:style-name="Tabella6.A"/>
              <table:table-column table:style-name="Tabella6.B"/>
              <table:table-row table:style-name="Tabella6.1">
                <table:table-cell table:style-name="Tabella6.A1" office:value-type="string">
                  <text:p text:style-name="P162">FIRMA</text:p>
                </table:table-cell>
                <table:table-cell table:style-name="Tabella6.B1" office:value-type="string">
                  <text:p text:style-name="P145">Delete_edge(E: void *, key_source: int, key_target: int): graph_t</text:p>
                </table:table-cell>
              </table:table-row>
              <table:table-row table:style-name="Tabella6.1">
                <table:table-cell table:style-name="Tabella6.A2" office:value-type="string">
                  <text:p text:style-name="P168">DESCRIZIONE</text:p>
                </table:table-cell>
                <table:table-cell table:style-name="Tabella6.B2" office:value-type="string">
                  <text:p text:style-name="P146">Lo scopo di questa funzione è quello di rimuovere un arco il cui nodo sorgente è key_source e nodo destinatario key_target.</text:p>
                </table:table-cell>
              </table:table-row>
              <table:table-row table:style-name="Tabella6.1">
                <table:table-cell table:style-name="Tabella6.A2" office:value-type="string">
                  <text:p text:style-name="P162">PARAMETRI DI INPUT</text:p>
                </table:table-cell>
                <table:table-cell table:style-name="Tabella6.B2" office:value-type="string">
                  <text:p text:style-name="P146">E: void * <text:s text:c="5"/><text:tab/> <text:s text:c="3"/><text:tab/>- Insieme degli archi.</text:p>
                  <text:p text:style-name="P146">key_source: int<text:tab/><text:tab/>- Chiave del nodo sorgente.</text:p>
                  <text:p text:style-name="P146">key_target: int<text:tab/><text:tab/>- Chiave del nodo destinatario.</text:p>
                </table:table-cell>
              </table:table-row>
              <table:table-row table:style-name="Tabella6.1">
                <table:table-cell table:style-name="Tabella6.A2" office:value-type="string">
                  <text:p text:style-name="P162">PARAMETRI DI OUTPUT</text:p>
                </table:table-cell>
                <table:table-cell table:style-name="Tabella6.B2" office:value-type="string">
                  <text:p text:style-name="P139"/>
                </table:table-cell>
              </table:table-row>
              <table:table-row table:style-name="Tabella6.1">
                <table:table-cell table:style-name="Tabella6.A2" office:value-type="string">
                  <text:p text:style-name="P162">PRE-CONDIZIONI</text:p>
                </table:table-cell>
                <table:table-cell table:style-name="Tabella6.B2" office:value-type="string">
                  <text:p text:style-name="P139"/>
                </table:table-cell>
              </table:table-row>
              <table:table-row table:style-name="Tabella6.1">
                <table:table-cell table:style-name="Tabella6.A2" office:value-type="string">
                  <text:p text:style-name="P162">POST-CONDIZIONI</text:p>
                </table:table-cell>
                <table:table-cell table:style-name="Tabella6.B2" office:value-type="string">
                  <text:p text:style-name="P139"/>
                </table:table-cell>
              </table:table-row>
              <table:table-row table:style-name="Tabella6.1">
                <table:table-cell table:style-name="Tabella6.A2" office:value-type="string">
                  <text:p text:style-name="P162">VALORE DI RITORNO</text:p>
                </table:table-cell>
                <table:table-cell table:style-name="Tabella6.B2" office:value-type="string">
                  <text:p text:style-name="P146">Restituisce il grafo passato in input, senza l'arco che parte da key_source e va a finire in key_target.</text:p>
                </table:table-cell>
              </table:table-row>
            </table:table>
            <text:p text:style-name="P3"/>
            <text:p text:style-name="P3"/>
            <table:table table:name="Tabella16" table:style-name="Tabella16">
              <table:table-column table:style-name="Tabella16.A"/>
              <table:table-column table:style-name="Tabella16.B"/>
              <table:table-row table:style-name="Tabella16.1">
                <table:table-cell table:style-name="Tabella16.A1" office:value-type="string">
                  <text:p text:style-name="P162">FIRMA</text:p>
                </table:table-cell>
                <table:table-cell table:style-name="Tabella16.B1" office:value-type="string">
                  <text:p text:style-name="P145"><text:span text:style-name="T23">DEPRECATA</text:span><text:span text:style-name="T22"> </text:span>Get_nodes_point_to(E: void *, key: int): struct edge * []</text:p>
                </table:table-cell>
              </table:table-row>
              <table:table-row table:style-name="Tabella16.1">
                <table:table-cell table:style-name="Tabella16.A2" office:value-type="string">
                  <text:p text:style-name="P168">DESCRIZIONE</text:p>
                </table:table-cell>
                <table:table-cell table:style-name="Tabella16.B2" office:value-type="string">
                  <text:p text:style-name="P146">Restituisce una lista di nodi che puntano al nodo la cui chiave è key.</text:p>
                </table:table-cell>
              </table:table-row>
              <table:table-row table:style-name="Tabella16.1">
                <table:table-cell table:style-name="Tabella16.A2" office:value-type="string">
                  <text:p text:style-name="P162">PARAMETRI DI INPUT</text:p>
                </table:table-cell>
                <table:table-cell table:style-name="Tabella16.B2" office:value-type="string">
                  <text:p text:style-name="P146">E: void * <text:s text:c="5"/>- Insieme degli archi.</text:p>
                  <text:p text:style-name="P146">key: int <text:s text:c="7"/>- Chiave del nodo.</text:p>
                </table:table-cell>
              </table:table-row>
              <table:table-row table:style-name="Tabella16.1">
                <table:table-cell table:style-name="Tabella16.A2" office:value-type="string">
                  <text:p text:style-name="P162">PARAMETRI DI OUTPUT</text:p>
                </table:table-cell>
                <table:table-cell table:style-name="Tabella16.B2" office:value-type="string">
                  <text:p text:style-name="P139"/>
                </table:table-cell>
              </table:table-row>
              <table:table-row table:style-name="Tabella16.1">
                <table:table-cell table:style-name="Tabella16.A2" office:value-type="string">
                  <text:p text:style-name="P162">PRE-CONDIZIONI</text:p>
                </table:table-cell>
                <table:table-cell table:style-name="Tabella16.B2" office:value-type="string">
                  <text:p text:style-name="P139"/>
                </table:table-cell>
              </table:table-row>
              <table:table-row table:style-name="Tabella16.1">
                <table:table-cell table:style-name="Tabella16.A2" office:value-type="string">
                  <text:p text:style-name="P162">POST-CONDIZIONI</text:p>
                </table:table-cell>
                <table:table-cell table:style-name="Tabella16.B2" office:value-type="string">
                  <text:p text:style-name="P139"/>
                </table:table-cell>
              </table:table-row>
              <table:table-row table:style-name="Tabella16.1">
                <table:table-cell table:style-name="Tabella16.A2" office:value-type="string">
                  <text:p text:style-name="P162">VALORE DI RITORNO</text:p>
                </table:table-cell>
                <table:table-cell table:style-name="Tabella16.B2" office:value-type="string">
                  <text:p text:style-name="P146">Restituisce una lista di nodi che puntano al nodo la cui chiave è key.</text:p>
                </table:table-cell>
              </table:table-row>
            </table:table>
            <text:p text:style-name="P3"/>
            <text:p text:style-name="P3"/>
            <table:table table:name="Tabella17" table:style-name="Tabella17">
              <table:table-column table:style-name="Tabella17.A"/>
              <table:table-column table:style-name="Tabella17.B"/>
              <table:table-row table:style-name="Tabella17.1">
                <table:table-cell table:style-name="Tabella17.A1" office:value-type="string">
                  <text:p text:style-name="P162">FIRMA</text:p>
                </table:table-cell>
                <table:table-cell table:style-name="Tabella17.B1" office:value-type="string">
                  <text:p text:style-name="P151">Delete_key_from_E(<text:span text:style-name="T21">graph: graph_t</text:span>, <text:s/>key: int): <text:span text:style-name="T24">void *</text:span></text:p>
                </table:table-cell>
              </table:table-row>
              <table:table-row table:style-name="Tabella17.1">
                <table:table-cell table:style-name="Tabella17.A2" office:value-type="string">
                  <text:p text:style-name="P168"><text:soft-page-break/>DESCRIZIONE</text:p>
                </table:table-cell>
                <table:table-cell table:style-name="Tabella17.B2" office:value-type="string">
                  <text:p text:style-name="P146">Lo scopo di questa funzione è: data la chiave key e l'insieme E degli archi, elimina da E tutt<text:span text:style-name="T24">i i riferimenti alla chiave key (che sia esso un arco entrante, oppure un arco uscente)</text:span>. Per esempio, nel caso di un grafo a matrice di adiacenza, basta <text:span text:style-name="T28">eliminare</text:span> la riga e la colonna corrispondenti alla chiave key (perché la riga indica gli archi uscenti e la colonna gli archi entranti), mentre in un grafo a lista di adiacenza, <text:span text:style-name="T9">si deve eliminare la lista di adiacenza di key e bisogna esplorare l'intero insieme E per eliminare qualsiasi riferimento a key</text:span>.</text:p>
                </table:table-cell>
              </table:table-row>
              <table:table-row table:style-name="Tabella17.1">
                <table:table-cell table:style-name="Tabella17.A2" office:value-type="string">
                  <text:p text:style-name="P162">PARAMETRI DI INPUT</text:p>
                </table:table-cell>
                <table:table-cell table:style-name="Tabella17.B2" office:value-type="string">
                  <text:p text:style-name="P146"><text:span text:style-name="T10">graph</text:span>: <text:span text:style-name="T10">graph_t </text:span>- <text:span text:style-name="T21">Grafo</text:span>.</text:p>
                  <text:p text:style-name="P146">key: int<text:tab/> <text:s text:c="9"/>- Chiave da eliminare da E.</text:p>
                </table:table-cell>
              </table:table-row>
              <table:table-row table:style-name="Tabella17.1">
                <table:table-cell table:style-name="Tabella17.A2" office:value-type="string">
                  <text:p text:style-name="P162">PARAMETRI DI OUTPUT</text:p>
                </table:table-cell>
                <table:table-cell table:style-name="Tabella17.B2" office:value-type="string">
                  <text:p text:style-name="P150"/>
                </table:table-cell>
              </table:table-row>
              <table:table-row table:style-name="Tabella17.1">
                <table:table-cell table:style-name="Tabella17.A2" office:value-type="string">
                  <text:p text:style-name="P162">PRE-CONDIZIONI</text:p>
                </table:table-cell>
                <table:table-cell table:style-name="Tabella17.B2" office:value-type="string">
                  <text:p text:style-name="P150">Graph != NULL,</text:p>
                  <text:p text:style-name="P150">key fa riferimento a una chiave esistente.</text:p>
                </table:table-cell>
              </table:table-row>
              <table:table-row table:style-name="Tabella17.1">
                <table:table-cell table:style-name="Tabella17.A2" office:value-type="string">
                  <text:p text:style-name="P162">POST-CONDIZIONI</text:p>
                </table:table-cell>
                <table:table-cell table:style-name="Tabella17.B2" office:value-type="string">
                  <text:p text:style-name="P150">Alla fine della funzione, l'unico elemento ad essere stato modificato è l'insieme degli archi E. In particolare, è stato eliminato da E qualsiasi <text:span text:style-name="T24">riferimento a key:</text:span> archi entranti, o uscenti, dal nodo etichettato con key.</text:p>
                </table:table-cell>
              </table:table-row>
              <table:table-row table:style-name="Tabella17.1">
                <table:table-cell table:style-name="Tabella17.A2" office:value-type="string">
                  <text:p text:style-name="P162">VALORE DI RITORNO</text:p>
                </table:table-cell>
                <table:table-cell table:style-name="Tabella17.B2" office:value-type="string">
                  <text:p text:style-name="P150">Restituisce <text:span text:style-name="T24">l'insieme degli archi E</text:span></text:p>
                </table:table-cell>
              </table:table-row>
            </table:table>
            <text:p text:style-name="P4"/>
            <text:p text:style-name="P4"/>
            <table:table table:name="Tabella18" table:style-name="Tabella18">
              <table:table-column table:style-name="Tabella18.A"/>
              <table:table-column table:style-name="Tabella18.B"/>
              <table:table-row table:style-name="Tabella18.1">
                <table:table-cell table:style-name="Tabella18.A1" office:value-type="string">
                  <text:p text:style-name="P162">FIRMA</text:p>
                </table:table-cell>
                <table:table-cell table:style-name="Tabella18.B1" office:value-type="string">
                  <text:p text:style-name="P156">+ Extends_E(<text:span text:style-name="T25">E</text:span>: <text:span text:style-name="T25">void *</text:span>, <text:span text:style-name="T25">curr_</text:span>max_key: int, <text:span text:style-name="T25">new_max_key: int</text:span>): void *</text:p>
                </table:table-cell>
              </table:table-row>
              <table:table-row table:style-name="Tabella18.1">
                <table:table-cell table:style-name="Tabella18.A2" office:value-type="string">
                  <text:p text:style-name="P168">DESCRIZIONE</text:p>
                </table:table-cell>
                <table:table-cell table:style-name="Tabella18.B2" office:value-type="string">
                  <text:p text:style-name="P156">Estende l'insieme degli archi E fino alla chiave massima rappresentabile <text:span text:style-name="T26">new_</text:span>max_key.</text:p>
                </table:table-cell>
              </table:table-row>
              <table:table-row table:style-name="Tabella18.1">
                <table:table-cell table:style-name="Tabella18.A2" office:value-type="string">
                  <text:p text:style-name="P162">PARAMETRI DI INPUT</text:p>
                </table:table-cell>
                <table:table-cell table:style-name="Tabella18.B2" office:value-type="string">
                  <text:p text:style-name="P158"><text:span text:style-name="T25">E</text:span>: <text:span text:style-name="T25">void * <text:s text:c="20"/>- Insieme degli archi da estendere.</text:span></text:p>
                  <text:p text:style-name="P158"><text:span text:style-name="T25">curr_</text:span>max_key: int <text:s text:c="5"/>- <text:span text:style-name="T26">Chiave massima rappresentabile.</text:span></text:p>
                  <text:p text:style-name="P160">new_max_key: int <text:s text:c="5"/>- Nuova chiave massima rappresentabile</text:p>
                </table:table-cell>
              </table:table-row>
              <table:table-row table:style-name="Tabella18.1">
                <table:table-cell table:style-name="Tabella18.A2" office:value-type="string">
                  <text:p text:style-name="P162">PARAMETRI DI OUTPUT</text:p>
                </table:table-cell>
                <table:table-cell table:style-name="Tabella18.B2" office:value-type="string">
                  <text:p text:style-name="P139"/>
                </table:table-cell>
              </table:table-row>
              <table:table-row table:style-name="Tabella18.1">
                <table:table-cell table:style-name="Tabella18.A2" office:value-type="string">
                  <text:p text:style-name="P162">PRE-CONDIZIONI</text:p>
                </table:table-cell>
                <table:table-cell table:style-name="Tabella18.B2" office:value-type="string">
                  <text:p text:style-name="P159">curr_max_key &lt; new_max_key</text:p>
                </table:table-cell>
              </table:table-row>
              <table:table-row table:style-name="Tabella18.1">
                <table:table-cell table:style-name="Tabella18.A2" office:value-type="string">
                  <text:p text:style-name="P162">POST-CONDIZIONI</text:p>
                </table:table-cell>
                <table:table-cell table:style-name="Tabella18.B2" office:value-type="string">
                  <text:p text:style-name="P139"/>
                </table:table-cell>
              </table:table-row>
              <table:table-row table:style-name="Tabella18.1">
                <table:table-cell table:style-name="Tabella18.A2" office:value-type="string">
                  <text:p text:style-name="P162">VALORE DI RITORNO</text:p>
                </table:table-cell>
                <table:table-cell table:style-name="Tabella18.B2" office:value-type="string">
                  <text:p text:style-name="P159">Insieme degli archi E esteso</text:p>
                </table:table-cell>
              </table:table-row>
            </table:table>
            <text:p text:style-name="P3"/>
            <text:p text:style-name="P19"/>
            <table:table table:name="Tabella67" table:style-name="Tabella67">
              <table:table-column table:style-name="Tabella67.A"/>
              <table:table-column table:style-name="Tabella67.B"/>
              <table:table-row table:style-name="Tabella67.1">
                <table:table-cell table:style-name="Tabella67.A1" office:value-type="string">
                  <text:p text:style-name="P167">FIRMA</text:p>
                </table:table-cell>
                <table:table-cell table:style-name="Tabella67.B1" office:value-type="string">
                  <text:p text:style-name="P157">+ Reduce_E(<text:span text:style-name="T25">E: void *,</text:span> <text:span text:style-name="T25">curr_</text:span>max_key: int, <text:span text:style-name="T25">new_</text:span>max_key: int): void *</text:p>
                </table:table-cell>
              </table:table-row>
              <table:table-row table:style-name="Tabella67.1">
                <table:table-cell table:style-name="Tabella67.A2" office:value-type="string">
                  <text:p text:style-name="P173">DESCRIZIONE</text:p>
                </table:table-cell>
                <table:table-cell table:style-name="Tabella67.B2" office:value-type="string">
                  <text:p text:style-name="P158"><text:span text:style-name="T26">Riduce</text:span> l'insieme degli archi E fino alla chiave massima rappresentabile <text:span text:style-name="T26">new_</text:span>max_key.</text:p>
                </table:table-cell>
              </table:table-row>
              <table:table-row table:style-name="Tabella67.1">
                <table:table-cell table:style-name="Tabella67.A2" office:value-type="string">
                  <text:p text:style-name="P167">PARAMETRI DI INPUT</text:p>
                </table:table-cell>
                <table:table-cell table:style-name="Tabella67.B2" office:value-type="string">
                  <text:p text:style-name="P158"><text:span text:style-name="T25">E</text:span>: <text:span text:style-name="T25">void * <text:s text:c="20"/>- Insieme degli archi da estendere.</text:span></text:p>
                  <text:p text:style-name="P158"><text:span text:style-name="T25">curr_</text:span>max_key: int <text:s text:c="5"/>- <text:span text:style-name="T26">Chiave massima rappresentabile.</text:span></text:p>
                  <text:p text:style-name="P160">new_max_key: int <text:s text:c="5"/>- Nuova chiave massima rappresentabile</text:p>
                </table:table-cell>
              </table:table-row>
              <table:table-row table:style-name="Tabella67.1">
                <table:table-cell table:style-name="Tabella67.A2" office:value-type="string">
                  <text:p text:style-name="P167">PARAMETRI DI OUTPUT</text:p>
                </table:table-cell>
                <table:table-cell table:style-name="Tabella67.B2" office:value-type="string">
                  <text:p text:style-name="P144"/>
                </table:table-cell>
              </table:table-row>
              <table:table-row table:style-name="Tabella67.1">
                <table:table-cell table:style-name="Tabella67.A2" office:value-type="string">
                  <text:p text:style-name="P167">PRE-CONDIZIONI</text:p>
                </table:table-cell>
                <table:table-cell table:style-name="Tabella67.B2" office:value-type="string">
                  <text:p text:style-name="P159">curr_max_key &gt; new_max_key</text:p>
                </table:table-cell>
              </table:table-row>
              <table:table-row table:style-name="Tabella67.1">
                <table:table-cell table:style-name="Tabella67.A2" office:value-type="string">
                  <text:p text:style-name="P167">POST-CONDIZIONI</text:p>
                </table:table-cell>
                <table:table-cell table:style-name="Tabella67.B2" office:value-type="string">
                  <text:p text:style-name="P144"/>
                </table:table-cell>
              </table:table-row>
              <table:table-row table:style-name="Tabella67.1">
                <table:table-cell table:style-name="Tabella67.A2" office:value-type="string">
                  <text:p text:style-name="P167">VALORE DI RITORNO</text:p>
                </table:table-cell>
                <table:table-cell table:style-name="Tabella67.B2" office:value-type="string">
                  <text:p text:style-name="P159">Insieme degli archi E ridotto</text:p>
                </table:table-cell>
              </table:table-row>
            </table:table>
            <text:p text:style-name="P19"/>
            <text:p text:style-name="P19"/>
            <table:table table:name="Tabella54" table:style-name="Tabella54">
              <table:table-column table:style-name="Tabella54.A"/>
              <table:table-column table:style-name="Tabella54.B"/>
              <table:table-row>
                <table:table-cell table:style-name="Tabella54.A1" office:value-type="string">
                  <text:p text:style-name="P116">FIRMA</text:p>
                </table:table-cell>
                <table:table-cell table:style-name="Tabella54.B1" office:value-type="string">
                  <text:p text:style-name="P68">+ Free_E(E: void *): void</text:p>
                </table:table-cell>
              </table:table-row>
              <table:table-row>
                <table:table-cell table:style-name="Tabella54.A2" office:value-type="string">
                  <text:p text:style-name="P133">DESCRIZIONE</text:p>
                </table:table-cell>
                <table:table-cell table:style-name="Tabella54.B2" office:value-type="string">
                  <text:p text:style-name="P68">Dealloca la struttura E (non gli archi, ma la struttura che serve per rappresentare gli archi).</text:p>
                </table:table-cell>
              </table:table-row>
              <table:table-row>
                <table:table-cell table:style-name="Tabella54.A2" office:value-type="string">
                  <text:p text:style-name="P116">PARAMETRI DI INPUT</text:p>
                </table:table-cell>
                <table:table-cell table:style-name="Tabella54.B2" office:value-type="string">
                  <text:p text:style-name="P68">E: void * <text:s/>- Insieme degli archi.</text:p>
                </table:table-cell>
              </table:table-row>
              <table:table-row>
                <table:table-cell table:style-name="Tabella54.A2" office:value-type="string">
                  <text:p text:style-name="P116">PARAMETRI DI OUTPUT</text:p>
                </table:table-cell>
                <table:table-cell table:style-name="Tabella54.B2" office:value-type="string">
                  <text:p text:style-name="P67"/>
                </table:table-cell>
              </table:table-row>
              <table:table-row>
                <table:table-cell table:style-name="Tabella54.A2" office:value-type="string">
                  <text:p text:style-name="P116">PRE-CONDIZION1</text:p>
                </table:table-cell>
                <table:table-cell table:style-name="Tabella54.B2" office:value-type="string">
                  <text:p text:style-name="P68">E != NULL</text:p>
                </table:table-cell>
              </table:table-row>
              <table:table-row>
                <table:table-cell table:style-name="Tabella54.A2" office:value-type="string">
                  <text:p text:style-name="P116"><text:soft-page-break/>POST-CONDIZIONI</text:p>
                </table:table-cell>
                <table:table-cell table:style-name="Tabella54.B2" office:value-type="string">
                  <text:p text:style-name="P68">La struttura utilizzata per rappresentare gli archi è stata deallocata.</text:p>
                </table:table-cell>
              </table:table-row>
              <table:table-row>
                <table:table-cell table:style-name="Tabella54.A2" office:value-type="string">
                  <text:p text:style-name="P116">VALORE DI RITORNO</text:p>
                </table:table-cell>
                <table:table-cell table:style-name="Tabella54.B2" office:value-type="string">
                  <text:p text:style-name="P67"/>
                </table:table-cell>
              </table:table-row>
            </table:table>
            <text:p text:style-name="P21"/>
            <text:p text:style-name="P2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22">FIRMA</text:p>
                </table:table-cell>
                <table:table-cell table:style-name="Table3.B1" office:value-type="string">
                  <text:p text:style-name="P95">+ Get_edge_struct(void)</text:p>
                </table:table-cell>
              </table:table-row>
              <table:table-row>
                <table:table-cell table:style-name="Table3.A2" office:value-type="string">
                  <text:p text:style-name="P137">DESCRIZIONE</text:p>
                </table:table-cell>
                <table:table-cell table:style-name="Table3.B2" office:value-type="string">
                  <text:p text:style-name="P95">Alloca e inizializza la struttura fisica dei vertici</text:p>
                </table:table-cell>
              </table:table-row>
              <table:table-row>
                <table:table-cell table:style-name="Table3.A2" office:value-type="string">
                  <text:p text:style-name="P122">PARAMETRI DI INPUT</text:p>
                </table:table-cell>
                <table:table-cell table:style-name="Table3.B2" office:value-type="string">
                  <text:p text:style-name="P69"/>
                </table:table-cell>
              </table:table-row>
              <table:table-row>
                <table:table-cell table:style-name="Table3.A2" office:value-type="string">
                  <text:p text:style-name="P122">PARAMETRI DI OUTPUT</text:p>
                </table:table-cell>
                <table:table-cell table:style-name="Table3.B2" office:value-type="string">
                  <text:p text:style-name="P94"/>
                </table:table-cell>
              </table:table-row>
              <table:table-row>
                <table:table-cell table:style-name="Table3.A2" office:value-type="string">
                  <text:p text:style-name="P122">PRE-CONDIZION1</text:p>
                </table:table-cell>
                <table:table-cell table:style-name="Table3.B2" office:value-type="string">
                  <text:p text:style-name="P69"/>
                </table:table-cell>
              </table:table-row>
              <table:table-row>
                <table:table-cell table:style-name="Table3.A2" office:value-type="string">
                  <text:p text:style-name="P122">POST-CONDIZIONI</text:p>
                </table:table-cell>
                <table:table-cell table:style-name="Table3.B2" office:value-type="string">
                  <text:p text:style-name="P69"/>
                </table:table-cell>
              </table:table-row>
              <table:table-row>
                <table:table-cell table:style-name="Table3.A2" office:value-type="string">
                  <text:p text:style-name="P122">VALORE DI RITORNO</text:p>
                </table:table-cell>
                <table:table-cell table:style-name="Table3.B2" office:value-type="string">
                  <text:p text:style-name="P95">Restituisce la strttura dei vertici correttamente inizializzata</text:p>
                </table:table-cell>
              </table:table-row>
            </table:table>
            <text:p text:style-name="P22"/>
          </table:table-cell>
        </table:table-row>
      </table:table>
      <text:p text:style-name="P3"/>
      <text:p text:style-name="P5"/>
      <text:p text:style-name="P5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2">ELEMENTO</text:p>
          </table:table-cell>
          <table:table-cell table:style-name="Tabella19.B1" office:value-type="string">
            <text:p text:style-name="P39"><text:s/><text:span text:style-name="T1">&lt;&lt;header&gt;&gt;</text:span></text:p>
          </table:table-cell>
        </table:table-row>
        <table:table-row>
          <table:table-cell table:style-name="Tabella19.A2" office:value-type="string">
            <text:p text:style-name="P102">NOME</text:p>
          </table:table-cell>
          <table:table-cell table:style-name="Tabella19.B2" office:value-type="string">
            <text:p text:style-name="P39"><text:s/><text:span text:style-name="T5">graph</text:span></text:p>
          </table:table-cell>
        </table:table-row>
        <table:table-row>
          <table:table-cell table:style-name="Tabella19.A2" office:value-type="string">
            <text:p text:style-name="P125">DESCRIZIONE</text:p>
          </table:table-cell>
          <table:table-cell table:style-name="Tabella19.B2" office:value-type="string">
            <text:p text:style-name="P40">File contenente i prototipi delle funzioni che permettono di operare su un grafo generico, indipendentemente dalla sua struttura fisica.</text:p>
          </table:table-cell>
        </table:table-row>
        <table:table-row>
          <table:table-cell table:style-name="Tabella19.A2" office:value-type="string">
            <text:p text:style-name="P29"/>
            <text:p text:style-name="P102">ATTRIBUT<text:span text:style-name="T3">I</text:span></text:p>
          </table:table-cell>
          <table:table-cell table:style-name="Tabella19.B2" office:value-type="string">
            <table:table table:name="Tabella20" table:style-name="Tabella20">
              <table:table-column table:style-name="Tabella20.A"/>
              <table:table-column table:style-name="Tabella20.B"/>
              <table:table-row>
                <table:table-cell table:style-name="Tabella20.A1" office:value-type="string">
                  <text:p text:style-name="P111">NOME</text:p>
                </table:table-cell>
                <table:table-cell table:style-name="Tabella20.B1" office:value-type="string">
                  <text:p text:style-name="P40">DIMV<text:tab/>20</text:p>
                </table:table-cell>
              </table:table-row>
              <table:table-row>
                <table:table-cell table:style-name="Tabella20.A2" office:value-type="string">
                  <text:p text:style-name="P111">DESCRIZIONE</text:p>
                </table:table-cell>
                <table:table-cell table:style-name="Tabella20.B2" office:value-type="string">
                  <text:p text:style-name="P40">Numero massimo di vertici che è possibile creare con un grafo appena creato. </text:p>
                </table:table-cell>
              </table:table-row>
            </table:table>
            <text:p text:style-name="P39"/>
            <text:p text:style-name="P39"/>
          </table:table-cell>
        </table:table-row>
        <table:table-row>
          <table:table-cell table:style-name="Tabella19.A2" office:value-type="string">
            <text:p text:style-name="P102">OPERAZIONI</text:p>
          </table:table-cell>
          <table:table-cell table:style-name="Tabella19.B2" office:value-type="string">
            <table:table table:name="Tabella22" table:style-name="Tabella22">
              <table:table-column table:style-name="Tabella22.A"/>
              <table:table-column table:style-name="Tabella22.B"/>
              <table:table-row table:style-name="Tabella22.1">
                <table:table-cell table:style-name="Tabella22.A1" office:value-type="string">
                  <text:p text:style-name="P163">FIRMA</text:p>
                </table:table-cell>
                <table:table-cell table:style-name="Tabella22.B1" office:value-type="string">
                  <text:p text:style-name="P147">add_edge(graph: graph_t, peso: <text:span text:style-name="T20">double</text:span>, key_source: int, key_target: int): graph_t</text:p>
                </table:table-cell>
              </table:table-row>
              <table:table-row table:style-name="Tabella22.1">
                <table:table-cell table:style-name="Tabella22.A2" office:value-type="string">
                  <text:p text:style-name="P169">DESCRIZIONE</text:p>
                </table:table-cell>
                <table:table-cell table:style-name="Tabella22.B2" office:value-type="string">
                  <text:p text:style-name="P147">Scopo di questa funzione è quello di aggiungere un arco che parte dal nodo con chiave key_source e va a finire nel nodo con chiave key_target.</text:p>
                </table:table-cell>
              </table:table-row>
              <table:table-row table:style-name="Tabella22.1">
                <table:table-cell table:style-name="Tabella22.A2" office:value-type="string">
                  <text:p text:style-name="P163">PARAMETRI DI INPUT</text:p>
                </table:table-cell>
                <table:table-cell table:style-name="Tabella22.B2" office:value-type="string">
                  <text:p text:style-name="P147">graph: graph_t <text:tab/>- Grafo.</text:p>
                  <text:p text:style-name="P147">peso: <text:span text:style-name="T20">double</text:span><text:tab/>- Peso dell'arco da aggiungere.</text:p>
                  <text:p text:style-name="P147">key_source: int <text:tab/>- Chiave nodo sorgente.</text:p>
                  <text:p text:style-name="P147">key_target: int <text:tab/>- chiave nodo target.</text:p>
                </table:table-cell>
              </table:table-row>
              <table:table-row table:style-name="Tabella22.1">
                <table:table-cell table:style-name="Tabella22.A2" office:value-type="string">
                  <text:p text:style-name="P163">PARAMETRI DI OUTPUT</text:p>
                </table:table-cell>
                <table:table-cell table:style-name="Tabella22.B2" office:value-type="string">
                  <text:p text:style-name="P140"/>
                </table:table-cell>
              </table:table-row>
              <table:table-row table:style-name="Tabella22.1">
                <table:table-cell table:style-name="Tabella22.A2" office:value-type="string">
                  <text:p text:style-name="P163">PRE-CONDIZIONI</text:p>
                </table:table-cell>
                <table:table-cell table:style-name="Tabella22.B2" office:value-type="string">
                  <text:p text:style-name="P148">graph != NULL,</text:p>
                  <text:p text:style-name="P148">key_source riferisce a un nodo esistente,</text:p>
                  <text:p text:style-name="P148">key_target riferisce a un nodo esistente</text:p>
                </table:table-cell>
              </table:table-row>
              <table:table-row table:style-name="Tabella22.1">
                <table:table-cell table:style-name="Tabella22.A2" office:value-type="string">
                  <text:p text:style-name="P163">POST-CONDIZIONI</text:p>
                </table:table-cell>
                <table:table-cell table:style-name="Tabella22.B2" office:value-type="string">
                  <text:p text:style-name="P148">Il grafo passato in input e il grafo restituito in output, differiscono solo per l'aggiunta dell'arco che va da 'key_source' a 'key_target' di peso 'peso'.</text:p>
                </table:table-cell>
              </table:table-row>
              <table:table-row table:style-name="Tabella22.1">
                <table:table-cell table:style-name="Tabella22.A2" office:value-type="string">
                  <text:p text:style-name="P163">VALORE DI RITORNO</text:p>
                </table:table-cell>
                <table:table-cell table:style-name="Tabella22.B2" office:value-type="string">
                  <text:p text:style-name="P147">Restituisce un nuovo grafo contenente un arco che parte da key_source e va a finire in key_target. Se uno dei due nodi sorgente o destinazione non esiste nel grafo, il nuovo arco non viene aggiunto.</text:p>
                </table:table-cell>
              </table:table-row>
            </table:table>
            <text:p text:style-name="P25"/>
            <table:table table:name="Tabella23" table:style-name="Tabella23">
              <table:table-column table:style-name="Tabella23.A"/>
              <table:table-column table:style-name="Tabella23.B"/>
              <table:table-row>
                <table:table-cell table:style-name="Tabella23.A1" office:value-type="string">
                  <text:p text:style-name="P111">FIRMA</text:p>
                </table:table-cell>
                <table:table-cell table:style-name="Tabella23.B1" office:value-type="string">
                  <text:p text:style-name="P40">add_vertex(graph: graph_t, object: void *): graph_t</text:p>
                </table:table-cell>
              </table:table-row>
              <table:table-row>
                <table:table-cell table:style-name="Tabella23.A2" office:value-type="string">
                  <text:p text:style-name="P131">DESCRIZIONE</text:p>
                </table:table-cell>
                <table:table-cell table:style-name="Tabella23.B2" office:value-type="string">
                  <text:p text:style-name="P40">Scopo di questa funzione è quello di aggiungere un nuovo nodo al grafo, con oggetto object. La chiave del vertice assume valore graph-&gt;n_ver + 1.</text:p>
                </table:table-cell>
              </table:table-row>
              <table:table-row>
                <table:table-cell table:style-name="Tabella23.A2" office:value-type="string">
                  <text:p text:style-name="P111">PARAMETRI DI INPUT</text:p>
                </table:table-cell>
                <table:table-cell table:style-name="Tabella23.B2" office:value-type="string">
                  <text:p text:style-name="P40">graph: graph_t <text:tab/><text:tab/><text:tab/>- Grafo.</text:p>
                  <text:p text:style-name="P40">object: void * <text:tab/><text:tab/><text:tab/>- Dati satellite.</text:p>
                </table:table-cell>
              </table:table-row>
              <table:table-row>
                <table:table-cell table:style-name="Tabella23.A2" office:value-type="string">
                  <text:p text:style-name="P111">PARAMETRI DI OUTPUT</text:p>
                </table:table-cell>
                <table:table-cell table:style-name="Tabella23.B2" office:value-type="string">
                  <text:p text:style-name="P39"/>
                </table:table-cell>
              </table:table-row>
              <table:table-row>
                <table:table-cell table:style-name="Tabella23.A2" office:value-type="string">
                  <text:p text:style-name="P111">PRE-CONDIZION1</text:p>
                </table:table-cell>
                <table:table-cell table:style-name="Tabella23.B2" office:value-type="string">
                  <text:p text:style-name="P47">Graph != NULL</text:p>
                </table:table-cell>
              </table:table-row>
              <table:table-row>
                <table:table-cell table:style-name="Tabella23.A2" office:value-type="string">
                  <text:p text:style-name="P111">POST-CONDIZIONI</text:p>
                </table:table-cell>
                <table:table-cell table:style-name="Tabella23.B2" office:value-type="string">
                  <text:p text:style-name="P48">L'insieme dei vertici differisce dall'insieme dei vertici originario, per l'aggiunta di un vertice contenente l'oggetto passato in input.</text:p>
                </table:table-cell>
              </table:table-row>
              <table:table-row>
                <table:table-cell table:style-name="Tabella23.A2" office:value-type="string">
                  <text:p text:style-name="P111">VALORE DI RITORNO</text:p>
                </table:table-cell>
                <table:table-cell table:style-name="Tabella23.B2" office:value-type="string">
                  <text:p text:style-name="P40">Se il grafo dato in ingresso è diverso da NULL, la funzione restituisce i grafo contenente un nuovo vertice.</text:p>
                </table:table-cell>
              </table:table-row>
            </table:table>
            <text:p text:style-name="P39"/>
            <text:p text:style-name="P39"/>
            <table:table table:name="Tabella24" table:style-name="Tabella24">
              <table:table-column table:style-name="Tabella24.A"/>
              <table:table-column table:style-name="Tabella24.B"/>
              <table:table-row>
                <table:table-cell table:style-name="Tabella24.A1" office:value-type="string">
                  <text:p text:style-name="P111">FIRMA</text:p>
                </table:table-cell>
                <table:table-cell table:style-name="Tabella24.B1" office:value-type="string">
                  <text:p text:style-name="P40">delete_vertex(graph: graph_t, key: int): graph_t</text:p>
                </table:table-cell>
              </table:table-row>
              <table:table-row>
                <table:table-cell table:style-name="Tabella24.A2" office:value-type="string">
                  <text:p text:style-name="P131">DESCRIZIONE</text:p>
                </table:table-cell>
                <table:table-cell table:style-name="Tabella24.B2" office:value-type="string">
                  <text:p text:style-name="P40">Cancella un vertice da un grafo generico.</text:p>
                </table:table-cell>
              </table:table-row>
              <table:table-row>
                <table:table-cell table:style-name="Tabella24.A2" office:value-type="string">
                  <text:p text:style-name="P111">PARAMETRI DI INPUT</text:p>
                </table:table-cell>
                <table:table-cell table:style-name="Tabella24.B2" office:value-type="string">
                  <text:p text:style-name="P40">graph: graph_t<text:tab/>- Grafo.</text:p>
                  <text:p text:style-name="P40">key: int<text:tab/><text:tab/>- Chiave corrispondente al vertice da eliminare.</text:p>
                </table:table-cell>
              </table:table-row>
              <table:table-row>
                <table:table-cell table:style-name="Tabella24.A2" office:value-type="string">
                  <text:p text:style-name="P111">PARAMETRI DI OUTPUT</text:p>
                </table:table-cell>
                <table:table-cell table:style-name="Tabella24.B2" office:value-type="string">
                  <text:p text:style-name="P39"/>
                </table:table-cell>
              </table:table-row>
              <table:table-row>
                <table:table-cell table:style-name="Tabella24.A2" office:value-type="string">
                  <text:p text:style-name="P111">PRE-CONDIZION1</text:p>
                </table:table-cell>
                <table:table-cell table:style-name="Tabella24.B2" office:value-type="string">
                  <text:p text:style-name="P49">Graph != NULL</text:p>
                  <text:p text:style-name="P87">graph→V != NULL</text:p>
                  <text:p text:style-name="P86">key &gt;= 0</text:p>
                  <text:p text:style-name="P86">key &lt; n_vert</text:p>
                </table:table-cell>
              </table:table-row>
              <table:table-row>
                <table:table-cell table:style-name="Tabella24.A2" office:value-type="string">
                  <text:p text:style-name="P111">POST-CONDIZIONI</text:p>
                </table:table-cell>
                <table:table-cell table:style-name="Tabella24.B2" office:value-type="string">
                  <text:p text:style-name="P49">Grafo originariamente passato in input, meno il vertic<text:span text:style-name="T27">e</text:span> con chiave key.</text:p>
                </table:table-cell>
              </table:table-row>
              <table:table-row>
                <table:table-cell table:style-name="Tabella24.A2" office:value-type="string">
                  <text:p text:style-name="P111">VALORE DI RITORNO</text:p>
                </table:table-cell>
                <table:table-cell table:style-name="Tabella24.B2" office:value-type="string">
                  <text:p text:style-name="P40">Restituisce il grafo dato in ingresso, senza il vertice la cui chiave è key. Se key non esiste, non viene effettuata nessuna modifica.</text:p>
                </table:table-cell>
              </table:table-row>
            </table:table>
            <text:p text:style-name="P5"/>
            <text:p text:style-name="P5"/>
            <table:table table:name="Tabella21" table:style-name="Tabella21">
              <table:table-column table:style-name="Tabella21.A"/>
              <table:table-column table:style-name="Tabella21.B"/>
              <table:table-row>
                <table:table-cell table:style-name="Tabella21.A1" office:value-type="string">
                  <text:p text:style-name="P111">FIRMA</text:p>
                </table:table-cell>
                <table:table-cell table:style-name="Tabella21.B1" office:value-type="string">
                  <text:p text:style-name="P40">get_transposed(graph: graph_t): graph_t</text:p>
                </table:table-cell>
              </table:table-row>
              <table:table-row>
                <table:table-cell table:style-name="Tabella21.A2" office:value-type="string">
                  <text:p text:style-name="P131">DESCRIZIONE</text:p>
                </table:table-cell>
                <table:table-cell table:style-name="Tabella21.B2" office:value-type="string">
                  <text:p text:style-name="P40">Lo scopo di questa funzione è quello di calcolare il grafo trasposto del grafo dato in input.</text:p>
                </table:table-cell>
              </table:table-row>
              <table:table-row>
                <table:table-cell table:style-name="Tabella21.A2" office:value-type="string">
                  <text:p text:style-name="P111"><text:soft-page-break/>PARAMETRI DI INPUT</text:p>
                </table:table-cell>
                <table:table-cell table:style-name="Tabella21.B2" office:value-type="string">
                  <text:p text:style-name="P40">graph: graph_t <text:tab/>- Grafo.</text:p>
                </table:table-cell>
              </table:table-row>
              <table:table-row>
                <table:table-cell table:style-name="Tabella21.A2" office:value-type="string">
                  <text:p text:style-name="P111">PARAMETRI DI OUTPUT</text:p>
                </table:table-cell>
                <table:table-cell table:style-name="Tabella21.B2" office:value-type="string">
                  <text:p text:style-name="P39"/>
                </table:table-cell>
              </table:table-row>
              <table:table-row>
                <table:table-cell table:style-name="Tabella21.A2" office:value-type="string">
                  <text:p text:style-name="P111">PRE-CONDIZION1</text:p>
                </table:table-cell>
                <table:table-cell table:style-name="Tabella21.B2" office:value-type="string">
                  <text:p text:style-name="P50">Graph != NULL</text:p>
                </table:table-cell>
              </table:table-row>
              <table:table-row>
                <table:table-cell table:style-name="Tabella21.A2" office:value-type="string">
                  <text:p text:style-name="P111">POST-CONDIZIONI</text:p>
                </table:table-cell>
                <table:table-cell table:style-name="Tabella21.B2" office:value-type="string">
                  <text:p text:style-name="P53">Il grafo costruito, è il grafo trasposto del grafo dato in input.</text:p>
                </table:table-cell>
              </table:table-row>
              <table:table-row>
                <table:table-cell table:style-name="Tabella21.A2" office:value-type="string">
                  <text:p text:style-name="P111">VALORE DI RITORNO</text:p>
                </table:table-cell>
                <table:table-cell table:style-name="Tabella21.B2" office:value-type="string">
                  <text:p text:style-name="P42">Restituisce un nuovo grafo (trasposto), con gli stessi attributi di quello precedente.</text:p>
                </table:table-cell>
              </table:table-row>
            </table:table>
            <text:p text:style-name="P5"/>
            <text:p text:style-name="P5"/>
            <table:table table:name="Tabella25" table:style-name="Tabella25">
              <table:table-column table:style-name="Tabella25.A"/>
              <table:table-column table:style-name="Tabella25.B"/>
              <table:table-row>
                <table:table-cell table:style-name="Tabella25.A1" office:value-type="string">
                  <text:p text:style-name="P111">FIRMA</text:p>
                </table:table-cell>
                <table:table-cell table:style-name="Tabella25.B1" office:value-type="string">
                  <text:p text:style-name="P40">DFS(graph: graph_t, out pred: struct graph_node **): void</text:p>
                </table:table-cell>
              </table:table-row>
              <table:table-row>
                <table:table-cell table:style-name="Tabella25.A2" office:value-type="string">
                  <text:p text:style-name="P131">DESCRIZIONE</text:p>
                </table:table-cell>
                <table:table-cell table:style-name="Tabella25.B2" office:value-type="string">
                  <text:p text:style-name="P43">Effettua una visita in profondità dell'intero grafo.</text:p>
                </table:table-cell>
              </table:table-row>
              <table:table-row>
                <table:table-cell table:style-name="Tabella25.A2" office:value-type="string">
                  <text:p text:style-name="P111">PARAMETRI DI INPUT</text:p>
                </table:table-cell>
                <table:table-cell table:style-name="Tabella25.B2" office:value-type="string">
                  <text:p text:style-name="P43">graph: graph_t <text:tab/>- Grafo.</text:p>
                </table:table-cell>
              </table:table-row>
              <table:table-row>
                <table:table-cell table:style-name="Tabella25.A2" office:value-type="string">
                  <text:p text:style-name="P111">PARAMETRI DI OUTPUT</text:p>
                </table:table-cell>
                <table:table-cell table:style-name="Tabella25.B2" office:value-type="string">
                  <text:p text:style-name="P43">out pred: struct graph_node ** <text:s/>- Array dei predecessori.</text:p>
                </table:table-cell>
              </table:table-row>
              <table:table-row>
                <table:table-cell table:style-name="Tabella25.A2" office:value-type="string">
                  <text:p text:style-name="P111">PRE-CONDIZION1</text:p>
                </table:table-cell>
                <table:table-cell table:style-name="Tabella25.B2" office:value-type="string">
                  <text:p text:style-name="P54">Graph != NULL,</text:p>
                  <text:p text:style-name="P54">pred è diverso da NULL e ha un numero di locazioni (già allocate) pari a |V|</text:p>
                </table:table-cell>
              </table:table-row>
              <table:table-row>
                <table:table-cell table:style-name="Tabella25.A2" office:value-type="string">
                  <text:p text:style-name="P111">POST-CONDIZIONI</text:p>
                </table:table-cell>
                <table:table-cell table:style-name="Tabella25.B2" office:value-type="string">
                  <text:p text:style-name="P54">L'intero grafo è stato esplorato,</text:p>
                  <text:p text:style-name="P54">In pred è possibile recuperare la foresta DF generata dalla visita in profondità.</text:p>
                </table:table-cell>
              </table:table-row>
              <table:table-row>
                <table:table-cell table:style-name="Tabella25.A2" office:value-type="string">
                  <text:p text:style-name="P111">VALORE DI RITORNO</text:p>
                </table:table-cell>
                <table:table-cell table:style-name="Tabella25.B2" office:value-type="string">
                  <text:p text:style-name="P43">La funzione restituisce in pred l'array dei predecessori. E' compito del chiamante assicurarsi che pred abbia la giusta quantita' di memoria allocata e cioe' |V|.</text:p>
                </table:table-cell>
              </table:table-row>
            </table:table>
            <text:p text:style-name="P5"/>
            <text:p text:style-name="P5"/>
            <table:table table:name="Tabella26" table:style-name="Tabella26">
              <table:table-column table:style-name="Tabella26.A"/>
              <table:table-column table:style-name="Tabella26.B"/>
              <table:table-row>
                <table:table-cell table:style-name="Tabella26.A1" office:value-type="string">
                  <text:p text:style-name="P111">FIRMA</text:p>
                </table:table-cell>
                <table:table-cell table:style-name="Tabella26.B1" office:value-type="string">
                  <text:p text:style-name="P73">+ DFS_visit(graph: graph_t, source_key: int, <text:span text:style-name="T13">dfs_colors[]: enum color, data: struct dfs_visit_data *</text:span>, (*Pre_inspect)(source_key: int, data: void *): void *, (*Action)(source_key: int, data: void *): void *, (*Post_inspect)(source_key: int, data: void *): void *): <text:span text:style-name="T18">int</text:span></text:p>
                </table:table-cell>
              </table:table-row>
              <table:table-row>
                <table:table-cell table:style-name="Tabella26.A2" office:value-type="string">
                  <text:p text:style-name="P131">DESCRIZIONE</text:p>
                </table:table-cell>
                <table:table-cell table:style-name="Tabella26.B2" office:value-type="string">
                  <text:p text:style-name="P43">Effettua una visita in profondità del grafo, raggiungendo tutti i nodi raggiungibili da source_key.</text:p>
                </table:table-cell>
              </table:table-row>
              <table:table-row>
                <table:table-cell table:style-name="Tabella26.A2" office:value-type="string">
                  <text:p text:style-name="P111">PARAMETRI DI INPUT</text:p>
                </table:table-cell>
                <table:table-cell table:style-name="Tabella26.B2" office:value-type="string">
                  <text:p text:style-name="P43">graph: graph_t <text:tab/> <text:s text:c="15"/>- Grafo.</text:p>
                  <text:p text:style-name="P43">source_key: int <text:tab/> <text:s text:c="15"/>- Chiave del nodo sorgente.</text:p>
                  <text:p text:style-name="P70">dfs_colors[]: enum color <text:s text:c="4"/>- Array dei colori della visita.</text:p>
                  <text:p text:style-name="P73">data: <text:span text:style-name="T15">struct dfs_visit_data *</text:span>- <text:s/><text:span text:style-name="T15">Struct che racchiude i dati interni della dfs_visit per fare in modo che Pre_inspect, Inspect e Post_inspect possano utilizzare i dati della visita corrente</text:span>.</text:p>
                  <text:p text:style-name="P73">(*Pre_inspect)(<text:span text:style-name="T14">visit_data: struct dfs_visit_data *</text:span>): <text:span text:style-name="T18">int</text:span> - Questa funzione viene eseguita prima dell'ispezione del nodo corrente. <text:span text:style-name="T18">Se la funzione restituisce 0, il processo di ispezione non deve continuare.</text:span></text:p>
                  <text:p text:style-name="P74">(*Action)(<text:span text:style-name="T14">visit_data: struct dfs_visit_data *</text:span>): <text:span text:style-name="T18">int</text:span> - <text:span text:style-name="T13">Questa funzione viene eseguita per ogni arco uscente dal nodo sorgente, prima della chiamata ricorsiva. Se la funzione restituisce 0, il processo di ispezione non deve continuare.</text:span></text:p>
                  <text:p text:style-name="P74">(*Post_inspect)(<text:span text:style-name="T14">visit_data: struct dfs_visit_data *</text:span>): <text:span text:style-name="T18">int</text:span> - <text:span text:style-name="T13">Questa funzione viene eseguita al termine dell'ispezione della lista di adiacenza del nodo corrente. Se la funzione restituisce 0, il processo di ispezione non deve continuare.</text:span></text:p>
                </table:table-cell>
              </table:table-row>
              <table:table-row>
                <table:table-cell table:style-name="Tabella26.A2" office:value-type="string">
                  <text:p text:style-name="P111">PARAMETRI DI OUTPUT</text:p>
                </table:table-cell>
                <table:table-cell table:style-name="Tabella26.B2" office:value-type="string">
                  <text:p text:style-name="P43"/>
                </table:table-cell>
              </table:table-row>
              <table:table-row>
                <table:table-cell table:style-name="Tabella26.A2" office:value-type="string">
                  <text:p text:style-name="P111">PRE-CONDIZION1</text:p>
                </table:table-cell>
                <table:table-cell table:style-name="Tabella26.B2" office:value-type="string">
                  <text:p text:style-name="P57">Graph != NULL, </text:p>
                  <text:p text:style-name="P58">dfs_colors != NULL,</text:p>
                  <text:p text:style-name="P57">source_key fa' riferimento a un nodo esistente.</text:p>
                </table:table-cell>
              </table:table-row>
              <table:table-row>
                <table:table-cell table:style-name="Tabella26.A2" office:value-type="string">
                  <text:p text:style-name="P111">POST-CONDIZIONI</text:p>
                </table:table-cell>
                <table:table-cell table:style-name="Tabella26.B2" office:value-type="string">
                  <text:p text:style-name="P57">Tutti gli archi uscenti dal nodo 'source_key', sono stati ispezionati.</text:p>
                </table:table-cell>
              </table:table-row>
              <table:table-row>
                <table:table-cell table:style-name="Tabella26.A2" office:value-type="string">
                  <text:p text:style-name="P111">VALORE DI RITORNO</text:p>
                </table:table-cell>
                <table:table-cell table:style-name="Tabella26.B2" office:value-type="string">
                  <text:p text:style-name="P81">Restituisce un intero maggiore di 0 se il processo di esplorazione del <text:soft-page-break/>grafo deve continuare, altimenti restituisce 0 se deve terminare.</text:p>
                </table:table-cell>
              </table:table-row>
            </table:table>
            <text:p text:style-name="P5"/>
            <text:p text:style-name="P5"/>
            <text:p text:style-name="P12"/>
            <table:table table:name="Tabella55" table:style-name="Tabella55">
              <table:table-column table:style-name="Tabella55.A"/>
              <table:table-column table:style-name="Tabella55.B"/>
              <table:table-row>
                <table:table-cell table:style-name="Tabella55.A1" office:value-type="string">
                  <text:p text:style-name="P117">FIRMA</text:p>
                </table:table-cell>
                <table:table-cell table:style-name="Tabella55.B1" office:value-type="string">
                  <text:p text:style-name="P75">+ dfs_action(visit_data: struct dfs_visit_data *): <text:span text:style-name="T19">int</text:span></text:p>
                </table:table-cell>
              </table:table-row>
              <table:table-row>
                <table:table-cell table:style-name="Tabella55.A2" office:value-type="string">
                  <text:p text:style-name="P134">DESCRIZIONE</text:p>
                </table:table-cell>
                <table:table-cell table:style-name="Tabella55.B2" office:value-type="string">
                  <text:p text:style-name="P72">Azione da eseguire per ogni arco scoperto del grafo. Nel caso specifico l'azione da eseguire è l'assegnamento del predecessore.</text:p>
                </table:table-cell>
              </table:table-row>
              <table:table-row>
                <table:table-cell table:style-name="Tabella55.A2" office:value-type="string">
                  <text:p text:style-name="P117">PARAMETRI DI INPUT</text:p>
                </table:table-cell>
                <table:table-cell table:style-name="Tabella55.B2" office:value-type="string">
                  <text:p text:style-name="P75">visit_data: struct dfs_visit_data * - Dati della dfs_visit</text:p>
                </table:table-cell>
              </table:table-row>
              <table:table-row>
                <table:table-cell table:style-name="Tabella55.A2" office:value-type="string">
                  <text:p text:style-name="P117">PARAMETRI DI OUTPUT</text:p>
                </table:table-cell>
                <table:table-cell table:style-name="Tabella55.B2" office:value-type="string">
                  <text:p text:style-name="P71"/>
                </table:table-cell>
              </table:table-row>
              <table:table-row>
                <table:table-cell table:style-name="Tabella55.A2" office:value-type="string">
                  <text:p text:style-name="P117">PRE-CONDIZION1</text:p>
                </table:table-cell>
                <table:table-cell table:style-name="Tabella55.B2" office:value-type="string">
                  <text:p text:style-name="P75">visit_data != NULL,</text:p>
                  <text:p text:style-name="P75">visit_data→extra <text:span text:style-name="T16">punta all'array dei predecessori.</text:span></text:p>
                </table:table-cell>
              </table:table-row>
              <table:table-row>
                <table:table-cell table:style-name="Tabella55.A2" office:value-type="string">
                  <text:p text:style-name="P117">POST-CONDIZIONI</text:p>
                </table:table-cell>
                <table:table-cell table:style-name="Tabella55.B2" office:value-type="string">
                  <text:p text:style-name="P76">Nell'array pred, visit_data→curr_e→target→key è il predecessore di visit_data→source_key .</text:p>
                </table:table-cell>
              </table:table-row>
              <table:table-row>
                <table:table-cell table:style-name="Tabella55.A2" office:value-type="string">
                  <text:p text:style-name="P117">VALORE DI RITORNO</text:p>
                </table:table-cell>
                <table:table-cell table:style-name="Tabella55.B2" office:value-type="string">
                  <text:p text:style-name="P82">Restituisce un valore maggiore di 0 se l'ispezione del grafo deve continuare, 0 altrimenti.</text:p>
                </table:table-cell>
              </table:table-row>
            </table:table>
            <text:p text:style-name="P12"/>
            <table:table table:name="Tabella27" table:style-name="Tabella27">
              <table:table-column table:style-name="Tabella27.A"/>
              <table:table-column table:style-name="Tabella27.B"/>
              <table:table-row>
                <table:table-cell table:style-name="Tabella27.A1" office:value-type="string">
                  <text:p text:style-name="P111">FIRMA</text:p>
                </table:table-cell>
                <table:table-cell table:style-name="Tabella27.B1" office:value-type="string">
                  <text:p text:style-name="P40">BFS(graph: graph_t, source_key: int, out pred: struct graph_node **, out dist: int **): void</text:p>
                </table:table-cell>
              </table:table-row>
              <table:table-row>
                <table:table-cell table:style-name="Tabella27.A2" office:value-type="string">
                  <text:p text:style-name="P131">DESCRIZIONE</text:p>
                </table:table-cell>
                <table:table-cell table:style-name="Tabella27.B2" office:value-type="string">
                  <text:p text:style-name="P43">Effettua una visita in ampiezza dell'intero grafo, partendo dal nodo source_key.</text:p>
                </table:table-cell>
              </table:table-row>
              <table:table-row>
                <table:table-cell table:style-name="Tabella27.A2" office:value-type="string">
                  <text:p text:style-name="P111">PARAMETRI DI INPUT</text:p>
                </table:table-cell>
                <table:table-cell table:style-name="Tabella27.B2" office:value-type="string">
                  <text:p text:style-name="P43">graph: graph_t <text:tab/>- Grafo.</text:p>
                  <text:p text:style-name="P43">source_key: int <text:tab/>- Chiave del nodo sorgente.</text:p>
                </table:table-cell>
              </table:table-row>
              <table:table-row>
                <table:table-cell table:style-name="Tabella27.A2" office:value-type="string">
                  <text:p text:style-name="P111">PARAMETRI DI OUTPUT</text:p>
                </table:table-cell>
                <table:table-cell table:style-name="Tabella27.B2" office:value-type="string">
                  <text:p text:style-name="P43">out pred: struct graph_node ** - Array dei predecessori.</text:p>
                  <text:p text:style-name="P43">out dist: int * <text:s/><text:tab/> <text:s text:c="23"/>- Array delle distanza.</text:p>
                </table:table-cell>
              </table:table-row>
              <table:table-row>
                <table:table-cell table:style-name="Tabella27.A2" office:value-type="string">
                  <text:p text:style-name="P111">PRE-CONDIZION1</text:p>
                </table:table-cell>
                <table:table-cell table:style-name="Tabella27.B2" office:value-type="string">
                  <text:p text:style-name="P59">Graph != NULL,</text:p>
                  <text:p text:style-name="P59">source_key fa riferimento a un nodo esistente,</text:p>
                  <text:p text:style-name="P59">Se pred != NULL allora pred punta a un'area di memoria di |V| locazioni,</text:p>
                  <text:p text:style-name="P59">Se dist != NULL allora dist punta a un'area di memoria di |V| locazioni.</text:p>
                </table:table-cell>
              </table:table-row>
              <table:table-row>
                <table:table-cell table:style-name="Tabella27.A2" office:value-type="string">
                  <text:p text:style-name="P111">POST-CONDIZIONI</text:p>
                </table:table-cell>
                <table:table-cell table:style-name="Tabella27.B2" office:value-type="string">
                  <text:p text:style-name="P59">Sono stati esplorati tutti i vertici raggiungibili da source_key,</text:p>
                  <text:p text:style-name="P59">Se pred era originariamente diverso da NULL, è possibile recuperare in esso l'albero BF della visita in ampiezza,</text:p>
                  <text:p text:style-name="P59">Se dist era originariamente diverso da NULL, è possibile recuperare in esso le distanze minime dal vertice sorgente source_key.</text:p>
                </table:table-cell>
              </table:table-row>
              <table:table-row>
                <table:table-cell table:style-name="Tabella27.A2" office:value-type="string">
                  <text:p text:style-name="P111">VALORE DI RITORNO</text:p>
                </table:table-cell>
                <table:table-cell table:style-name="Tabella27.B2" office:value-type="string">
                  <text:p text:style-name="P43">La funzione restituisce in pred l'array dei pedecessori e in dist l'array delle distanze dal nodo sorgente. Se il chiamante non è interessato a uno dei due parametri di output, puo' passare NULL al parametro corrispondente.</text:p>
                </table:table-cell>
              </table:table-row>
            </table:table>
            <text:p text:style-name="P5"/>
            <text:p text:style-name="P5"/>
            <table:table table:name="Tabella28" table:style-name="Tabella28">
              <table:table-column table:style-name="Tabella28.A"/>
              <table:table-column table:style-name="Tabella28.B"/>
              <table:table-row>
                <table:table-cell table:style-name="Tabella28.A1" office:value-type="string">
                  <text:p text:style-name="P111">FIRMA</text:p>
                </table:table-cell>
                <table:table-cell table:style-name="Tabella28.B1" office:value-type="string">
                  <text:p text:style-name="P41">print_path(graph: graph_t, from: struct graph_node *, to: struct graph_node *, pred: struct graph_node **, <text:span text:style-name="T29">(*Print)(obj: void *): void</text:span>): void</text:p>
                </table:table-cell>
              </table:table-row>
              <table:table-row>
                <table:table-cell table:style-name="Tabella28.A2" office:value-type="string">
                  <text:p text:style-name="P131">DESCRIZIONE</text:p>
                </table:table-cell>
                <table:table-cell table:style-name="Tabella28.B2" office:value-type="string">
                  <text:p text:style-name="P43">Stampa un percorso che parte dal nodo 'from' e finisce nel nodo 'to', entrambi dati in ingresso. Tale funzione si avvale dell'array dei predecessori per raggiungere il suo scopo.</text:p>
                </table:table-cell>
              </table:table-row>
              <table:table-row>
                <table:table-cell table:style-name="Tabella28.A2" office:value-type="string">
                  <text:p text:style-name="P111">PARAMETRI DI INPUT</text:p>
                </table:table-cell>
                <table:table-cell table:style-name="Tabella28.B2" office:value-type="string">
                  <text:p text:style-name="P43">graph: graph_t<text:tab/><text:tab/> <text:s text:c="2"/>- Grafo.</text:p>
                  <text:p text:style-name="P43">from: struct graph_node * <text:s text:c="3"/>- Nodo sorgente.</text:p>
                  <text:p text:style-name="P43">to: struct graph_node *<text:tab/> <text:s text:c="2"/>- Nodo di destinazione.</text:p>
                  <text:p text:style-name="P43">pred: struct graph_node ** <text:s/>- Array dei predecessori.</text:p>
                  <text:p text:style-name="P41"><text:bookmark-start text:name="__DdeLink__2393_675119274"/><text:span text:style-name="T29">(*Print)(obj: void *): void</text:span><text:bookmark-end text:name="__DdeLink__2393_675119274"/><text:span text:style-name="T29"> <text:s text:c="3"/>- Funzione per stampare;</text:span></text:p>
                </table:table-cell>
              </table:table-row>
              <table:table-row>
                <table:table-cell table:style-name="Tabella28.A2" office:value-type="string">
                  <text:p text:style-name="P111">PARAMETRI DI OUTPUT</text:p>
                </table:table-cell>
                <table:table-cell table:style-name="Tabella28.B2" office:value-type="string">
                  <text:p text:style-name="P39"/>
                </table:table-cell>
              </table:table-row>
              <table:table-row>
                <table:table-cell table:style-name="Tabella28.A2" office:value-type="string">
                  <text:p text:style-name="P111"><text:soft-page-break/>PRE-CONDIZION1</text:p>
                </table:table-cell>
                <table:table-cell table:style-name="Tabella28.B2" office:value-type="string">
                  <text:p text:style-name="P60">Graph != NULL,</text:p>
                  <text:p text:style-name="P88">Print != NULL,</text:p>
                  <text:p text:style-name="P60">from è un nodo esistente di graph,</text:p>
                  <text:p text:style-name="P60">to è un nodo esistente di graph,</text:p>
                  <text:p text:style-name="P60">pred != NULL.</text:p>
                </table:table-cell>
              </table:table-row>
              <table:table-row>
                <table:table-cell table:style-name="Tabella28.A2" office:value-type="string">
                  <text:p text:style-name="P111">POST-CONDIZIONI</text:p>
                </table:table-cell>
                <table:table-cell table:style-name="Tabella28.B2" office:value-type="string">
                  <text:p text:style-name="P39"/>
                </table:table-cell>
              </table:table-row>
              <table:table-row>
                <table:table-cell table:style-name="Tabella28.A2" office:value-type="string">
                  <text:p text:style-name="P111">VALORE DI RITORNO</text:p>
                </table:table-cell>
                <table:table-cell table:style-name="Tabella28.B2" office:value-type="string">
                  <text:p text:style-name="P39"/>
                </table:table-cell>
              </table:table-row>
            </table:table>
            <text:p text:style-name="P5"/>
            <text:p text:style-name="P5"/>
            <table:table table:name="Tabella29" table:style-name="Tabella29">
              <table:table-column table:style-name="Tabella29.A"/>
              <table:table-column table:style-name="Tabella29.B"/>
              <table:table-row>
                <table:table-cell table:style-name="Tabella29.A1" office:value-type="string">
                  <text:p text:style-name="P111">FIRMA</text:p>
                </table:table-cell>
                <table:table-cell table:style-name="Tabella29.B1" office:value-type="string">
                  <text:p text:style-name="P40">get_new_graph(<text:span text:style-name="T11">op: struct operations *</text:span>): graph_t</text:p>
                </table:table-cell>
              </table:table-row>
              <table:table-row>
                <table:table-cell table:style-name="Tabella29.A2" office:value-type="string">
                  <text:p text:style-name="P131">DESCRIZIONE</text:p>
                </table:table-cell>
                <table:table-cell table:style-name="Tabella29.B2" office:value-type="string">
                  <text:p text:style-name="P43">Lo scopo di questa funzione è quello di allocare e inizializzare opportunamente un nuovo grafo e restituirlo in output.</text:p>
                </table:table-cell>
              </table:table-row>
              <table:table-row>
                <table:table-cell table:style-name="Tabella29.A2" office:value-type="string">
                  <text:p text:style-name="P111">PARAMETRI DI INPUT</text:p>
                </table:table-cell>
                <table:table-cell table:style-name="Tabella29.B2" office:value-type="string">
                  <text:p text:style-name="P61">op: struct operations * - Struttura delle operazioni.</text:p>
                </table:table-cell>
              </table:table-row>
              <table:table-row>
                <table:table-cell table:style-name="Tabella29.A2" office:value-type="string">
                  <text:p text:style-name="P111">PARAMETRI DI OUTPUT</text:p>
                </table:table-cell>
                <table:table-cell table:style-name="Tabella29.B2" office:value-type="string">
                  <text:p text:style-name="P39"/>
                </table:table-cell>
              </table:table-row>
              <table:table-row>
                <table:table-cell table:style-name="Tabella29.A2" office:value-type="string">
                  <text:p text:style-name="P111">PRE-CONDIZION1</text:p>
                </table:table-cell>
                <table:table-cell table:style-name="Tabella29.B2" office:value-type="string">
                  <text:p text:style-name="P61">Op != NULL</text:p>
                </table:table-cell>
              </table:table-row>
              <table:table-row>
                <table:table-cell table:style-name="Tabella29.A2" office:value-type="string">
                  <text:p text:style-name="P111">POST-CONDIZIONI</text:p>
                </table:table-cell>
                <table:table-cell table:style-name="Tabella29.B2" office:value-type="string">
                  <text:p text:style-name="P39"/>
                </table:table-cell>
              </table:table-row>
              <table:table-row>
                <table:table-cell table:style-name="Tabella29.A2" office:value-type="string">
                  <text:p text:style-name="P111">VALORE DI RITORNO</text:p>
                </table:table-cell>
                <table:table-cell table:style-name="Tabella29.B2" office:value-type="string">
                  <text:p text:style-name="P43">Restituisce un nuovo grafo con 0 vertici e E == NULL.</text:p>
                </table:table-cell>
              </table:table-row>
            </table:table>
            <text:p text:style-name="P5"/>
            <text:p text:style-name="P5"/>
            <table:table table:name="Tabella30" table:style-name="Tabella30">
              <table:table-column table:style-name="Tabella30.A"/>
              <table:table-column table:style-name="Tabella30.B"/>
              <table:table-row>
                <table:table-cell table:style-name="Tabella30.A1" office:value-type="string">
                  <text:p text:style-name="P111">FIRMA</text:p>
                </table:table-cell>
                <table:table-cell table:style-name="Tabella30.B1" office:value-type="string">
                  <text:p text:style-name="P65">+ random_E(<text:span text:style-name="T33">V: struct graph_node, n_vert: int, </text:span>min_peso: <text:span text:style-name="T20">double</text:span>, max_peso: <text:span text:style-name="T20">double</text:span>): void *</text:p>
                </table:table-cell>
              </table:table-row>
              <table:table-row>
                <table:table-cell table:style-name="Tabella30.A2" office:value-type="string">
                  <text:p text:style-name="P131">DESCRIZIONE</text:p>
                </table:table-cell>
                <table:table-cell table:style-name="Tabella30.B2" office:value-type="string">
                  <text:p text:style-name="P43">Genera <text:span text:style-name="T12">l'insieme degli archi in maniera random</text:span>.</text:p>
                </table:table-cell>
              </table:table-row>
              <table:table-row>
                <table:table-cell table:style-name="Tabella30.A2" office:value-type="string">
                  <text:p text:style-name="P111">PARAMETRI DI INPUT</text:p>
                </table:table-cell>
                <table:table-cell table:style-name="Tabella30.B2" office:value-type="string">
                  <text:p text:style-name="P96">V: struct graph_node ** <text:s text:c="3"/>- insime dei vertici</text:p>
                  <text:p text:style-name="P66"><text:span text:style-name="T32">n_vert</text:span> <text:s text:c="31"/>- <text:span text:style-name="T32">int</text:span>.</text:p>
                  <text:p text:style-name="P43">min_peso: <text:span text:style-name="T20">double</text:span><text:tab/>- Peso minimo.</text:p>
                  <text:p text:style-name="P43">max_peso: <text:span text:style-name="T20">double</text:span><text:tab/>- Peso massimo.</text:p>
                  <text:p text:style-name="P93">Op: struct operations *: struttura delle operazioni</text:p>
                </table:table-cell>
              </table:table-row>
              <table:table-row>
                <table:table-cell table:style-name="Tabella30.A2" office:value-type="string">
                  <text:p text:style-name="P111">PARAMETRI DI OUTPUT</text:p>
                </table:table-cell>
                <table:table-cell table:style-name="Tabella30.B2" office:value-type="string">
                  <text:p text:style-name="P39"/>
                </table:table-cell>
              </table:table-row>
              <table:table-row>
                <table:table-cell table:style-name="Tabella30.A2" office:value-type="string">
                  <text:p text:style-name="P111">PRE-CONDIZION1</text:p>
                </table:table-cell>
                <table:table-cell table:style-name="Tabella30.B2" office:value-type="string">
                  <text:p text:style-name="P96">V != NULL,</text:p>
                  <text:p text:style-name="P97">L’insieme V ha esattamente n_vert vertici,</text:p>
                  <text:p text:style-name="P93">Op != NULL,</text:p>
                  <text:p text:style-name="P64">min_peso &lt;= max_peso.</text:p>
                </table:table-cell>
              </table:table-row>
              <table:table-row>
                <table:table-cell table:style-name="Tabella30.A2" office:value-type="string">
                  <text:p text:style-name="P111">POST-CONDIZIONI</text:p>
                </table:table-cell>
                <table:table-cell table:style-name="Tabella30.B2" office:value-type="string">
                  <text:p text:style-name="P64">l'insieme E è costituito da un numero casuale di archi, ognuno con un peso che oscilla tra min_peso e max_peso, estremi compresi.</text:p>
                </table:table-cell>
              </table:table-row>
              <table:table-row>
                <table:table-cell table:style-name="Tabella30.A2" office:value-type="string">
                  <text:p text:style-name="P111">VALORE DI RITORNO</text:p>
                </table:table-cell>
                <table:table-cell table:style-name="Tabella30.B2" office:value-type="string">
                  <text:p text:style-name="P43">Restituisce un nuovo <text:span text:style-name="T12">insieme degli archi random</text:span>.</text:p>
                </table:table-cell>
              </table:table-row>
            </table:table>
            <text:p text:style-name="P5"/>
            <text:p text:style-name="P11"/>
            <table:table table:name="Tabella52" table:style-name="Tabella52">
              <table:table-column table:style-name="Tabella52.A"/>
              <table:table-column table:style-name="Tabella52.B"/>
              <table:table-row table:style-name="Tabella52.1">
                <table:table-cell table:style-name="Tabella52.A1" office:value-type="string">
                  <text:p text:style-name="P164">FIRMA</text:p>
                </table:table-cell>
                <table:table-cell table:style-name="Tabella52.B1" office:value-type="string">
                  <text:p text:style-name="P152">+ change_rappresentation(graph: graph_t, new_op: struct operations *): graph_t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170">DESCRIZIONE</text:p>
                </table:table-cell>
                <table:table-cell table:style-name="Tabella52.B2" office:value-type="string">
                  <text:p text:style-name="P152">Cambia la rappresentazione interna del grafo passato in input.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164">PARAMETRI DI INPUT</text:p>
                </table:table-cell>
                <table:table-cell table:style-name="Tabella52.B2" office:value-type="string">
                  <text:p text:style-name="P152">graph: graph_t <text:s text:c="25"/>- Grafo.</text:p>
                  <text:p text:style-name="P152">new_op: struct operations * <text:s text:c="4"/>- Nuova struttura delle operazioni che opera sul nuovo grafo. Ad esempio, se graph è un grafo a matrice di adiacenza e ne vogliamo uno a liste di adiacenza, si deve passare una struttura delle operazioni di un grafo a liste di adiacenza.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164">PARAMETRI DI OUTPUT</text:p>
                </table:table-cell>
                <table:table-cell table:style-name="Tabella52.B2" office:value-type="string">
                  <text:p text:style-name="P141"/>
                </table:table-cell>
              </table:table-row>
              <table:table-row table:style-name="Tabella52.1">
                <table:table-cell table:style-name="Tabella52.A2" office:value-type="string">
                  <text:p text:style-name="P164">PRE-CONDIZIONI</text:p>
                </table:table-cell>
                <table:table-cell table:style-name="Tabella52.B2" office:value-type="string">
                  <text:p text:style-name="P152">Graph != NULL,</text:p>
                  <text:p text:style-name="P152">new_op != NULL</text:p>
                </table:table-cell>
              </table:table-row>
              <table:table-row table:style-name="Tabella52.1">
                <table:table-cell table:style-name="Tabella52.A2" office:value-type="string">
                  <text:p text:style-name="P164">POST-CONDIZIONI</text:p>
                </table:table-cell>
                <table:table-cell table:style-name="Tabella52.B2" office:value-type="string">
                  <text:p text:style-name="P141"/>
                </table:table-cell>
              </table:table-row>
              <table:table-row table:style-name="Tabella52.1">
                <table:table-cell table:style-name="Tabella52.A2" office:value-type="string">
                  <text:p text:style-name="P164">VALORE DI RITORNO</text:p>
                </table:table-cell>
                <table:table-cell table:style-name="Tabella52.B2" office:value-type="string">
                  <text:p text:style-name="P153">Restituisce un nuovo grafo.</text:p>
                </table:table-cell>
              </table:table-row>
            </table:table>
            <text:p text:style-name="P11"><text:soft-page-break/></text:p>
            <text:p text:style-name="P15"/>
            <table:table table:name="Tabella64" table:style-name="Tabella64">
              <table:table-column table:style-name="Tabella64.A"/>
              <table:table-column table:style-name="Tabella64.B"/>
              <table:table-row table:style-name="Tabella64.1">
                <table:table-cell table:style-name="Tabella64.A1" office:value-type="string">
                  <text:p text:style-name="P165">FIRMA</text:p>
                </table:table-cell>
                <table:table-cell table:style-name="Tabella64.B1" office:value-type="string">
                  <text:p text:style-name="P154">+ is_acyclic(graph: graph_t): int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171">DESCRIZIONE</text:p>
                </table:table-cell>
                <table:table-cell table:style-name="Tabella64.B2" office:value-type="string">
                  <text:p text:style-name="P154">Verifica se un grafo è aciclico.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165">PARAMETRI DI INPUT</text:p>
                </table:table-cell>
                <table:table-cell table:style-name="Tabella64.B2" office:value-type="string">
                  <text:p text:style-name="P154">Graph: graph_t - Grafo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165">PARAMETRI DI OUTPUT</text:p>
                </table:table-cell>
                <table:table-cell table:style-name="Tabella64.B2" office:value-type="string">
                  <text:p text:style-name="P142"/>
                </table:table-cell>
              </table:table-row>
              <table:table-row table:style-name="Tabella64.1">
                <table:table-cell table:style-name="Tabella64.A2" office:value-type="string">
                  <text:p text:style-name="P165">PRE-CONDIZIONI</text:p>
                </table:table-cell>
                <table:table-cell table:style-name="Tabella64.B2" office:value-type="string">
                  <text:p text:style-name="P154">Graph != NULL</text:p>
                </table:table-cell>
              </table:table-row>
              <table:table-row table:style-name="Tabella64.1">
                <table:table-cell table:style-name="Tabella64.A2" office:value-type="string">
                  <text:p text:style-name="P165">POST-CONDIZIONI</text:p>
                </table:table-cell>
                <table:table-cell table:style-name="Tabella64.B2" office:value-type="string">
                  <text:p text:style-name="P142"/>
                </table:table-cell>
              </table:table-row>
              <table:table-row table:style-name="Tabella64.1">
                <table:table-cell table:style-name="Tabella64.A2" office:value-type="string">
                  <text:p text:style-name="P165">VALORE DI RITORNO</text:p>
                </table:table-cell>
                <table:table-cell table:style-name="Tabella64.B2" office:value-type="string">
                  <text:p text:style-name="P154">Se il grafo è aciclico, la funzione restituisce un valore maggiore di 0, altrimenti restituisce 0.</text:p>
                </table:table-cell>
              </table:table-row>
            </table:table>
            <text:p text:style-name="P15"/>
            <text:p text:style-name="P16"/>
            <table:table table:name="Tabella65" table:style-name="Tabella65">
              <table:table-column table:style-name="Tabella65.A"/>
              <table:table-column table:style-name="Tabella65.B"/>
              <table:table-row table:style-name="Tabella65.1">
                <table:table-cell table:style-name="Tabella65.A1" office:value-type="string">
                  <text:p text:style-name="P166">FIRMA</text:p>
                </table:table-cell>
                <table:table-cell table:style-name="Tabella65.B1" office:value-type="string">
                  <text:p text:style-name="P155">+ is_acyclic_action(visit_data: struct dfs_visit_data *): int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172">DESCRIZIONE</text:p>
                </table:table-cell>
                <table:table-cell table:style-name="Tabella65.B2" office:value-type="string">
                  <text:p text:style-name="P155">Azione di verifica di un grafo acilcico. Usata come callback nella dfs_visit.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166">PARAMETRI DI INPUT</text:p>
                </table:table-cell>
                <table:table-cell table:style-name="Tabella65.B2" office:value-type="string">
                  <text:p text:style-name="P155">visit_data: struct dfs_visit_data * - data della visita.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166">PARAMETRI DI OUTPUT</text:p>
                </table:table-cell>
                <table:table-cell table:style-name="Tabella65.B2" office:value-type="string">
                  <text:p text:style-name="P143"/>
                </table:table-cell>
              </table:table-row>
              <table:table-row table:style-name="Tabella65.1">
                <table:table-cell table:style-name="Tabella65.A2" office:value-type="string">
                  <text:p text:style-name="P166">PRE-CONDIZIONI</text:p>
                </table:table-cell>
                <table:table-cell table:style-name="Tabella65.B2" office:value-type="string">
                  <text:p text:style-name="P155">Data != NULL</text:p>
                </table:table-cell>
              </table:table-row>
              <table:table-row table:style-name="Tabella65.1">
                <table:table-cell table:style-name="Tabella65.A2" office:value-type="string">
                  <text:p text:style-name="P166">POST-CONDIZIONI</text:p>
                </table:table-cell>
                <table:table-cell table:style-name="Tabella65.B2" office:value-type="string">
                  <text:p text:style-name="P143"/>
                </table:table-cell>
              </table:table-row>
              <table:table-row table:style-name="Tabella65.1">
                <table:table-cell table:style-name="Tabella65.A2" office:value-type="string">
                  <text:p text:style-name="P166">VALORE DI RITORNO</text:p>
                </table:table-cell>
                <table:table-cell table:style-name="Tabella65.B2" office:value-type="string">
                  <text:p text:style-name="P155">Ritorna 0 se incontra un vertice colorato di grigio.</text:p>
                </table:table-cell>
              </table:table-row>
            </table:table>
            <text:p text:style-name="P16"/>
            <text:p text:style-name="P17"/>
            <table:table table:name="Tabella66" table:style-name="Tabella66">
              <table:table-column table:style-name="Tabella66.A"/>
              <table:table-column table:style-name="Tabella66.B"/>
              <table:table-row>
                <table:table-cell table:style-name="Tabella66.A1" office:value-type="string">
                  <text:p text:style-name="P120">FIRMA</text:p>
                </table:table-cell>
                <table:table-cell table:style-name="Tabella66.B1" office:value-type="string">
                  <text:p text:style-name="P84">+ destroy_graph(graph: graph_t, <text:span text:style-name="T34">(*Destroy_obj)(void *obj)</text:span>): void</text:p>
                </table:table-cell>
              </table:table-row>
              <table:table-row>
                <table:table-cell table:style-name="Tabella66.A2" office:value-type="string">
                  <text:p text:style-name="P135">DESCRIZIONE</text:p>
                </table:table-cell>
                <table:table-cell table:style-name="Tabella66.B2" office:value-type="string">
                  <text:p text:style-name="P84">Distrugge il grafo passato in input.</text:p>
                </table:table-cell>
              </table:table-row>
              <table:table-row>
                <table:table-cell table:style-name="Tabella66.A2" office:value-type="string">
                  <text:p text:style-name="P120">PARAMETRI DI INPUT</text:p>
                </table:table-cell>
                <table:table-cell table:style-name="Tabella66.B2" office:value-type="string">
                  <text:p text:style-name="P84">Graph: graph_t – Grafo.</text:p>
                  <text:p text:style-name="P98">(*Destroy_obj)(void *obj) – Funzione per distruggere l’oggetto.</text:p>
                </table:table-cell>
              </table:table-row>
              <table:table-row>
                <table:table-cell table:style-name="Tabella66.A2" office:value-type="string">
                  <text:p text:style-name="P120">PARAMETRI DI OUTPUT</text:p>
                </table:table-cell>
                <table:table-cell table:style-name="Tabella66.B2" office:value-type="string">
                  <text:p text:style-name="P83"/>
                </table:table-cell>
              </table:table-row>
              <table:table-row>
                <table:table-cell table:style-name="Tabella66.A2" office:value-type="string">
                  <text:p text:style-name="P120">PRE-CONDIZION1</text:p>
                </table:table-cell>
                <table:table-cell table:style-name="Tabella66.B2" office:value-type="string">
                  <text:p text:style-name="P84">Graph != NULL</text:p>
                </table:table-cell>
              </table:table-row>
              <table:table-row>
                <table:table-cell table:style-name="Tabella66.A2" office:value-type="string">
                  <text:p text:style-name="P120">POST-CONDIZIONI</text:p>
                </table:table-cell>
                <table:table-cell table:style-name="Tabella66.B2" office:value-type="string">
                  <text:p text:style-name="P84">La memoria occupata dal grafo è completamente deallocata, tranne gli oggetti dei singoli nodi del grafo. </text:p>
                </table:table-cell>
              </table:table-row>
              <table:table-row>
                <table:table-cell table:style-name="Tabella66.A2" office:value-type="string">
                  <text:p text:style-name="P120">VALORE DI RITORNO</text:p>
                </table:table-cell>
                <table:table-cell table:style-name="Tabella66.B2" office:value-type="string">
                  <text:p text:style-name="P83"/>
                </table:table-cell>
              </table:table-row>
            </table:table>
            <text:p text:style-name="P17"/>
            <text:p text:style-name="P20"/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21">FIRMA</text:p>
                </table:table-cell>
                <table:table-cell table:style-name="Table1.B1" office:value-type="string">
                  <text:p text:style-name="P90">+ random_graph(op: struct operations *, min_vert: int, max_vert: int, <text:span text:style-name="T31">min_peso: double, max_peso: double,</text:span> <text:span text:style-name="T30">(*Rand_obj)(void): void *</text:span>): graph_t</text:p>
                </table:table-cell>
              </table:table-row>
              <table:table-row>
                <table:table-cell table:style-name="Table1.A2" office:value-type="string">
                  <text:p text:style-name="P136">DESCRIZIONE</text:p>
                </table:table-cell>
                <table:table-cell table:style-name="Table1.B2" office:value-type="string">
                  <text:p text:style-name="P90">Genera un grafo casuale che ha un numero di vertici compreso tra min_vert e max_vert</text:p>
                </table:table-cell>
              </table:table-row>
              <table:table-row>
                <table:table-cell table:style-name="Table1.A2" office:value-type="string">
                  <text:p text:style-name="P121">PARAMETRI DI INPUT</text:p>
                </table:table-cell>
                <table:table-cell table:style-name="Table1.B2" office:value-type="string">
                  <text:p text:style-name="P90">op: struct operations *: Struttura delle operazioni</text:p>
                  <text:p text:style-name="P90">min_vert: int <text:s text:c="14"/>: Estremo inferiore numero vertici</text:p>
                  <text:p text:style-name="P90">max_vert: int <text:s text:c="13"/>: Estremo superiore numero vertici</text:p>
                  <text:p text:style-name="P92">min_peso: double <text:s text:c="6"/>: Peso minimo di ogni arco</text:p>
                  <text:p text:style-name="P92">max_peso: double <text:s text:c="5"/>: Peso massimo di ogni arco</text:p>
                  <text:p text:style-name="P91">Rand_obj <text:s text:c="19"/>: Funzione che genera l’oggetto</text:p>
                </table:table-cell>
              </table:table-row>
              <table:table-row>
                <table:table-cell table:style-name="Table1.A2" office:value-type="string">
                  <text:p text:style-name="P121">PARAMETRI DI OUTPUT</text:p>
                </table:table-cell>
                <table:table-cell table:style-name="Table1.B2" office:value-type="string">
                  <text:p text:style-name="P89"/>
                </table:table-cell>
              </table:table-row>
              <table:table-row>
                <table:table-cell table:style-name="Table1.A2" office:value-type="string">
                  <text:p text:style-name="P121">PRE-CONDIZION1</text:p>
                </table:table-cell>
                <table:table-cell table:style-name="Table1.B2" office:value-type="string">
                  <text:p text:style-name="P90">Op != NULL,</text:p>
                  <text:p text:style-name="P90">0 &lt; min_vert &lt; max_vert</text:p>
                </table:table-cell>
              </table:table-row>
              <table:table-row>
                <table:table-cell table:style-name="Table1.A2" office:value-type="string">
                  <text:p text:style-name="P121">POST-CONDIZIONI</text:p>
                </table:table-cell>
                <table:table-cell table:style-name="Table1.B2" office:value-type="string">
                  <text:p text:style-name="P85"/>
                </table:table-cell>
              </table:table-row>
              <table:table-row>
                <table:table-cell table:style-name="Table1.A2" office:value-type="string">
                  <text:p text:style-name="P121"><text:soft-page-break/>VALORE DI RITORNO</text:p>
                </table:table-cell>
                <table:table-cell table:style-name="Table1.B2" office:value-type="string">
                  <text:p text:style-name="P90">Restituisce un grafo con un numero di nodi compreso tra min_vert e max_vert.</text:p>
                </table:table-cell>
              </table:table-row>
            </table:table>
            <text:p text:style-name="P20"/>
          </table:table-cell>
        </table:table-row>
      </table:table>
      <text:p text:style-name="P5"/>
      <text:p text:style-name="P6"/>
      <table:table table:name="Tabella31" table:style-name="Tabella31">
        <table:table-column table:style-name="Tabella31.A"/>
        <table:table-column table:style-name="Tabella31.B"/>
        <table:table-row>
          <table:table-cell table:style-name="Tabella31.A1" office:value-type="string">
            <text:p text:style-name="P103">ELEMENTO</text:p>
          </table:table-cell>
          <table:table-cell table:style-name="Tabella31.B1" office:value-type="string">
            <text:p text:style-name="P44"><text:s/><text:span text:style-name="T1">&lt;&lt;source&gt;&gt;</text:span></text:p>
          </table:table-cell>
        </table:table-row>
        <table:table-row>
          <table:table-cell table:style-name="Tabella31.A2" office:value-type="string">
            <text:p text:style-name="P103">NOME</text:p>
          </table:table-cell>
          <table:table-cell table:style-name="Tabella31.B2" office:value-type="string">
            <text:p text:style-name="P45">graph</text:p>
          </table:table-cell>
        </table:table-row>
        <table:table-row>
          <table:table-cell table:style-name="Tabella31.A2" office:value-type="string">
            <text:p text:style-name="P126">DESCRIZIONE</text:p>
          </table:table-cell>
          <table:table-cell table:style-name="Tabella31.B2" office:value-type="string">
            <text:p text:style-name="P45">File contenente il sorgente delle funzioni che permettono di operare su un grafo generico, indipendentemente dalla sua struttura fisica.</text:p>
          </table:table-cell>
        </table:table-row>
      </table:table>
      <text:p text:style-name="P6"/>
      <text:p text:style-name="P6"/>
      <table:table table:name="Tabella32" table:style-name="Tabella32">
        <table:table-column table:style-name="Tabella32.A"/>
        <table:table-column table:style-name="Tabella32.B"/>
        <table:table-row>
          <table:table-cell table:style-name="Tabella32.A1" office:value-type="string">
            <text:p text:style-name="P103">ELEMENTO</text:p>
          </table:table-cell>
          <table:table-cell table:style-name="Tabella32.B1" office:value-type="string">
            <text:p text:style-name="P44"><text:s/><text:span text:style-name="T1">&lt;&lt;struct&gt;&gt;</text:span></text:p>
          </table:table-cell>
        </table:table-row>
        <table:table-row>
          <table:table-cell table:style-name="Tabella32.A2" office:value-type="string">
            <text:p text:style-name="P103">NOME</text:p>
          </table:table-cell>
          <table:table-cell table:style-name="Tabella32.B2" office:value-type="string">
            <text:p text:style-name="P45">edge</text:p>
          </table:table-cell>
        </table:table-row>
        <table:table-row>
          <table:table-cell table:style-name="Tabella32.A2" office:value-type="string">
            <text:p text:style-name="P126">DESCRIZIONE</text:p>
          </table:table-cell>
          <table:table-cell table:style-name="Tabella32.B2" office:value-type="string">
            <text:p text:style-name="P45">Struttura che rappresenta un arco del grafo.</text:p>
          </table:table-cell>
        </table:table-row>
        <table:table-row>
          <table:table-cell table:style-name="Tabella32.A2" office:value-type="string">
            <text:p text:style-name="P30"/>
            <text:p text:style-name="P103">ATTRIBUT<text:span text:style-name="T3">I</text:span></text:p>
          </table:table-cell>
          <table:table-cell table:style-name="Tabella32.B2" office:value-type="string">
            <table:table table:name="Tabella33" table:style-name="Tabella33">
              <table:table-column table:style-name="Tabella33.A"/>
              <table:table-column table:style-name="Tabella33.B"/>
              <table:table-row>
                <table:table-cell table:style-name="Tabella33.A1" office:value-type="string">
                  <text:p text:style-name="P112">NOME</text:p>
                </table:table-cell>
                <table:table-cell table:style-name="Tabella33.B1" office:value-type="string">
                  <text:p text:style-name="P45">peso: <text:span text:style-name="T20">double</text:span> default{1}<text:tab/> <text:s/></text:p>
                </table:table-cell>
              </table:table-row>
              <table:table-row>
                <table:table-cell table:style-name="Tabella33.A2" office:value-type="string">
                  <text:p text:style-name="P112">DESCRIZIONE</text:p>
                </table:table-cell>
                <table:table-cell table:style-name="Tabella33.B2" office:value-type="string">
                  <text:p text:style-name="P45">Peso dell'arco.</text:p>
                </table:table-cell>
              </table:table-row>
            </table:table>
            <text:p text:style-name="P44"/>
            <table:table table:name="Tabella34" table:style-name="Tabella34">
              <table:table-column table:style-name="Tabella34.A"/>
              <table:table-column table:style-name="Tabella34.B"/>
              <table:table-row>
                <table:table-cell table:style-name="Tabella34.A1" office:value-type="string">
                  <text:p text:style-name="P112">NOME</text:p>
                </table:table-cell>
                <table:table-cell table:style-name="Tabella34.B1" office:value-type="string">
                  <text:p text:style-name="P45">target: struct graph_node *</text:p>
                </table:table-cell>
              </table:table-row>
              <table:table-row>
                <table:table-cell table:style-name="Tabella34.A2" office:value-type="string">
                  <text:p text:style-name="P112">DESCRIZIONE</text:p>
                </table:table-cell>
                <table:table-cell table:style-name="Tabella34.B2" office:value-type="string">
                  <text:p text:style-name="P45">Puntatore a un nodo del grafo.</text:p>
                </table:table-cell>
              </table:table-row>
            </table:table>
            <text:p text:style-name="P44"/>
          </table:table-cell>
        </table:table-row>
      </table:table>
      <text:p text:style-name="P6"/>
      <text:p text:style-name="P6"/>
      <table:table table:name="Tabella38" table:style-name="Tabella38">
        <table:table-column table:style-name="Tabella38.A"/>
        <table:table-column table:style-name="Tabella38.B"/>
        <table:table-row>
          <table:table-cell table:style-name="Tabella38.A1" office:value-type="string">
            <text:p text:style-name="P103">ELEMENTO</text:p>
          </table:table-cell>
          <table:table-cell table:style-name="Tabella38.B1" office:value-type="string">
            <text:p text:style-name="P44"><text:s/><text:span text:style-name="T1">&lt;&lt;struct&gt;&gt;</text:span></text:p>
          </table:table-cell>
        </table:table-row>
        <table:table-row>
          <table:table-cell table:style-name="Tabella38.A2" office:value-type="string">
            <text:p text:style-name="P103">NOME</text:p>
          </table:table-cell>
          <table:table-cell table:style-name="Tabella38.B2" office:value-type="string">
            <text:p text:style-name="P45">graph</text:p>
          </table:table-cell>
        </table:table-row>
        <table:table-row>
          <table:table-cell table:style-name="Tabella38.A2" office:value-type="string">
            <text:p text:style-name="P126">DESCRIZIONE</text:p>
          </table:table-cell>
          <table:table-cell table:style-name="Tabella38.B2" office:value-type="string">
            <text:p text:style-name="P45">Struttura che rappresenta un grafo generico.</text:p>
          </table:table-cell>
        </table:table-row>
        <table:table-row>
          <table:table-cell table:style-name="Tabella38.A2" office:value-type="string">
            <text:p text:style-name="P30"/>
            <text:p text:style-name="P103">ATTRIBUT<text:span text:style-name="T3">I</text:span></text:p>
          </table:table-cell>
          <table:table-cell table:style-name="Tabella38.B2" office:value-type="string">
            <table:table table:name="Tabella39" table:style-name="Tabella39">
              <table:table-column table:style-name="Tabella39.A"/>
              <table:table-column table:style-name="Tabella39.B"/>
              <table:table-row>
                <table:table-cell table:style-name="Tabella39.A1" office:value-type="string">
                  <text:p text:style-name="P112">NOME</text:p>
                </table:table-cell>
                <table:table-cell table:style-name="Tabella39.B1" office:value-type="string">
                  <text:p text:style-name="P45">V: <text:span text:style-name="T35">varr_t</text:span> <text:span text:style-name="T35">node := </text:span>graph_node * [DIMV]</text:p>
                </table:table-cell>
              </table:table-row>
              <table:table-row>
                <table:table-cell table:style-name="Tabella39.A2" office:value-type="string">
                  <text:p text:style-name="P112">DESCRIZIONE</text:p>
                </table:table-cell>
                <table:table-cell table:style-name="Tabella39.B2" office:value-type="string">
                  <text:p text:style-name="P45">Insieme dei vertici, rappresentato con un array variabile di dimensione iniziale DIMV.</text:p>
                </table:table-cell>
              </table:table-row>
            </table:table>
            <text:p text:style-name="P44"/>
            <table:table table:name="Tabella40" table:style-name="Tabella40">
              <table:table-column table:style-name="Tabella40.A"/>
              <table:table-column table:style-name="Tabella40.B"/>
              <table:table-row>
                <table:table-cell table:style-name="Tabella40.A1" office:value-type="string">
                  <text:p text:style-name="P112">NOME</text:p>
                </table:table-cell>
                <table:table-cell table:style-name="Tabella40.B1" office:value-type="string">
                  <text:p text:style-name="P45">E: void * </text:p>
                </table:table-cell>
              </table:table-row>
              <table:table-row>
                <table:table-cell table:style-name="Tabella40.A2" office:value-type="string">
                  <text:p text:style-name="P112">DESCRIZIONE</text:p>
                </table:table-cell>
                <table:table-cell table:style-name="Tabella40.B2" office:value-type="string">
                  <text:p text:style-name="P45">Insieme degli archi. Può essere una matrice di adiacenza, oppure una lista di adiacenza.</text:p>
                </table:table-cell>
              </table:table-row>
            </table:table>
            <text:p text:style-name="P174"/>
          </table:table-cell>
        </table:table-row>
      </table:table>
      <text:p text:style-name="P6"/>
      <text:p text:style-name="P6"/>
      <table:table table:name="Tabella44" table:style-name="Tabella44">
        <table:table-column table:style-name="Tabella44.A"/>
        <table:table-column table:style-name="Tabella44.B"/>
        <table:table-row>
          <table:table-cell table:style-name="Tabella44.A1" office:value-type="string">
            <text:p text:style-name="P103">ELEMENTO</text:p>
          </table:table-cell>
          <table:table-cell table:style-name="Tabella44.B1" office:value-type="string">
            <text:p text:style-name="P44"><text:s/><text:span text:style-name="T1">&lt;&lt;data type&gt;&gt;</text:span></text:p>
          </table:table-cell>
        </table:table-row>
        <table:table-row>
          <table:table-cell table:style-name="Tabella44.A2" office:value-type="string">
            <text:p text:style-name="P103">NOME</text:p>
          </table:table-cell>
          <table:table-cell table:style-name="Tabella44.B2" office:value-type="string">
            <text:p text:style-name="P45">graph_t : struct Graph *</text:p>
          </table:table-cell>
        </table:table-row>
        <table:table-row>
          <table:table-cell table:style-name="Tabella44.A2" office:value-type="string">
            <text:p text:style-name="P126">DESCRIZIONE</text:p>
          </table:table-cell>
          <table:table-cell table:style-name="Tabella44.B2" office:value-type="string">
            <text:p text:style-name="P45">Tipo di dato per rappresentare un grafo generico.</text:p>
          </table:table-cell>
        </table:table-row>
      </table:table>
      <text:p text:style-name="P6"/>
      <text:p text:style-name="P6"/>
      <table:table table:name="Tabella37" table:style-name="Tabella37">
        <table:table-column table:style-name="Tabella37.A"/>
        <table:table-column table:style-name="Tabella37.B"/>
        <table:table-row>
          <table:table-cell table:style-name="Tabella37.A1" office:value-type="string">
            <text:p text:style-name="P103">ELEMENTO</text:p>
          </table:table-cell>
          <table:table-cell table:style-name="Tabella37.B1" office:value-type="string">
            <text:p text:style-name="P44"><text:s/><text:span text:style-name="T1">&lt;&lt;header&gt;&gt;</text:span></text:p>
          </table:table-cell>
        </table:table-row>
        <table:table-row>
          <table:table-cell table:style-name="Tabella37.A2" office:value-type="string">
            <text:p text:style-name="P103">NOME</text:p>
          </table:table-cell>
          <table:table-cell table:style-name="Tabella37.B2" office:value-type="string">
            <text:p text:style-name="P45">graph_matrix</text:p>
          </table:table-cell>
        </table:table-row>
        <table:table-row>
          <table:table-cell table:style-name="Tabella37.A2" office:value-type="string">
            <text:p text:style-name="P126">DESCRIZIONE</text:p>
          </table:table-cell>
          <table:table-cell table:style-name="Tabella37.B2" office:value-type="string">
            <text:p text:style-name="P45">File header che contiene i prototipi delle funzioni e tutte le strutture necessarie che permettono di operare su grafi rappresentati con matrice di adiacenza.</text:p>
          </table:table-cell>
        </table:table-row>
        <table:table-row>
          <table:table-cell table:style-name="Tabella37.A2" office:value-type="string">
            <text:p text:style-name="P106">OPERAZIONI</text:p>
          </table:table-cell>
          <table:table-cell table:style-name="Tabella37.B2" office:value-type="string">
            <text:p text:style-name="P45"/>
            <table:table table:name="Tabella50" table:style-name="Tabella50">
              <table:table-column table:style-name="Tabella50.A"/>
              <table:table-column table:style-name="Tabella50.B"/>
              <table:table-row>
                <table:table-cell table:style-name="Tabella50.A1" office:value-type="string">
                  <text:p text:style-name="P115">FIRMA</text:p>
                </table:table-cell>
                <table:table-cell table:style-name="Tabella50.B1" office:value-type="string">
                  <text:p text:style-name="P63">get_graph_matrix_operations(): struct operations *</text:p>
                </table:table-cell>
              </table:table-row>
              <table:table-row>
                <table:table-cell table:style-name="Tabella50.A2" office:value-type="string">
                  <text:p text:style-name="P132">DESCRIZIONE</text:p>
                </table:table-cell>
                <table:table-cell table:style-name="Tabella50.B2" office:value-type="string">
                  <text:p text:style-name="P63">Costruisce la struttura delle operazioni di un grafo rappresentato come matrice di adiacenza.</text:p>
                </table:table-cell>
              </table:table-row>
              <table:table-row>
                <table:table-cell table:style-name="Tabella50.A2" office:value-type="string">
                  <text:p text:style-name="P115">PARAMETRI DI INPUT</text:p>
                </table:table-cell>
                <table:table-cell table:style-name="Tabella50.B2" office:value-type="string">
                  <text:p text:style-name="P62"/>
                </table:table-cell>
              </table:table-row>
              <table:table-row>
                <table:table-cell table:style-name="Tabella50.A2" office:value-type="string">
                  <text:p text:style-name="P115"><text:soft-page-break/>PARAMETRI DI OUTPUT</text:p>
                </table:table-cell>
                <table:table-cell table:style-name="Tabella50.B2" office:value-type="string">
                  <text:p text:style-name="P62"/>
                </table:table-cell>
              </table:table-row>
              <table:table-row>
                <table:table-cell table:style-name="Tabella50.A2" office:value-type="string">
                  <text:p text:style-name="P115">PRE-CONDIZION1</text:p>
                </table:table-cell>
                <table:table-cell table:style-name="Tabella50.B2" office:value-type="string">
                  <text:p text:style-name="P62"/>
                </table:table-cell>
              </table:table-row>
              <table:table-row>
                <table:table-cell table:style-name="Tabella50.A2" office:value-type="string">
                  <text:p text:style-name="P115">POST-CONDIZIONI</text:p>
                </table:table-cell>
                <table:table-cell table:style-name="Tabella50.B2" office:value-type="string">
                  <text:p text:style-name="P62"/>
                </table:table-cell>
              </table:table-row>
              <table:table-row>
                <table:table-cell table:style-name="Tabella50.A2" office:value-type="string">
                  <text:p text:style-name="P115">VALORE DI RITORNO</text:p>
                </table:table-cell>
                <table:table-cell table:style-name="Tabella50.B2" office:value-type="string">
                  <text:p text:style-name="P63">Restituisce la struttura delle operazioni.</text:p>
                </table:table-cell>
              </table:table-row>
            </table:table>
            <text:p text:style-name="P10"/>
          </table:table-cell>
        </table:table-row>
      </table:table>
      <text:p text:style-name="P6"/>
      <text:p text:style-name="P6"/>
      <table:table table:name="Tabella47" table:style-name="Tabella47">
        <table:table-column table:style-name="Tabella47.A"/>
        <table:table-column table:style-name="Tabella47.B"/>
        <table:table-row>
          <table:table-cell table:style-name="Tabella47.A1" office:value-type="string">
            <text:p text:style-name="P103">ELEMENTO</text:p>
          </table:table-cell>
          <table:table-cell table:style-name="Tabella47.B1" office:value-type="string">
            <text:p text:style-name="P44"><text:s/><text:span text:style-name="T1">&lt;&lt;source&gt;&gt;</text:span></text:p>
          </table:table-cell>
        </table:table-row>
        <table:table-row>
          <table:table-cell table:style-name="Tabella47.A2" office:value-type="string">
            <text:p text:style-name="P103">NOME</text:p>
          </table:table-cell>
          <table:table-cell table:style-name="Tabella47.B2" office:value-type="string">
            <text:p text:style-name="P45">graph_matrix</text:p>
          </table:table-cell>
        </table:table-row>
        <table:table-row>
          <table:table-cell table:style-name="Tabella47.A2" office:value-type="string">
            <text:p text:style-name="P126">DESCRIZIONE</text:p>
          </table:table-cell>
          <table:table-cell table:style-name="Tabella47.B2" office:value-type="string">
            <text:p text:style-name="P45">Sorgente delle funzioni che permettono di operare su un grafo a matrice di adiacenza.</text:p>
          </table:table-cell>
        </table:table-row>
      </table:table>
      <text:p text:style-name="P6"/>
      <text:p text:style-name="P6"/>
      <table:table table:name="Tabella53" table:style-name="Tabella53">
        <table:table-column table:style-name="Tabella53.A"/>
        <table:table-column table:style-name="Tabella53.B"/>
        <table:table-row>
          <table:table-cell table:style-name="Tabella53.A1" office:value-type="string">
            <text:p text:style-name="P103">ELEMENTO</text:p>
          </table:table-cell>
          <table:table-cell table:style-name="Tabella53.B1" office:value-type="string">
            <text:p text:style-name="P44"><text:s/><text:span text:style-name="T1">&lt;&lt;header&gt;&gt;</text:span></text:p>
          </table:table-cell>
        </table:table-row>
        <table:table-row>
          <table:table-cell table:style-name="Tabella53.A2" office:value-type="string">
            <text:p text:style-name="P103">NOME</text:p>
          </table:table-cell>
          <table:table-cell table:style-name="Tabella53.B2" office:value-type="string">
            <text:p text:style-name="P44"><text:s/><text:span text:style-name="T6">graph_list</text:span></text:p>
          </table:table-cell>
        </table:table-row>
        <table:table-row>
          <table:table-cell table:style-name="Tabella53.A2" office:value-type="string">
            <text:p text:style-name="P126">DESCRIZIONE</text:p>
          </table:table-cell>
          <table:table-cell table:style-name="Tabella53.B2" office:value-type="string">
            <text:p text:style-name="P45">File header che contiene i prototipi delle funzioni e tutte le strutture necessarie che permettono di operare su grafi rappresentati con lista di adiacenza.</text:p>
          </table:table-cell>
        </table:table-row>
        <table:table-row>
          <table:table-cell table:style-name="Tabella53.A2" office:value-type="string">
            <text:p text:style-name="P106">OPERAZIONI</text:p>
          </table:table-cell>
          <table:table-cell table:style-name="Tabella53.B2" office:value-type="string">
            <text:p text:style-name="P45"/>
            <table:table table:name="Tabella51" table:style-name="Tabella51">
              <table:table-column table:style-name="Tabella51.A"/>
              <table:table-column table:style-name="Tabella51.B"/>
              <table:table-row>
                <table:table-cell table:style-name="Tabella51.A1" office:value-type="string">
                  <text:p text:style-name="P115">FIRMA</text:p>
                </table:table-cell>
                <table:table-cell table:style-name="Tabella51.B1" office:value-type="string">
                  <text:p text:style-name="P63">get_graph_list_operations(): struct operations *</text:p>
                </table:table-cell>
              </table:table-row>
              <table:table-row>
                <table:table-cell table:style-name="Tabella51.A2" office:value-type="string">
                  <text:p text:style-name="P132">DESCRIZIONE</text:p>
                </table:table-cell>
                <table:table-cell table:style-name="Tabella51.B2" office:value-type="string">
                  <text:p text:style-name="P63">Costruisce la struttura delle operazioni di un grafo rappresentato come liste di adiacenza.</text:p>
                </table:table-cell>
              </table:table-row>
              <table:table-row>
                <table:table-cell table:style-name="Tabella51.A2" office:value-type="string">
                  <text:p text:style-name="P115">PARAMETRI DI INPUT</text:p>
                </table:table-cell>
                <table:table-cell table:style-name="Tabella51.B2" office:value-type="string">
                  <text:p text:style-name="P62"/>
                </table:table-cell>
              </table:table-row>
              <table:table-row>
                <table:table-cell table:style-name="Tabella51.A2" office:value-type="string">
                  <text:p text:style-name="P115">PARAMETRI DI OUTPUT</text:p>
                </table:table-cell>
                <table:table-cell table:style-name="Tabella51.B2" office:value-type="string">
                  <text:p text:style-name="P62"/>
                </table:table-cell>
              </table:table-row>
              <table:table-row>
                <table:table-cell table:style-name="Tabella51.A2" office:value-type="string">
                  <text:p text:style-name="P115">PRE-CONDIZION1</text:p>
                </table:table-cell>
                <table:table-cell table:style-name="Tabella51.B2" office:value-type="string">
                  <text:p text:style-name="P62"/>
                </table:table-cell>
              </table:table-row>
              <table:table-row>
                <table:table-cell table:style-name="Tabella51.A2" office:value-type="string">
                  <text:p text:style-name="P115">POST-CONDIZIONI</text:p>
                </table:table-cell>
                <table:table-cell table:style-name="Tabella51.B2" office:value-type="string">
                  <text:p text:style-name="P62"/>
                </table:table-cell>
              </table:table-row>
              <table:table-row>
                <table:table-cell table:style-name="Tabella51.A2" office:value-type="string">
                  <text:p text:style-name="P115">VALORE DI RITORNO</text:p>
                </table:table-cell>
                <table:table-cell table:style-name="Tabella51.B2" office:value-type="string">
                  <text:p text:style-name="P63">Restituisce la struttura delle operazioni.</text:p>
                </table:table-cell>
              </table:table-row>
            </table:table>
            <text:p text:style-name="P10"/>
          </table:table-cell>
        </table:table-row>
      </table:table>
      <text:p text:style-name="P6"/>
      <text:p text:style-name="P6"/>
      <table:table table:name="Tabella59" table:style-name="Tabella59">
        <table:table-column table:style-name="Tabella59.A"/>
        <table:table-column table:style-name="Tabella59.B"/>
        <table:table-row>
          <table:table-cell table:style-name="Tabella59.A1" office:value-type="string">
            <text:p text:style-name="P103">ELEMENTO</text:p>
          </table:table-cell>
          <table:table-cell table:style-name="Tabella59.B1" office:value-type="string">
            <text:p text:style-name="P44"><text:s/><text:span text:style-name="T1">&lt;&lt;source&gt;&gt;</text:span></text:p>
          </table:table-cell>
        </table:table-row>
        <table:table-row>
          <table:table-cell table:style-name="Tabella59.A2" office:value-type="string">
            <text:p text:style-name="P103">NOME</text:p>
          </table:table-cell>
          <table:table-cell table:style-name="Tabella59.B2" office:value-type="string">
            <text:p text:style-name="P45">graph_list</text:p>
          </table:table-cell>
        </table:table-row>
        <table:table-row>
          <table:table-cell table:style-name="Tabella59.A2" office:value-type="string">
            <text:p text:style-name="P126">DESCRIZIONE</text:p>
          </table:table-cell>
          <table:table-cell table:style-name="Tabella59.B2" office:value-type="string">
            <text:p text:style-name="P45">Sorgente delle funzioni che permettono di operare su un grafo a lista di adiacenza.</text:p>
          </table:table-cell>
        </table:table-row>
      </table:table>
      <text:p text:style-name="P6"/>
      <text:p text:style-name="P8"/>
      <table:table table:name="Tabella41" table:style-name="Tabella41">
        <table:table-column table:style-name="Tabella41.A"/>
        <table:table-column table:style-name="Tabella41.B"/>
        <table:table-row>
          <table:table-cell table:style-name="Tabella41.A1" office:value-type="string">
            <text:p text:style-name="P104">ELEMENTO</text:p>
          </table:table-cell>
          <table:table-cell table:style-name="Tabella41.B1" office:value-type="string">
            <text:p text:style-name="P51"><text:s/><text:span text:style-name="T1">&lt;&lt;struct&gt;&gt;</text:span></text:p>
          </table:table-cell>
        </table:table-row>
        <table:table-row>
          <table:table-cell table:style-name="Tabella41.A2" office:value-type="string">
            <text:p text:style-name="P104">NOME</text:p>
          </table:table-cell>
          <table:table-cell table:style-name="Tabella41.B2" office:value-type="string">
            <text:p text:style-name="P52">l_acienty</text:p>
          </table:table-cell>
        </table:table-row>
        <table:table-row>
          <table:table-cell table:style-name="Tabella41.A2" office:value-type="string">
            <text:p text:style-name="P127">DESCRIZIONE</text:p>
          </table:table-cell>
          <table:table-cell table:style-name="Tabella41.B2" office:value-type="string">
            <text:p text:style-name="P52">Struttura che decrive la composizione di una singola lista di adiacenza.</text:p>
          </table:table-cell>
        </table:table-row>
        <table:table-row>
          <table:table-cell table:style-name="Tabella41.A2" office:value-type="string">
            <text:p text:style-name="P31"/>
            <text:p text:style-name="P104">ATTRIBUT<text:span text:style-name="T3">I</text:span></text:p>
          </table:table-cell>
          <table:table-cell table:style-name="Tabella41.B2" office:value-type="string">
            <table:table table:name="Tabella42" table:style-name="Tabella42">
              <table:table-column table:style-name="Tabella42.A"/>
              <table:table-column table:style-name="Tabella42.B"/>
              <table:table-row>
                <table:table-cell table:style-name="Tabella42.A1" office:value-type="string">
                  <text:p text:style-name="P113">NOME</text:p>
                </table:table-cell>
                <table:table-cell table:style-name="Tabella42.B1" office:value-type="string">
                  <text:p text:style-name="P52">list : linkedlist_t</text:p>
                </table:table-cell>
              </table:table-row>
              <table:table-row>
                <table:table-cell table:style-name="Tabella42.A2" office:value-type="string">
                  <text:p text:style-name="P113">DESCRIZIONE</text:p>
                </table:table-cell>
                <table:table-cell table:style-name="Tabella42.B2" office:value-type="string">
                  <text:p text:style-name="P52">Lista di adiacenza.</text:p>
                </table:table-cell>
              </table:table-row>
            </table:table>
            <text:p text:style-name="P51"/>
            <table:table table:name="Tabella43" table:style-name="Tabella43">
              <table:table-column table:style-name="Tabella43.A"/>
              <table:table-column table:style-name="Tabella43.B"/>
              <table:table-row>
                <table:table-cell table:style-name="Tabella43.A1" office:value-type="string">
                  <text:p text:style-name="P113">NOME</text:p>
                </table:table-cell>
                <table:table-cell table:style-name="Tabella43.B1" office:value-type="string">
                  <text:p text:style-name="P52">last : struct list_node *</text:p>
                </table:table-cell>
              </table:table-row>
              <table:table-row>
                <table:table-cell table:style-name="Tabella43.A2" office:value-type="string">
                  <text:p text:style-name="P113">DESCRIZIONE</text:p>
                </table:table-cell>
                <table:table-cell table:style-name="Tabella43.B2" office:value-type="string">
                  <text:p text:style-name="P52">Puntatore all'elemento finale della lista. Permette di fare gli inserimenti in tempo costante.</text:p>
                </table:table-cell>
              </table:table-row>
            </table:table>
            <text:p text:style-name="P51"/>
          </table:table-cell>
        </table:table-row>
      </table:table>
      <text:p text:style-name="P8"/>
      <text:p text:style-name="P9"/>
      <table:table table:name="Tabella45" table:style-name="Tabella45">
        <table:table-column table:style-name="Tabella45.A"/>
        <table:table-column table:style-name="Tabella45.B"/>
        <table:table-row>
          <table:table-cell table:style-name="Tabella45.A1" office:value-type="string">
            <text:p text:style-name="P105">ELEMENTO</text:p>
          </table:table-cell>
          <table:table-cell table:style-name="Tabella45.B1" office:value-type="string">
            <text:p text:style-name="P55"><text:s/><text:span text:style-name="T1">&lt;&lt;enum&gt;&gt;</text:span></text:p>
          </table:table-cell>
        </table:table-row>
        <table:table-row>
          <table:table-cell table:style-name="Tabella45.A2" office:value-type="string">
            <text:p text:style-name="P105">NOME</text:p>
          </table:table-cell>
          <table:table-cell table:style-name="Tabella45.B2" office:value-type="string">
            <text:p text:style-name="P56">color</text:p>
          </table:table-cell>
        </table:table-row>
        <table:table-row>
          <table:table-cell table:style-name="Tabella45.A2" office:value-type="string">
            <text:p text:style-name="P128">DESCRIZIONE</text:p>
          </table:table-cell>
          <table:table-cell table:style-name="Tabella45.B2" office:value-type="string">
            <text:p text:style-name="P56">Definisce i colori che possono assumere i nodi in una qualsiasi visita del grafo.</text:p>
          </table:table-cell>
        </table:table-row>
        <text:soft-page-break/>
        <table:table-row>
          <table:table-cell table:style-name="Tabella45.A2" office:value-type="string">
            <text:p text:style-name="P32"/>
            <text:p text:style-name="P105">ATTRIBUT<text:span text:style-name="T3">I</text:span></text:p>
          </table:table-cell>
          <table:table-cell table:style-name="Tabella45.B2" office:value-type="string">
            <table:table table:name="Tabella46" table:style-name="Tabella46">
              <table:table-column table:style-name="Tabella46.A"/>
              <table:table-column table:style-name="Tabella46.B"/>
              <table:table-row>
                <table:table-cell table:style-name="Tabella46.A1" office:value-type="string">
                  <text:p text:style-name="P114">NOME</text:p>
                </table:table-cell>
                <table:table-cell table:style-name="Tabella46.B1" office:value-type="string">
                  <text:p text:style-name="P56">WHITE</text:p>
                </table:table-cell>
              </table:table-row>
              <table:table-row>
                <table:table-cell table:style-name="Tabella46.A2" office:value-type="string">
                  <text:p text:style-name="P114">DESCRIZIONE</text:p>
                </table:table-cell>
                <table:table-cell table:style-name="Tabella46.B2" office:value-type="string">
                  <text:p text:style-name="P56">Nodo ancora da scoprire.</text:p>
                </table:table-cell>
              </table:table-row>
            </table:table>
            <text:p text:style-name="P55"/>
            <table:table table:name="Tabella48" table:style-name="Tabella48">
              <table:table-column table:style-name="Tabella48.A"/>
              <table:table-column table:style-name="Tabella48.B"/>
              <table:table-row>
                <table:table-cell table:style-name="Tabella48.A1" office:value-type="string">
                  <text:p text:style-name="P114">NOME</text:p>
                </table:table-cell>
                <table:table-cell table:style-name="Tabella48.B1" office:value-type="string">
                  <text:p text:style-name="P56">GREY</text:p>
                </table:table-cell>
              </table:table-row>
              <table:table-row>
                <table:table-cell table:style-name="Tabella48.A2" office:value-type="string">
                  <text:p text:style-name="P114">DESCRIZIONE</text:p>
                </table:table-cell>
                <table:table-cell table:style-name="Tabella48.B2" office:value-type="string">
                  <text:p text:style-name="P56">Nodo scoperto.</text:p>
                </table:table-cell>
              </table:table-row>
            </table:table>
            <text:p text:style-name="P55"/>
            <table:table table:name="Tabella49" table:style-name="Tabella49">
              <table:table-column table:style-name="Tabella49.A"/>
              <table:table-column table:style-name="Tabella49.B"/>
              <table:table-row>
                <table:table-cell table:style-name="Tabella49.A1" office:value-type="string">
                  <text:p text:style-name="P114">NOME</text:p>
                </table:table-cell>
                <table:table-cell table:style-name="Tabella49.B1" office:value-type="string">
                  <text:p text:style-name="P56">BLACK</text:p>
                </table:table-cell>
              </table:table-row>
              <table:table-row>
                <table:table-cell table:style-name="Tabella49.A2" office:value-type="string">
                  <text:p text:style-name="P114">DESCRIZIONE</text:p>
                </table:table-cell>
                <table:table-cell table:style-name="Tabella49.B2" office:value-type="string">
                  <text:p text:style-name="P56">Nodo terminato.</text:p>
                </table:table-cell>
              </table:table-row>
            </table:table>
            <text:p text:style-name="P7"/>
          </table:table-cell>
        </table:table-row>
      </table:table>
      <text:p text:style-name="P9"/>
      <text:p text:style-name="P13"/>
      <table:table table:name="Tabella56" table:style-name="Tabella56">
        <table:table-column table:style-name="Tabella56.A"/>
        <table:table-column table:style-name="Tabella56.B"/>
        <table:table-row>
          <table:table-cell table:style-name="Tabella56.A1" office:value-type="string">
            <text:p text:style-name="P107">ELEMENTO</text:p>
          </table:table-cell>
          <table:table-cell table:style-name="Tabella56.B1" office:value-type="string">
            <text:p text:style-name="P77"><text:s/><text:span text:style-name="T1">&lt;&lt;struct&gt;&gt;</text:span></text:p>
          </table:table-cell>
        </table:table-row>
        <table:table-row>
          <table:table-cell table:style-name="Tabella56.A2" office:value-type="string">
            <text:p text:style-name="P107">NOME</text:p>
          </table:table-cell>
          <table:table-cell table:style-name="Tabella56.B2" office:value-type="string">
            <text:p text:style-name="P77"><text:s/><text:span text:style-name="T17">dfs_visit_data</text:span></text:p>
          </table:table-cell>
        </table:table-row>
        <table:table-row>
          <table:table-cell table:style-name="Tabella56.A2" office:value-type="string">
            <text:p text:style-name="P129">DESCRIZIONE</text:p>
          </table:table-cell>
          <table:table-cell table:style-name="Tabella56.B2" office:value-type="string">
            <text:p text:style-name="P78">Struttura che contiene i dati locali di una dfs_visit. Tale struttura si è resa necessaria per come si è implementato la dfs_visit. Infatti, Callback Pre_inspect, Inspect e Post_inspect devono poter operare sui dati della dfs_visit.</text:p>
          </table:table-cell>
        </table:table-row>
        <table:table-row>
          <table:table-cell table:style-name="Tabella56.A2" office:value-type="string">
            <text:p text:style-name="P33"/>
            <text:p text:style-name="P107">ATTRIBUT<text:span text:style-name="T3">I</text:span></text:p>
          </table:table-cell>
          <table:table-cell table:style-name="Tabella56.B2" office:value-type="string">
            <table:table table:name="Tabella57" table:style-name="Tabella57">
              <table:table-column table:style-name="Tabella57.A"/>
              <table:table-column table:style-name="Tabella57.B"/>
              <table:table-row>
                <table:table-cell table:style-name="Tabella57.A1" office:value-type="string">
                  <text:p text:style-name="P118">NOME</text:p>
                </table:table-cell>
                <table:table-cell table:style-name="Tabella57.B1" office:value-type="string">
                  <text:p text:style-name="P78">graph: graph_t</text:p>
                </table:table-cell>
              </table:table-row>
              <table:table-row>
                <table:table-cell table:style-name="Tabella57.A2" office:value-type="string">
                  <text:p text:style-name="P118">DESCRIZIONE</text:p>
                </table:table-cell>
                <table:table-cell table:style-name="Tabella57.B2" office:value-type="string">
                  <text:p text:style-name="P78">Grafo.</text:p>
                </table:table-cell>
              </table:table-row>
            </table:table>
            <text:p text:style-name="P77"/>
            <table:table table:name="Tabella58" table:style-name="Tabella58">
              <table:table-column table:style-name="Tabella58.A"/>
              <table:table-column table:style-name="Tabella58.B"/>
              <table:table-row>
                <table:table-cell table:style-name="Tabella58.A1" office:value-type="string">
                  <text:p text:style-name="P118">NOME</text:p>
                </table:table-cell>
                <table:table-cell table:style-name="Tabella58.B1" office:value-type="string">
                  <text:p text:style-name="P78">source_key: int</text:p>
                </table:table-cell>
              </table:table-row>
              <table:table-row>
                <table:table-cell table:style-name="Tabella58.A2" office:value-type="string">
                  <text:p text:style-name="P118">DESCRIZIONE</text:p>
                </table:table-cell>
                <table:table-cell table:style-name="Tabella58.B2" office:value-type="string">
                  <text:p text:style-name="P78">Nodo sorgente.</text:p>
                </table:table-cell>
              </table:table-row>
            </table:table>
            <text:p text:style-name="P77"/>
            <table:table table:name="Tabella60" table:style-name="Tabella60">
              <table:table-column table:style-name="Tabella60.A"/>
              <table:table-column table:style-name="Tabella60.B"/>
              <table:table-row>
                <table:table-cell table:style-name="Tabella60.A1" office:value-type="string">
                  <text:p text:style-name="P118">NOME</text:p>
                </table:table-cell>
                <table:table-cell table:style-name="Tabella60.B1" office:value-type="string">
                  <text:p text:style-name="P78">list: void *</text:p>
                </table:table-cell>
              </table:table-row>
              <table:table-row>
                <table:table-cell table:style-name="Tabella60.A2" office:value-type="string">
                  <text:p text:style-name="P118">DESCRIZIONE</text:p>
                </table:table-cell>
                <table:table-cell table:style-name="Tabella60.B2" office:value-type="string">
                  <text:p text:style-name="P78">Lista di adiacenza di source_key.</text:p>
                </table:table-cell>
              </table:table-row>
            </table:table>
            <text:p text:style-name="P13"/>
            <table:table table:name="Tabella61" table:style-name="Tabella61">
              <table:table-column table:style-name="Tabella61.A"/>
              <table:table-column table:style-name="Tabella61.B"/>
              <table:table-row>
                <table:table-cell table:style-name="Tabella61.A1" office:value-type="string">
                  <text:p text:style-name="P118">NOME</text:p>
                </table:table-cell>
                <table:table-cell table:style-name="Tabella61.B1" office:value-type="string">
                  <text:p text:style-name="P78">curr_e: struct edge **</text:p>
                </table:table-cell>
              </table:table-row>
              <table:table-row>
                <table:table-cell table:style-name="Tabella61.A2" office:value-type="string">
                  <text:p text:style-name="P118">DESCRIZIONE</text:p>
                </table:table-cell>
                <table:table-cell table:style-name="Tabella61.B2" office:value-type="string">
                  <text:p text:style-name="P78">Arco corrente.</text:p>
                </table:table-cell>
              </table:table-row>
            </table:table>
            <text:p text:style-name="P13"/>
            <table:table table:name="Tabella62" table:style-name="Tabella62">
              <table:table-column table:style-name="Tabella62.A"/>
              <table:table-column table:style-name="Tabella62.B"/>
              <table:table-row>
                <table:table-cell table:style-name="Tabella62.A1" office:value-type="string">
                  <text:p text:style-name="P118">NOME</text:p>
                </table:table-cell>
                <table:table-cell table:style-name="Tabella62.B1" office:value-type="string">
                  <text:p text:style-name="P80">dfs_colors[]: enum color</text:p>
                </table:table-cell>
              </table:table-row>
              <table:table-row>
                <table:table-cell table:style-name="Tabella62.A2" office:value-type="string">
                  <text:p text:style-name="P118">DESCRIZIONE</text:p>
                </table:table-cell>
                <table:table-cell table:style-name="Tabella62.B2" office:value-type="string">
                  <text:p text:style-name="P80">Colori dei nodi della dfs.</text:p>
                </table:table-cell>
              </table:table-row>
            </table:table>
            <text:p text:style-name="P14"/>
            <table:table table:name="Tabella63" table:style-name="Tabella63">
              <table:table-column table:style-name="Tabella63.A"/>
              <table:table-column table:style-name="Tabella63.B"/>
              <table:table-row>
                <table:table-cell table:style-name="Tabella63.A1" office:value-type="string">
                  <text:p text:style-name="P119">NOME</text:p>
                </table:table-cell>
                <table:table-cell table:style-name="Tabella63.B1" office:value-type="string">
                  <text:p text:style-name="P80">Extra: void *</text:p>
                </table:table-cell>
              </table:table-row>
              <table:table-row>
                <table:table-cell table:style-name="Tabella63.A2" office:value-type="string">
                  <text:p text:style-name="P119">DESCRIZIONE</text:p>
                </table:table-cell>
                <table:table-cell table:style-name="Tabella63.B2" office:value-type="string">
                  <text:p text:style-name="P79">Dati extra.</text:p>
                </table:table-cell>
              </table:table-row>
            </table:table>
            <text:p text:style-name="P14"/>
          </table:table-cell>
        </table:table-row>
      </table:table>
      <text:p text:style-name="P13"/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00">ELEMENTO</text:p>
          </table:table-cell>
          <table:table-cell table:style-name="Tabella7.B1" office:value-type="string">
            <text:p text:style-name="P35"><text:s/><text:span text:style-name="T1">&lt;&lt;stereotipo&gt;&gt;</text:span></text:p>
          </table:table-cell>
        </table:table-row>
        <table:table-row>
          <table:table-cell table:style-name="Tabella7.A2" office:value-type="string">
            <text:p text:style-name="P100">NOME</text:p>
          </table:table-cell>
          <table:table-cell table:style-name="Tabella7.B2" office:value-type="string">
            <text:p text:style-name="P35"><text:s/><text:span text:style-name="T2">Nome_elemento</text:span></text:p>
          </table:table-cell>
        </table:table-row>
        <table:table-row>
          <table:table-cell table:style-name="Tabella7.A2" office:value-type="string">
            <text:p text:style-name="P123">DESCRIZIONE</text:p>
          </table:table-cell>
          <table:table-cell table:style-name="Tabella7.B2" office:value-type="string">
            <text:p text:style-name="P35"/>
          </table:table-cell>
        </table:table-row>
        <table:table-row>
          <table:table-cell table:style-name="Tabella7.A2" office:value-type="string">
            <text:p text:style-name="P28"/>
            <text:p text:style-name="P100">ATTRIBUT<text:span text:style-name="T3">I</text:span></text:p>
          </table:table-cell>
          <table:table-cell table:style-name="Tabella7.B2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109">NOME</text:p>
                </table:table-cell>
                <table:table-cell table:style-name="Tabella8.B1" office:value-type="string">
                  <text:p text:style-name="P34"/>
                </table:table-cell>
              </table:table-row>
              <table:table-row>
                <table:table-cell table:style-name="Tabella8.A2" office:value-type="string">
                  <text:p text:style-name="P109">DESCRIZIONE</text:p>
                </table:table-cell>
                <table:table-cell table:style-name="Tabella8.B2" office:value-type="string">
                  <text:p text:style-name="P34"/>
                </table:table-cell>
              </table:table-row>
            </table:table>
            <text:p text:style-name="P35"/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109">NOME</text:p>
                </table:table-cell>
                <table:table-cell table:style-name="Tabella9.B1" office:value-type="string">
                  <text:p text:style-name="P34"/>
                </table:table-cell>
              </table:table-row>
              <table:table-row>
                <table:table-cell table:style-name="Tabella9.A2" office:value-type="string">
                  <text:p text:style-name="P109">DESCRIZIONE</text:p>
                </table:table-cell>
                <table:table-cell table:style-name="Tabella9.B2" office:value-type="string">
                  <text:p text:style-name="P34"/>
                </table:table-cell>
              </table:table-row>
            </table:table>
            <text:p text:style-name="P35"/>
            <text:p text:style-name="P35"/>
          </table:table-cell>
        </table:table-row>
        <text:soft-page-break/>
        <table:table-row>
          <table:table-cell table:style-name="Tabella7.A2" office:value-type="string">
            <text:p text:style-name="P100">OPERAZIONI</text:p>
          </table:table-cell>
          <table:table-cell table:style-name="Tabella7.B2" office:value-type="string">
            <table:table table:name="Tabella10" table:style-name="Tabella10">
              <table:table-column table:style-name="Tabella10.A"/>
              <table:table-column table:style-name="Tabella10.B"/>
              <table:table-row table:style-name="Tabella10.1">
                <table:table-cell table:style-name="Tabella10.A1" office:value-type="string">
                  <text:p text:style-name="P161">FIRMA</text:p>
                </table:table-cell>
                <table:table-cell table:style-name="Tabella10.B1" office:value-type="string">
                  <text:p text:style-name="P138"/>
                </table:table-cell>
              </table:table-row>
              <table:table-row table:style-name="Tabella10.1">
                <table:table-cell table:style-name="Tabella10.A2" office:value-type="string">
                  <text:p text:style-name="P168">DESCRIZIONE</text:p>
                </table:table-cell>
                <table:table-cell table:style-name="Tabella10.B2" office:value-type="string">
                  <text:p text:style-name="P138"/>
                </table:table-cell>
              </table:table-row>
              <table:table-row table:style-name="Tabella10.1">
                <table:table-cell table:style-name="Tabella10.A2" office:value-type="string">
                  <text:p text:style-name="P161">PARAMETRI DI INPUT</text:p>
                </table:table-cell>
                <table:table-cell table:style-name="Tabella10.B2" office:value-type="string">
                  <text:p text:style-name="P138"/>
                </table:table-cell>
              </table:table-row>
              <table:table-row table:style-name="Tabella10.1">
                <table:table-cell table:style-name="Tabella10.A2" office:value-type="string">
                  <text:p text:style-name="P161">PARAMETRI DI OUTPUT</text:p>
                </table:table-cell>
                <table:table-cell table:style-name="Tabella10.B2" office:value-type="string">
                  <text:p text:style-name="P138"/>
                </table:table-cell>
              </table:table-row>
              <table:table-row table:style-name="Tabella10.1">
                <table:table-cell table:style-name="Tabella10.A2" office:value-type="string">
                  <text:p text:style-name="P161">PRE-CONDIZIONI</text:p>
                </table:table-cell>
                <table:table-cell table:style-name="Tabella10.B2" office:value-type="string">
                  <text:p text:style-name="P138"/>
                </table:table-cell>
              </table:table-row>
              <table:table-row table:style-name="Tabella10.1">
                <table:table-cell table:style-name="Tabella10.A2" office:value-type="string">
                  <text:p text:style-name="P161">POST-CONDIZIONI</text:p>
                </table:table-cell>
                <table:table-cell table:style-name="Tabella10.B2" office:value-type="string">
                  <text:p text:style-name="P138"/>
                </table:table-cell>
              </table:table-row>
              <table:table-row table:style-name="Tabella10.1">
                <table:table-cell table:style-name="Tabella10.A2" office:value-type="string">
                  <text:p text:style-name="P161">VALORE DI RITORNO</text:p>
                </table:table-cell>
                <table:table-cell table:style-name="Tabella10.B2" office:value-type="string">
                  <text:p text:style-name="P138"/>
                </table:table-cell>
              </table:table-row>
            </table:table>
            <text:p text:style-name="P23"/>
            <table:table table:name="Tabella11" table:style-name="Tabella11">
              <table:table-column table:style-name="Tabella11.A"/>
              <table:table-column table:style-name="Tabella11.B"/>
              <table:table-row>
                <table:table-cell table:style-name="Tabella11.A1" office:value-type="string">
                  <text:p text:style-name="P109">FIRMA</text:p>
                </table:table-cell>
                <table:table-cell table:style-name="Tabella11.B1" office:value-type="string">
                  <text:p text:style-name="P35"/>
                </table:table-cell>
              </table:table-row>
              <table:table-row>
                <table:table-cell table:style-name="Tabella11.A2" office:value-type="string">
                  <text:p text:style-name="P130">DESCRIZIONE</text:p>
                </table:table-cell>
                <table:table-cell table:style-name="Tabella11.B2" office:value-type="string">
                  <text:p text:style-name="P35"/>
                </table:table-cell>
              </table:table-row>
              <table:table-row>
                <table:table-cell table:style-name="Tabella11.A2" office:value-type="string">
                  <text:p text:style-name="P109">PARAMETRI DI INPUT</text:p>
                </table:table-cell>
                <table:table-cell table:style-name="Tabella11.B2" office:value-type="string">
                  <text:p text:style-name="P35"/>
                </table:table-cell>
              </table:table-row>
              <table:table-row>
                <table:table-cell table:style-name="Tabella11.A2" office:value-type="string">
                  <text:p text:style-name="P109">PARAMETRI DI OUTPUT</text:p>
                </table:table-cell>
                <table:table-cell table:style-name="Tabella11.B2" office:value-type="string">
                  <text:p text:style-name="P35"/>
                </table:table-cell>
              </table:table-row>
              <table:table-row>
                <table:table-cell table:style-name="Tabella11.A2" office:value-type="string">
                  <text:p text:style-name="P109">PRE-CONDIZION1</text:p>
                </table:table-cell>
                <table:table-cell table:style-name="Tabella11.B2" office:value-type="string">
                  <text:p text:style-name="P35"/>
                </table:table-cell>
              </table:table-row>
              <table:table-row>
                <table:table-cell table:style-name="Tabella11.A2" office:value-type="string">
                  <text:p text:style-name="P109">POST-CONDIZIONI</text:p>
                </table:table-cell>
                <table:table-cell table:style-name="Tabella11.B2" office:value-type="string">
                  <text:p text:style-name="P35"/>
                </table:table-cell>
              </table:table-row>
              <table:table-row>
                <table:table-cell table:style-name="Tabella11.A2" office:value-type="string">
                  <text:p text:style-name="P109">VALORE DI RITORNO</text:p>
                </table:table-cell>
                <table:table-cell table:style-name="Tabella11.B2" office:value-type="string">
                  <text:p text:style-name="P35"/>
                </table:table-cell>
              </table:table-row>
            </table:table>
            <text:p text:style-name="P35"/>
            <text:p text:style-name="P35"/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office:value-type="string">
                  <text:p text:style-name="P109">FIRMA</text:p>
                </table:table-cell>
                <table:table-cell table:style-name="Tabella12.B1" office:value-type="string">
                  <text:p text:style-name="P35"/>
                </table:table-cell>
              </table:table-row>
              <table:table-row>
                <table:table-cell table:style-name="Tabella12.A2" office:value-type="string">
                  <text:p text:style-name="P130">DESCRIZIONE</text:p>
                </table:table-cell>
                <table:table-cell table:style-name="Tabella12.B2" office:value-type="string">
                  <text:p text:style-name="P35"/>
                </table:table-cell>
              </table:table-row>
              <table:table-row>
                <table:table-cell table:style-name="Tabella12.A2" office:value-type="string">
                  <text:p text:style-name="P109">PARAMETRI DI INPUT</text:p>
                </table:table-cell>
                <table:table-cell table:style-name="Tabella12.B2" office:value-type="string">
                  <text:p text:style-name="P35"/>
                </table:table-cell>
              </table:table-row>
              <table:table-row>
                <table:table-cell table:style-name="Tabella12.A2" office:value-type="string">
                  <text:p text:style-name="P109">PARAMETRI DI OUTPUT</text:p>
                </table:table-cell>
                <table:table-cell table:style-name="Tabella12.B2" office:value-type="string">
                  <text:p text:style-name="P35"/>
                </table:table-cell>
              </table:table-row>
              <table:table-row>
                <table:table-cell table:style-name="Tabella12.A2" office:value-type="string">
                  <text:p text:style-name="P109">PRE-CONDIZION1</text:p>
                </table:table-cell>
                <table:table-cell table:style-name="Tabella12.B2" office:value-type="string">
                  <text:p text:style-name="P35"/>
                </table:table-cell>
              </table:table-row>
              <table:table-row>
                <table:table-cell table:style-name="Tabella12.A2" office:value-type="string">
                  <text:p text:style-name="P109">POST-CONDIZIONI</text:p>
                </table:table-cell>
                <table:table-cell table:style-name="Tabella12.B2" office:value-type="string">
                  <text:p text:style-name="P35"/>
                </table:table-cell>
              </table:table-row>
              <table:table-row>
                <table:table-cell table:style-name="Tabella12.A2" office:value-type="string">
                  <text:p text:style-name="P109">VALORE DI RITORNO</text:p>
                </table:table-cell>
                <table:table-cell table:style-name="Tabella12.B2" office:value-type="string">
                  <text:p text:style-name="P35"/>
                </table:table-cell>
              </table:table-row>
            </table:table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5:35:31.035531541</meta:creation-date>
    <dc:title>Documentazione software</dc:title>
    <meta:editing-duration>P1DT5H28M18S</meta:editing-duration>
    <meta:editing-cycles>81</meta:editing-cycles>
    <meta:generator>LibreOffice/5.0.3.2$Linux_x86 LibreOffice_project/00m0$Build-2</meta:generator>
    <dc:date>2017-04-28T18:01:29.617132011</dc:date>
    <meta:document-statistic meta:table-count="67" meta:image-count="0" meta:object-count="0" meta:page-count="13" meta:paragraph-count="618" meta:word-count="3122" meta:character-count="20941" meta:non-whitespace-character-count="18066"/>
    <meta:template xlink:type="simple" xlink:actuate="onRequest" xlink:title="Documentazione software" xlink:href="../../../../../.config/libreoffice/4/user/template/Documentazione%20software.ott" meta:date="2016-10-29T15:35:30.293189149"/>
  </office:meta>
</office:document-meta>
</file>